
<file path=META-INF/manifest.xml><?xml version="1.0" encoding="utf-8"?>
<manifest:manifest xmlns:manifest="urn:oasis:names:tc:opendocument:xmlns:manifest:1.0">
  <manifest:file-entry manifest:media-type="application/vnd.oasis.opendocument.text" manifest:full-path="/"/>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center" style:justify-single-word="false" fo:break-before="page"/>
      <style:text-properties fo:font-size="16pt" style:font-size-asian="16pt" style:font-size-complex="16pt"/>
    </style:style>
    <style:style style:name="P7" style:family="paragraph" style:parent-style-name="Heading_20_1">
      <style:paragraph-properties fo:break-before="page"/>
    </style:style>
    <style:style style:name="P8" style:family="paragraph" style:parent-style-name="Preformatted_20_Text">
      <style:paragraph-properties fo:margin-left="0.4925in" fo:margin-right="0in" fo:text-indent="0in" style:auto-text-indent="false"/>
    </style:style>
    <style:style style:name="P9" style:family="paragraph" style:parent-style-name="Text_20_body_20_indent">
      <style:paragraph-properties fo:margin-left="0.4925in" fo:margin-right="0in" fo:text-indent="0in" style:auto-text-indent="false"/>
    </style:style>
    <style:style style:name="P10" style:family="paragraph" style:parent-style-name="Text_20_body_20_indent">
      <style:paragraph-properties fo:margin-left="0.4925in" fo:margin-right="0in" fo:text-indent="0in" style:auto-text-indent="false"/>
      <style:text-properties fo:font-style="normal" style:font-style-asian="normal" style:font-style-complex="normal"/>
    </style:style>
    <style:style style:name="P11" style:family="paragraph" style:parent-style-name="Text_20_body_20_indent">
      <style:paragraph-properties fo:margin-left="0.4925in" fo:margin-right="0in" fo:margin-top="0in" fo:margin-bottom="0.0835in" fo:text-indent="0in" style:auto-text-indent="false"/>
      <style:text-properties fo:font-style="normal" style:font-style-asian="normal" style:font-style-complex="normal"/>
    </style:style>
    <style:style style:name="P12" style:family="paragraph" style:parent-style-name="Preformatted_20_Text">
      <style:paragraph-properties fo:margin-left="0in" fo:margin-right="0in" fo:text-indent="0in" style:auto-text-indent="false"/>
    </style:style>
    <style:style style:name="P13" style:family="paragraph" style:parent-style-name="Text_20_body_20_indent">
      <style:paragraph-properties fo:margin-left="0in" fo:margin-right="0in" fo:text-indent="0in" style:auto-text-indent="false"/>
    </style:style>
    <style:style style:name="P14" style:family="paragraph" style:parent-style-name="Code">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style>
    <style:style style:name="P16" style:family="paragraph" style:parent-style-name="Text_20_body_20_indent">
      <style:text-properties fo:font-style="normal" style:font-style-asian="normal" style:font-style-complex="normal"/>
    </style:style>
    <style:style style:name="P17" style:family="paragraph" style:parent-style-name="Text_20_body_20_indent">
      <style:text-properties fo:font-style="normal" fo:font-weight="bold" style:font-style-asian="normal" style:font-weight-asian="bold" style:font-style-complex="normal" style:font-weight-complex="bold"/>
    </style:style>
    <style:style style:name="P18" style:family="paragraph" style:parent-style-name="Text_20_body_20_indent">
      <style:text-properties fo:font-style="normal" fo:font-weight="normal" style:font-style-asian="normal" style:font-weight-asian="normal" style:font-style-complex="normal" style:font-weight-complex="normal"/>
    </style:style>
    <style:style style:name="P19" style:family="paragraph" style:parent-style-name="Text_20_body_20_indent">
      <style:text-properties fo:font-style="italic" style:font-style-asian="italic" style:font-style-complex="italic"/>
    </style:style>
    <style:style style:name="P20" style:family="paragraph" style:parent-style-name="Text_20_body_20_indent">
      <style:paragraph-properties fo:margin-top="0in" fo:margin-bottom="0.0835in"/>
    </style:style>
    <style:style style:name="P21" style:family="paragraph" style:parent-style-name="Text_20_body_20_indent">
      <style:paragraph-properties fo:margin-top="0in" fo:margin-bottom="0.0835in"/>
      <style:text-properties fo:font-style="italic" style:font-style-asian="italic" style:font-style-complex="italic"/>
    </style:style>
    <style:style style:name="P22" style:family="paragraph" style:parent-style-name="Code">
      <style:paragraph-properties fo:margin-left="0in" fo:margin-right="0in" fo:text-indent="0in" style:auto-text-indent="false"/>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text-properties fo:font-style="normal" style:font-style-asian="normal" style:font-style-complex="normal"/>
    </style:style>
    <style:style style:name="P33" style:family="paragraph" style:parent-style-name="Text_20_body_20_indent">
      <style:text-properties fo:font-style="normal" style:font-style-asian="normal" style:font-style-complex="normal"/>
    </style:style>
    <style:style style:name="P34" style:family="paragraph" style:parent-style-name="Text_20_body_20_indent" style:list-style-name="L4">
      <style:text-properties fo:font-style="normal" style:font-style-asian="normal" style:font-style-complex="normal"/>
    </style:style>
    <style:style style:name="P35" style:family="paragraph" style:parent-style-name="Text_20_body_20_indent" style:list-style-name="L4">
      <style:text-properties fo:font-style="normal" style:font-style-asian="normal" style:font-style-complex="normal"/>
    </style:style>
    <style:style style:name="P36" style:family="paragraph" style:parent-style-name="Text_20_body_20_indent" style:list-style-name="L5">
      <style:text-properties fo:font-style="normal" style:font-style-asian="normal" style:font-style-complex="normal"/>
    </style:style>
    <style:style style:name="P37" style:family="paragraph" style:parent-style-name="Text_20_body_20_indent" style:list-style-name="L8">
      <style:text-properties fo:font-style="normal" style:font-style-asian="normal" style:font-style-complex="normal"/>
    </style:style>
    <style:style style:name="P38" style:family="paragraph" style:parent-style-name="Text_20_body_20_indent" style:list-style-name="L8">
      <style:text-properties fo:font-style="normal" style:font-style-asian="normal" style:font-style-complex="normal"/>
    </style:style>
    <style:style style:name="P39" style:family="paragraph" style:parent-style-name="Text_20_body_20_indent" style:list-style-name="L8">
      <style:text-properties fo:font-style="normal" style:font-style-asian="normal" style:font-style-complex="normal"/>
    </style:style>
    <style:style style:name="P40" style:family="paragraph" style:parent-style-name="Text_20_body_20_indent" style:list-style-name="L8">
      <style:text-properties fo:font-style="normal" style:font-style-asian="normal" style:font-style-complex="normal"/>
    </style:style>
    <style:style style:name="P41" style:family="paragraph" style:parent-style-name="Text_20_body_20_indent" style:list-style-name="L8">
      <style:text-properties fo:font-style="normal" style:font-style-asian="normal" style:font-style-complex="normal"/>
    </style:style>
    <style:style style:name="P42" style:family="paragraph" style:parent-style-name="Text_20_body_20_indent" style:list-style-name="L8">
      <style:text-properties fo:font-style="normal" style:font-style-asian="normal" style:font-style-complex="normal"/>
    </style:style>
    <style:style style:name="P43" style:family="paragraph" style:parent-style-name="Text_20_body_20_indent" style:list-style-name="L5"/>
    <style:style style:name="P44" style:family="paragraph" style:parent-style-name="Text_20_body_20_indent" style:list-style-name="L5"/>
    <style:style style:name="P45" style:family="paragraph" style:parent-style-name="Text_20_body_20_indent" style:list-style-name="L5"/>
    <style:style style:name="P46" style:family="paragraph" style:parent-style-name="Text_20_body_20_indent" style:list-style-name="L5"/>
    <style:style style:name="P47" style:family="paragraph" style:parent-style-name="Text_20_body_20_indent" style:list-style-name="L5"/>
    <style:style style:name="P48" style:family="paragraph" style:parent-style-name="Text_20_body_20_indent" style:list-style-name="L5"/>
    <style:style style:name="P49" style:family="paragraph" style:parent-style-name="Text_20_body_20_indent" style:list-style-name="L5"/>
    <style:style style:name="P50" style:family="paragraph" style:parent-style-name="Text_20_body_20_indent" style:list-style-name="L6">
      <style:text-properties fo:font-style="italic" style:font-style-asian="italic" style:font-style-complex="italic"/>
    </style:style>
    <style:style style:name="P51" style:family="paragraph" style:parent-style-name="Text_20_body_20_indent" style:list-style-name="L7">
      <style:text-properties fo:font-style="italic" style:font-style-asian="italic" style:font-style-complex="italic"/>
    </style:style>
    <style:style style:name="P52" style:family="paragraph" style:parent-style-name="Text_20_body_20_indent" style:list-style-name="L7"/>
    <style:style style:name="P53" style:family="paragraph" style:parent-style-name="Text_20_body_20_indent" style:list-style-name="L7"/>
    <style:style style:name="P54" style:family="paragraph" style:parent-style-name="Text_20_body_20_indent" style:list-style-name="L12"/>
    <style:style style:name="P55" style:family="paragraph" style:parent-style-name="Text_20_body_20_indent" style:list-style-name="L12"/>
    <style:style style:name="P56" style:family="paragraph" style:parent-style-name="Text_20_body_20_indent" style:list-style-name="L12"/>
    <style:style style:name="P57" style:family="paragraph" style:parent-style-name="Text_20_body_20_indent" style:list-style-name="L12"/>
    <style:style style:name="P58" style:family="paragraph" style:parent-style-name="Text_20_body_20_indent" style:list-style-name="L12"/>
    <style:style style:name="P59" style:family="paragraph" style:parent-style-name="Text_20_body_20_indent" style:list-style-name="L12"/>
    <style:style style:name="P60" style:family="paragraph" style:parent-style-name="Text_20_body_20_indent" style:list-style-name="L12"/>
    <style:style style:name="P61" style:family="paragraph" style:parent-style-name="Text_20_body_20_indent" style:list-style-name="L12"/>
    <style:style style:name="P62" style:family="paragraph" style:parent-style-name="Text_20_body_20_indent" style:list-style-name="L12"/>
    <style:style style:name="P63" style:family="paragraph" style:parent-style-name="Text_20_body_20_indent" style:list-style-name="L12"/>
    <style:style style:name="P64" style:family="paragraph" style:parent-style-name="Text_20_body_20_indent" style:list-style-name="L12"/>
    <style:style style:name="P65" style:family="paragraph" style:parent-style-name="Text_20_body_20_indent" style:list-style-name="L12"/>
    <style:style style:name="P66" style:family="paragraph" style:parent-style-name="Text_20_body_20_indent" style:list-style-name="L12"/>
    <style:style style:name="P67" style:family="paragraph" style:parent-style-name="Text_20_body_20_indent" style:list-style-name="L12"/>
    <style:style style:name="P68" style:family="paragraph" style:parent-style-name="Text_20_body_20_indent" style:list-style-name="L12"/>
    <style:style style:name="P69" style:family="paragraph" style:parent-style-name="Text_20_body_20_indent" style:list-style-name="L12"/>
    <style:style style:name="P70" style:family="paragraph" style:parent-style-name="Text_20_body_20_indent" style:list-style-name="L13"/>
    <style:style style:name="P71" style:family="paragraph" style:parent-style-name="Text_20_body_20_indent" style:list-style-name="L13"/>
    <style:style style:name="P72" style:family="paragraph" style:parent-style-name="Text_20_body_20_indent" style:list-style-name="L13"/>
    <style:style style:name="P73" style:family="paragraph" style:parent-style-name="Text_20_body_20_indent" style:list-style-name="L13"/>
    <style:style style:name="P74" style:family="paragraph" style:parent-style-name="Text_20_body_20_indent" style:list-style-name="L13"/>
    <style:style style:name="P75" style:family="paragraph" style:parent-style-name="Text_20_body_20_indent" style:list-style-name="L13"/>
    <style:style style:name="P76" style:family="paragraph" style:parent-style-name="Text_20_body_20_indent" style:list-style-name="L13"/>
    <style:style style:name="P77" style:family="paragraph" style:parent-style-name="Text_20_body_20_indent" style:list-style-name="L13"/>
    <style:style style:name="P78" style:family="paragraph" style:parent-style-name="Text_20_body_20_indent" style:list-style-name="L14"/>
    <style:style style:name="P79" style:family="paragraph" style:parent-style-name="Text_20_body_20_indent" style:list-style-name="L14"/>
    <style:style style:name="P80" style:family="paragraph" style:parent-style-name="Text_20_body_20_indent" style:list-style-name="L14"/>
    <style:style style:name="P81" style:family="paragraph" style:parent-style-name="Text_20_body_20_indent" style:list-style-name="L14"/>
    <style:style style:name="P82" style:family="paragraph" style:parent-style-name="Text_20_body_20_indent" style:list-style-name="L14"/>
    <style:style style:name="P83" style:family="paragraph" style:parent-style-name="Text_20_body_20_indent" style:list-style-name="L15"/>
    <style:style style:name="P84" style:family="paragraph" style:parent-style-name="Text_20_body_20_indent" style:list-style-name="L19"/>
    <style:style style:name="P85" style:family="paragraph" style:parent-style-name="Text_20_body_20_indent" style:list-style-name="L19"/>
    <style:style style:name="P86" style:family="paragraph" style:parent-style-name="Text_20_body_20_indent" style:list-style-name="L13"/>
    <style:style style:name="P87" style:family="paragraph" style:parent-style-name="Text_20_body_20_indent" style:list-style-name="L9">
      <style:paragraph-properties fo:margin-left="0.4925in" fo:margin-right="0in" fo:text-indent="0in" style:auto-text-indent="false"/>
    </style:style>
    <style:style style:name="P88" style:family="paragraph" style:parent-style-name="Text_20_body_20_indent" style:list-style-name="L9">
      <style:paragraph-properties fo:margin-left="0.4925in" fo:margin-right="0in" fo:text-indent="0in" style:auto-text-indent="false"/>
    </style:style>
    <style:style style:name="P89" style:family="paragraph" style:parent-style-name="Text_20_body_20_indent" style:list-style-name="L11">
      <style:paragraph-properties fo:margin-left="0.4925in" fo:margin-right="0in" fo:text-indent="0in" style:auto-text-indent="false"/>
    </style:style>
    <style:style style:name="P90" style:family="paragraph" style:parent-style-name="Text_20_body_20_indent" style:list-style-name="L11">
      <style:paragraph-properties fo:margin-left="0.4925in" fo:margin-right="0in" fo:text-indent="0in" style:auto-text-indent="false"/>
    </style:style>
    <style:style style:name="P91" style:family="paragraph" style:parent-style-name="Text_20_body_20_indent" style:list-style-name="L9">
      <style:paragraph-properties fo:margin-left="0.4925in" fo:margin-right="0in" fo:text-indent="0in" style:auto-text-indent="false"/>
    </style:style>
    <style:style style:name="P92" style:family="paragraph" style:parent-style-name="Text_20_body_20_indent" style:list-style-name="L9">
      <style:paragraph-properties fo:margin-left="0.4925in" fo:margin-right="0in" fo:text-indent="0in" style:auto-text-indent="false"/>
    </style:style>
    <style:style style:name="P93" style:family="paragraph" style:parent-style-name="Text_20_body_20_indent" style:list-style-name="L10">
      <style:paragraph-properties fo:margin-left="0in" fo:margin-right="0in" fo:text-indent="0in" style:auto-text-indent="false"/>
    </style:style>
    <style:style style:name="P94" style:family="paragraph" style:parent-style-name="Text_20_body_20_indent" style:list-style-name="L10">
      <style:paragraph-properties fo:margin-left="0in" fo:margin-right="0in" fo:text-indent="0in" style:auto-text-indent="false"/>
    </style:style>
    <style:style style:name="P95" style:family="paragraph" style:parent-style-name="Text_20_body_20_indent" style:list-style-name="L14">
      <style:paragraph-properties fo:margin-left="0in" fo:margin-right="0in" fo:text-indent="0in" style:auto-text-indent="false"/>
    </style:style>
    <style:style style:name="P96" style:family="paragraph" style:parent-style-name="Text_20_body_20_indent" style:list-style-name="L16">
      <style:paragraph-properties fo:margin-left="0in" fo:margin-right="0in" fo:text-indent="0in" style:auto-text-indent="false"/>
    </style:style>
    <style:style style:name="P97" style:family="paragraph" style:parent-style-name="Text_20_body_20_indent" style:list-style-name="L17">
      <style:paragraph-properties fo:margin-left="0in" fo:margin-right="0in" fo:text-indent="0in" style:auto-text-indent="false"/>
    </style:style>
    <style:style style:name="P98" style:family="paragraph" style:parent-style-name="Text_20_body_20_indent" style:list-style-name="L17">
      <style:paragraph-properties fo:margin-left="0in" fo:margin-right="0in" fo:text-indent="0in" style:auto-text-indent="false"/>
      <style:text-properties fo:font-weight="normal" style:font-weight-asian="normal" style:font-weight-complex="normal"/>
    </style:style>
    <style:style style:name="P99" style:family="paragraph" style:parent-style-name="Text_20_body_20_indent" style:list-style-name="L17">
      <style:paragraph-properties fo:margin-left="0in" fo:margin-right="0in" fo:text-indent="0in" style:auto-text-indent="false"/>
      <style:text-properties fo:font-weight="normal" style:font-weight-asian="normal" style:font-weight-complex="normal"/>
    </style:style>
    <style:style style:name="P100" style:family="paragraph" style:parent-style-name="Text_20_body_20_indent" style:list-style-name="L18">
      <style:paragraph-properties fo:margin-left="0in" fo:margin-right="0in" fo:text-indent="0in" style:auto-text-indent="false"/>
    </style:style>
    <style:style style:name="P101" style:family="paragraph" style:parent-style-name="Standard" style:list-style-name="L2"/>
    <style:style style:name="P102" style:family="paragraph" style:parent-style-name="Standard" style:list-style-name="L2"/>
    <style:style style:name="P103" style:family="paragraph" style:parent-style-name="Standard" style:list-style-name="L2"/>
    <style:style style:name="P104" style:family="paragraph" style:parent-style-name="Standard" style:list-style-name="L2"/>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text-underline-style="none" style:font-style-asian="normal" style:font-style-complex="normal"/>
    </style:style>
    <style:style style:name="T4" style:family="text">
      <style:text-properties style:text-position="sub 58%"/>
    </style:style>
    <style:style style:name="T5" style:family="text">
      <style:text-properties style:text-position="sub 58%" fo:font-weight="bold" style:font-weight-asian="bold" style:font-weight-complex="bold"/>
    </style:style>
    <style:style style:name="T6" style:family="text">
      <style:text-properties style:text-position="sub 58%" fo:font-style="normal" fo:font-weight="bold" style:font-style-asian="normal" style:font-weight-asian="bold" style:font-style-complex="normal" style:font-weight-complex="bold"/>
    </style:style>
    <style:style style:name="T7" style:family="text">
      <style:text-properties style:text-position="sub 58%" fo:font-style="normal" style:font-style-asian="normal" style:font-style-complex="normal"/>
    </style:style>
    <style:style style:name="T8" style:family="text">
      <style:text-properties style:text-position="sub 58%"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normal"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style:text-position="0% 100%" fo:font-style="italic" style:font-style-asian="italic" style:font-style-complex="italic"/>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0% 100%" fo:font-style="normal" style:font-style-asian="normal" style:font-style-complex="normal"/>
    </style:style>
    <style:style style:name="T19" style:family="text">
      <style:text-properties style:text-position="0% 100%" fo:font-style="normal" fo:font-weight="bold" style:font-style-asian="normal" style:font-weight-asian="bold" style:font-style-complex="normal" style:font-weight-complex="bold"/>
    </style:style>
    <style:style style:name="T20" style:family="text">
      <style:text-properties style:text-position="0% 100%" fo:font-style="normal" fo:font-weight="normal" style:font-style-asian="normal" style:font-weight-asian="normal" style:font-style-complex="normal" style:font-weight-complex="normal"/>
    </style:style>
    <style:style style:name="T21" style:family="text">
      <style:text-properties style:font-name="DejaVu LGC Sans"/>
    </style:style>
    <style:style style:name="T22" style:family="text">
      <style:text-properties style:font-name="DejaVu LGC Sans" fo:font-style="normal" style:font-style-asian="normal" style:font-style-complex="normal"/>
    </style:style>
    <style:style style:name="T23" style:family="text">
      <style:text-properties style:text-position="super 58%" fo:font-style="normal" style:font-style-asian="normal" style:font-style-complex="normal"/>
    </style:style>
    <style:style style:name="T24" style:family="text">
      <style:text-properties style:font-style-asian="normal"/>
    </style:style>
    <style:style style:name="T25" style:family="text">
      <style:text-properties style:font-name="Arial"/>
    </style:style>
    <style:style style:name="T26" style:family="text">
      <style:text-properties fo:font-weight="normal" style:font-weight-asian="normal" style:font-weight-complex="normal"/>
    </style:style>
    <style:style style:name="T27" style:family="text">
      <style:text-properties fo:color="#000080" style:font-name="Times New Roman" fo:font-style="normal" style:text-underline-style="solid" style:text-underline-width="auto" style:text-underline-color="font-color" style:font-style-asian="normal" style:font-style-complex="normal"/>
    </style:style>
    <style:style style:name="T28" style:family="text">
      <style:text-properties style:font-name="Times New Roman1" fo:font-style="normal" style:text-underline-style="solid" style:text-underline-width="auto" style:text-underline-color="font-color"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
      <text:p text:style-name="P2"/>
      <text:p text:style-name="P2"/>
      <text:p text:style-name="P2">Qbox User Guide</text:p>
      <text:p text:style-name="P2"/>
      <text:p text:style-name="P3">version 1.52.0</text:p>
      <text:p text:style-name="P3"/>
      <text:p text:style-name="P3">2010-04-16</text:p>
      <text:p text:style-name="P4"/>
      <text:p text:style-name="P4">Fran<text:span text:style-name="T1">ç</text:span>ois Gygi</text:p>
      <text:p text:style-name="P4">fgygi@ucdavis.edu</text:p>
      <text:p text:style-name="P4"><text:a xlink:type="simple" xlink:href="http://eslab.ucdavis.edu/">http://eslab.ucdavis.edu</text:a></text:p>
      <text:p text:style-name="P4"/>
      <text:p text:style-name="P6"/>
      <text:h text:style-name="Heading_20_1" text:outline-level="1">Introduction</text:h>
      <text:p text:style-name="Standard">Qbox is a First-Principles Molecular Dynamics code. It can be used to compute the electronic structure of atoms, molecules, solids and liquids within the Density Functional Theory (DFT) formalism. It can also be used to perform first-principles molecular dynamics (FPMD) simulations using forces computed within DFT. Qbox computes the solutions of the Kohn-Sham equations using a plane-wave basis set and norm-conserving pseudopotentials. It can perform constant-temperature and/or constant-pressure simulations. </text:p>
      <text:h text:style-name="Heading_20_1" text:outline-level="1">Qbox distribution</text:h>
      <text:p text:style-name="Text_20_body">Qbox is distributed in source form under the GPL license, and in executable form for specific platforms. For source distribution see <text:a xlink:type="simple" xlink:href="http://eslab.ucdavis.edu/software/qbox">http://eslab.ucdavis.edu/software/qbox</text:a> . Qbox has been built and run on the following combinations of platforms and systems:</text:p>
      <text:list text:style-name="L1">
        <text:list-item>
          <text:p text:style-name="P23">AMD Opteron 270 - Infinipath / CentOS /Rocks</text:p>
        </text:list-item>
        <text:list-item>
          <text:p text:style-name="P23">Intel Xeon x86_64/ Fedora8</text:p>
        </text:list-item>
        <text:list-item>
          <text:p text:style-name="P23">BlueGene/L SDSC, LLNL, ANL</text:p>
        </text:list-item>
        <text:list-item>
          <text:p text:style-name="P23">IBM p655 Series, Datastar SDSC</text:p>
        </text:list-item>
        <text:list-item>
          <text:p text:style-name="P23">Teragrid Mercury</text:p>
        </text:list-item>
        <text:list-item>
          <text:p text:style-name="P23">Teragrid Cobalt</text:p>
        </text:list-item>
        <text:list-item>
          <text:p text:style-name="P23">Teragrid Tungsten</text:p>
        </text:list-item>
        <text:list-item>
          <text:p text:style-name="P23">BlueGene/P, ANL</text:p>
        </text:list-item>
        <text:list-item>
          <text:p text:style-name="P23">Cray XT4 (NERSC franklin)</text:p>
        </text:list-item>
      </text:list>
      <text:p text:style-name="Text_20_body"><text:s/>Some precompiled executables are available at <text:a xlink:type="simple" xlink:href="http://eslab.ucdavis.edu/">http://eslab.ucdavis.edu</text:a> .</text:p>
      <text:h text:style-name="Heading_20_1" text:outline-level="1">Basic Qbox operation</text:h>
      <text:h text:style-name="Heading_20_2" text:outline-level="2">Starting Qbox</text:h>
      <text:p text:style-name="Text_20_body">On most platforms, Qbox is started using the <text:span text:style-name="Teletype">mpirun</text:span> command. On a Linux platform using the mpich implementation of MPI, the command is</text:p>
      <text:p text:style-name="Code"><text:span text:style-name="Source_20_Text">mpirun -np &lt;ntasks&gt; qbox_exec input_file &gt; output_file</text:span></text:p>
      <text:p text:style-name="Standard"><text:span text:style-name="Source_20_Text"/></text:p>
      <text:p text:style-name="Text_20_body">The input file contains a list of commands that are read and executed by Qbox. The output file created by Qbox is a valid and well formed XML document. It can be used to extract various diagnostic information after the run is completed. During a Qbox run, the output file can be used to track the progress of the simulation.</text:p>
      <text:h text:style-name="Heading_20_2" text:outline-level="2">Qbox commands</text:h>
      <text:p text:style-name="Text_20_body">When used in interactive mode, Qbox prints a prompt</text:p>
      <text:p text:style-name="Code"><text:span text:style-name="Source_20_Text">[qbox]</text:span></text:p>
      <text:p text:style-name="Preformatted_20_Text"><text:soft-page-break/><text:span text:style-name="Source_20_Text"/></text:p>
      <text:p text:style-name="Text_20_body">and waits for the user to type a command. When used in batch mode, Qbox reads input from an input file. Output is written on standard output (stdout) and can be redirected to a file. A Qbox input file consists of <text:s/>a sequence of Qbox commands with one command <text:s/>per line. Qbox commands are</text:p>
      <text:p text:style-name="P14"><text:tab/><text:a xlink:type="simple" xlink:href="#5.0.1.angle|outline">angle</text:a><text:tab/><text:tab/><text:tab/>compute the angle formed by three atoms</text:p>
      <text:p text:style-name="P14"><text:tab/><text:a xlink:type="simple" xlink:href="#5.0.2.atom|outline">atom</text:a><text:tab/><text:tab/><text:tab/>define an atom</text:p>
      <text:p text:style-name="P14"><text:tab/><text:a xlink:type="simple" xlink:href="#5.0.3.compute_mlwf|outline">compute_mlwf</text:a><text:tab/>compute maximally localized Wannier functions</text:p>
      <text:p text:style-name="P14"><text:tab/><text:a xlink:type="simple" xlink:href="#5.0.4.constraint|outline">constraint</text:a><text:tab/><text:tab/>manage constraints on atomic positions</text:p>
      <text:p text:style-name="P14"><text:tab/><text:a xlink:type="simple" xlink:href="#5.0.5.distance|outline">distance</text:a><text:tab/><text:tab/>compute the distance between two atoms</text:p>
      <text:p text:style-name="P14"><text:tab/><text:a xlink:type="simple" xlink:href="#5.0.6.fold_in_ws|outline">fold_in_ws</text:a><text:tab/><text:tab/>fold atoms into the Wigner-Seitz cell</text:p>
      <text:p text:style-name="P14"><text:tab/><text:a xlink:type="simple" xlink:href="#5.0.5.distance|outline">help</text:a><text:tab/><text:tab/><text:tab/>print a short message about the use of a command</text:p>
      <text:p text:style-name="P14"><text:tab/><text:a xlink:type="simple" xlink:href="#5.0.6.help|outline">kpoint</text:a><text:tab/><text:tab/>add or remove k-points</text:p>
      <text:p text:style-name="P14"><text:tab/><text:a xlink:type="simple" xlink:href="#5.0.8.list_atoms|outline">list_atoms</text:a><text:tab/><text:tab/>print a list of currently defined atoms</text:p>
      <text:p text:style-name="P14"><text:tab/><text:a xlink:type="simple" xlink:href="#5.0.9.list_species|outline">list_species</text:a><text:tab/>print a list of currently defined atomic species</text:p>
      <text:p text:style-name="P14"><text:tab/><text:a xlink:type="simple" xlink:href="#5.0.10.load|outline">load</text:a><text:tab/><text:tab/><text:tab/>load a sample from a file previously saved</text:p>
      <text:p text:style-name="P14"><text:tab/><text:a xlink:type="simple" xlink:href="#5.0.11.move|outline">move</text:a><text:tab/><text:tab/><text:tab/>move atoms</text:p>
      <text:p text:style-name="P14"><text:tab/><text:a xlink:type="simple" xlink:href="#5.0.13.plot|outline">plot</text:a><text:tab/><text:tab/><text:tab/>generate a plot file with atoms and/or charge density</text:p>
      <text:p text:style-name="P14"><text:tab/><text:a xlink:type="simple" xlink:href="#5.0.12.print|outline">print</text:a><text:tab/><text:tab/><text:tab/>print the value of a Qbox variable</text:p>
      <text:p text:style-name="P14"><text:tab/><text:a xlink:type="simple" xlink:href="#5.0.13.quit|outline">quit</text:a><text:tab/><text:tab/><text:tab/>exit Qbox</text:p>
      <text:p text:style-name="P14"><text:tab/><text:a xlink:type="simple" xlink:href="#5.0.14.randomize_wf|outline">randomize_wf</text:a><text:tab/>add random noise to the wavefunction coefficients</text:p>
      <text:p text:style-name="P14"><text:tab/><text:a xlink:type="simple" xlink:href="#5.0.17.rescale_v|outline">rescale_v</text:a><text:tab/><text:tab/>rescale atomic velocities</text:p>
      <text:p text:style-name="P14"><text:tab/><text:a xlink:type="simple" xlink:href="#5.0.15.reset_vcm|outline">reset_vcm</text:a><text:tab/><text:tab/>set the velocity of the center of mass to zero</text:p>
      <text:p text:style-name="P14"><text:tab/><text:a xlink:type="simple" xlink:href="#5.0.16.run|outline">run</text:a><text:tab/><text:tab/><text:tab/>run MD or electronic optimization steps</text:p>
      <text:p text:style-name="P14"><text:tab/><text:a xlink:type="simple" xlink:href="#5.0.17.save|outline">save</text:a><text:tab/><text:tab/><text:tab/>save a sample on a file for later use</text:p>
      <text:p text:style-name="P14"><text:tab/><text:a xlink:type="simple" xlink:href="#5.0.18.set|outline">set</text:a><text:tab/><text:tab/><text:tab/>assign a value to a Qbox variable</text:p>
      <text:p text:style-name="P14"><text:tab/><text:a xlink:type="simple" xlink:href="#5.0.19.species|outline">species</text:a><text:tab/><text:tab/>define a new atomic species</text:p>
      <text:p text:style-name="P14"><text:tab/><text:a xlink:type="simple" xlink:href="#5.0.20.status|outline">status</text:a><text:tab/><text:tab/>print a summary of the current state</text:p>
      <text:p text:style-name="P14"><text:tab/><text:a xlink:type="simple" xlink:href="#5.0.22.strain|outline">strain</text:a><text:tab/><text:tab/>impose a strain on the sample</text:p>
      <text:p text:style-name="P14"><text:tab/><text:a xlink:type="simple" xlink:href="#5.0.21.torsion|outline">torsion</text:a><text:tab/><text:tab/>compute the dihedral angle defined by four atoms</text:p>
      <text:p text:style-name="Code"><text:a xlink:type="simple" xlink:href="#5.0.22.! (shell escape)|outline">!(shell escape)</text:a> execute a shell command</text:p>
      <text:p text:style-name="Code"><text:span text:style-name="Teletype"/></text:p>
      <text:p text:style-name="Standard">Commands and their syntax are described in detail in the Section “<text:a xlink:type="simple" xlink:href="#5.Qbox commands|outline">Qbox commands</text:a>”. </text:p>
      <text:p text:style-name="Standard">If a command is read on input and is not in the above list, Qbox interprets it as the name of an input script and attempts to open a file having that name in the current working directory. If the file can be opened and is readable, Qbox starts interpreting each line of that file as its input. Qbox scripts can be nested. At the end of a script, Qbox returns to the previous script level and continues to read commands. At the end of the topmost level script, Qbox exits.</text:p>
      <text:p text:style-name="Standard">Unix commands can be issued within a Qbox input sequence using a shell escape “!” character at the beginning of a line. For example, the line</text:p>
      <text:p text:style-name="Standard"/>
      <text:p text:style-name="Code"><text:span text:style-name="Teletype">[qbox] !date</text:span></text:p>
      <text:p text:style-name="P8"><text:span text:style-name="Teletype"/></text:p>
      <text:p text:style-name="Standard">invokes the Unix <text:span text:style-name="Source_20_Text">date</text:span> command. </text:p>
      <text:p text:style-name="Standard">Comments can be inserted in Qbox input by inserting a '#' character at the beginning of each comment line</text:p>
      <text:p text:style-name="Standard"/>
      <text:p text:style-name="Code"><text:span text:style-name="Teletype">[qbox] # print the list of all atoms</text:span></text:p>
      <text:p text:style-name="Code"><text:span text:style-name="Teletype">[qbox] list_atoms</text:span></text:p>
      <text:p text:style-name="Code"/>
      <text:p text:style-name="Standard">Comments can also be added at the end of a command line by inserting a “#” character where the comment starts</text:p>
      <text:p text:style-name="Standard"/>
      <text:p text:style-name="Code"><text:soft-page-break/><text:span text:style-name="Teletype">[qbox] list_atoms # get a list of all atoms</text:span></text:p>
      <text:h text:style-name="Heading_20_2" text:outline-level="2">Qbox variables</text:h>
      <text:p text:style-name="Text_20_body">Calculation parameters such as the plane-wave energy cutoff are specified using Qbox variables. Qbox variables can be set using the <text:span text:style-name="Source_20_Text">set</text:span> command. Their value can be printed using the <text:span text:style-name="Source_20_Text">print</text:span> command. For example the command</text:p>
      <text:p text:style-name="Code"><text:span text:style-name="Teletype">set ecut 24</text:span></text:p>
      <text:p text:style-name="P8"><text:span text:style-name="Teletype"/></text:p>
      <text:p text:style-name="Text_20_body">sets the variable <text:span text:style-name="Source_20_Text">ecut</text:span><text:span text:style-name="Teletype"> </text:span>to the value 24. This causes the plane wave basis set to be resized to include all plane waves with a kinetic energy not exceeding 24 Rydberg. Other Qbox variables can be set similarly. The Qbox variables are</text:p>
      <text:p text:style-name="Text_20_body"/>
      <text:p text:style-name="Code"><text:a xlink:type="simple" xlink:href="#6.0.1.atoms_dyn|outline"><text:span text:style-name="Teletype">atoms_dyn</text:span></text:a><text:span text:style-name="Teletype"><text:tab/><text:tab/><text:tab/>ionic dynamics control variable</text:span></text:p>
      <text:p text:style-name="Code"><text:a xlink:type="simple" xlink:href="#6.0.2.cell|outline"><text:span text:style-name="Teletype">cell</text:span></text:a><text:span text:style-name="Teletype"><text:tab/><text:tab/><text:tab/><text:tab/>dimensions of the unit cell</text:span></text:p>
      <text:p text:style-name="Code"><text:a xlink:type="simple" xlink:href="#6.0.3.cell_dyn|outline"><text:span text:style-name="Teletype">cell_dyn</text:span></text:a><text:tab/><text:tab/><text:tab/>unit cell dynamics control variable</text:p>
      <text:p text:style-name="Code"><text:a xlink:type="simple" xlink:href="#6.0.4.cell_lock|outline"><text:span text:style-name="Teletype">cell_lock</text:span></text:a><text:span text:style-name="Teletype"><text:tab/><text:tab/><text:tab/>control of allowed unit cell motions</text:span></text:p>
      <text:p text:style-name="Code"><text:a xlink:type="simple" xlink:href="#6.0.5.cell_mass|outline"><text:span text:style-name="Teletype">cell_mass</text:span></text:a><text:span text:style-name="Teletype"><text:tab/><text:tab/><text:tab/>fictitious mass of the unit cell</text:span></text:p>
      <text:p text:style-name="Code"><text:a xlink:type="simple" xlink:href="#6.0.6.charge_mix_coeff |outline"><text:span text:style-name="Teletype">charge_mix_coeff</text:span></text:a><text:tab/><text:tab/>mixing coefficient for charge density update</text:p>
      <text:p text:style-name="Code"><text:a xlink:type="simple" xlink:href="#6.0.7.charge_mix_ndim |outline"><text:span text:style-name="Teletype">charge_mix_ndim</text:span></text:a><text:span text:style-name="Teletype"><text:tab/><text:tab/>Anderson dimension for charge density mixing</text:span></text:p>
      <text:p text:style-name="Code"><text:a xlink:type="simple" xlink:href="#6.0.7.charge_mix_rcut|outline"><text:span text:style-name="Teletype">charge_mix_rcut</text:span></text:a><text:span text:style-name="Teletype"><text:tab/><text:tab/>Kerker screening for charge density update</text:span></text:p>
      <text:p text:style-name="Code"><text:a xlink:type="simple" xlink:href="#6.0.8.debug|outline"><text:span text:style-name="Teletype">debug</text:span></text:a><text:span text:style-name="Teletype"><text:tab/><text:tab/><text:tab/><text:tab/>debug parameters (not for normal use)</text:span></text:p>
      <text:p text:style-name="Code"><text:a xlink:type="simple" xlink:href="#6.0.9.dt|outline"><text:span text:style-name="Teletype">dt</text:span></text:a><text:tab/><text:tab/><text:tab/><text:tab/>time step (a.u.)</text:p>
      <text:p text:style-name="Code"><text:a xlink:type="simple" xlink:href="#6.0.10.ecut|outline"><text:span text:style-name="Teletype">ecut</text:span></text:a><text:span text:style-name="Teletype"><text:tab/><text:tab/><text:tab/><text:tab/>plane wave energy cutoff (Ry)</text:span></text:p>
      <text:p text:style-name="Code"><text:a xlink:type="simple" xlink:href="#6.0.11.ecutprec|outline"><text:span text:style-name="Teletype">ecutprec</text:span></text:a><text:span text:style-name="Teletype"><text:tab/><text:tab/><text:tab/>energy cutoff of the preconditioner (Ry)</text:span></text:p>
      <text:p text:style-name="Code"><text:a xlink:type="simple" xlink:href="#6.0.12.ecuts|outline"><text:span text:style-name="Teletype">ecuts</text:span></text:a><text:tab/><text:tab/><text:tab/><text:tab/>energy cutoff of the confinement potential</text:p>
      <text:p text:style-name="Code"><text:a xlink:type="simple" xlink:href="#6.0.13.emass|outline"><text:span text:style-name="Teletype">emass</text:span></text:a><text:span text:style-name="Teletype"><text:tab/><text:tab/><text:tab/><text:tab/>fictitious electronic mass (for CP dynamics)</text:span></text:p>
      <text:p text:style-name="Code"><text:a xlink:type="simple" xlink:href="#6.0.14.ext_stress|outline"><text:span text:style-name="Teletype">ext_stress</text:span></text:a><text:span text:style-name="Teletype"><text:tab/><text:tab/><text:tab/>externally applied stress (GPa)</text:span></text:p>
      <text:p text:style-name="Code"><text:a xlink:type="simple" xlink:href="#6.0.15.fermi_temp|outline"><text:span text:style-name="Teletype">fermi_temp</text:span></text:a><text:tab/><text:tab/><text:tab/>Fermi temperature (K)</text:p>
      <text:p text:style-name="Code"><text:a xlink:type="simple" xlink:href="#6.0.16.nempty|outline"><text:span text:style-name="Teletype">nempty</text:span></text:a><text:span text:style-name="Teletype"><text:tab/><text:tab/><text:tab/>number of empty states</text:span></text:p>
      <text:p text:style-name="Code"><text:a xlink:type="simple" xlink:href="#6.0.17.net_charge|outline"><text:span text:style-name="Teletype">net_charge</text:span></text:a><text:span text:style-name="Teletype"><text:tab/><text:tab/><text:tab/>net charge of the system</text:span></text:p>
      <text:p text:style-name="Code"><text:a xlink:type="simple" xlink:href="#6.0.18.nrowmax|outline"><text:span text:style-name="Teletype">nrowmax</text:span></text:a><text:tab/><text:tab/><text:tab/>maximum size of process grid columns</text:p>
      <text:p text:style-name="Code"><text:a xlink:type="simple" xlink:href="#6.0.19.ref_cell|outline"><text:span text:style-name="Teletype">ref_cell</text:span></text:a><text:span text:style-name="Teletype"><text:tab/><text:tab/><text:tab/>dimensions of the reference unit cell</text:span></text:p>
      <text:p text:style-name="Code"><text:a xlink:type="simple" xlink:href="#6.0.20.stress|outline"><text:span text:style-name="Teletype">stress</text:span></text:a><text:span text:style-name="Teletype"><text:tab/><text:tab/><text:tab/>stress control variable</text:span></text:p>
      <text:p text:style-name="Code"><text:a xlink:type="simple" xlink:href="#6.0.21.thermostat|outline"><text:span text:style-name="Teletype">thermostat</text:span></text:a><text:tab/><text:tab/><text:tab/>thermostat control variable</text:p>
      <text:p text:style-name="Code"><text:a xlink:type="simple" xlink:href="#6.0.22.th_temp|outline"><text:span text:style-name="Teletype">th_temp</text:span></text:a><text:span text:style-name="Teletype"><text:tab/><text:tab/><text:tab/>thermostat temperature (K)</text:span></text:p>
      <text:p text:style-name="Code"><text:a xlink:type="simple" xlink:href="#6.0.23.th_time|outline"><text:span text:style-name="Teletype">th_time</text:span></text:a><text:span text:style-name="Teletype"><text:tab/><text:tab/><text:tab/>thermostat time constant (a.u.)</text:span></text:p>
      <text:p text:style-name="Code"><text:a xlink:type="simple" xlink:href="#6.0.24.th_width|outline"><text:span text:style-name="Teletype">th_width</text:span></text:a><text:tab/><text:tab/><text:tab/>thermostat width (K)</text:p>
      <text:p text:style-name="Code"><text:a xlink:type="simple" xlink:href="#6.0.25.wf_diag|outline"><text:span text:style-name="Teletype">wf_diag</text:span></text:a><text:span text:style-name="Teletype"><text:tab/><text:tab/><text:tab/>wavefunction diagonalization control variable</text:span></text:p>
      <text:p text:style-name="Code"><text:a xlink:type="simple" xlink:href="#6.0.26.wf_dyn|outline"><text:span text:style-name="Teletype">wf_dyn</text:span></text:a><text:span text:style-name="Teletype"><text:tab/><text:tab/><text:tab/>wavefunction dynamics control variable</text:span></text:p>
      <text:p text:style-name="Code"><text:a xlink:type="simple" xlink:href="#6.0.27.xc|outline"><text:span text:style-name="Teletype">xc</text:span></text:a><text:tab/><text:tab/><text:tab/><text:tab/>exchange-correlation control variable</text:p>
      <text:p text:style-name="Text_20_body"><text:span text:style-name="Teletype"/></text:p>
      <text:p text:style-name="Standard">Qbox variables have a default value. Refer to the Section “<text:a xlink:type="simple" xlink:href="#6.Qbox variables|outline">Qbox variables</text:a>” for details.</text:p>
      <text:h text:style-name="Heading_20_2" text:outline-level="2">Structure of a Qbox script</text:h>
      <text:p text:style-name="Text_20_body">A Qbox script starts with commands defining the sample being simulated. For example, the sequence of commands</text:p>
      <text:p text:style-name="Code"><text:span text:style-name="Teletype">set cell 20 0 0 <text:s/>0 20 0 <text:s/>0 0 20</text:span></text:p>
      <text:p text:style-name="Code"><text:span text:style-name="Teletype">species silicon silicon.xml</text:span></text:p>
      <text:p text:style-name="Code"><text:span text:style-name="Teletype">atom Si1 silicon <text:s/>3.000 <text:s/>0.000 <text:s/>0.000</text:span></text:p>
      <text:p text:style-name="Code"><text:soft-page-break/><text:span text:style-name="Teletype">atom Si2 silicon <text:s/>0.000 <text:s/>2.000 <text:s/>0.000</text:span></text:p>
      <text:p text:style-name="Code"><text:span text:style-name="Teletype">atom Si3 silicon -3.000 <text:s/>0.000 <text:s/>0.000</text:span></text:p>
      <text:p text:style-name="Code"><text:span text:style-name="Teletype">atom Si4 silicon <text:s/>0.000 -2.000 <text:s/>0.000</text:span></text:p>
      <text:p text:style-name="Text_20_body_20_indent"><text:span text:style-name="Teletype"/></text:p>
      <text:p text:style-name="Text_20_body">defines a sample in a cubic unit cell of size 20 a.u. (Bohr radii). The sample consists of a 4-atom silicon cluster. The definition of the species “silicon” is given in the file <text:span text:style-name="Source_20_Text">silicon.xml.</text:span> A species definition document contains all the information needed to describe an atomic species, including the pseudopotential used to represent the electron-ion interaction. Species can also be defined by a URI as in the following command</text:p>
      <text:p text:style-name="Code"><text:span text:style-name="Teletype">species carbon http://www.example.org/species/carbon.xml</text:span></text:p>
      <text:p text:style-name="P8"><text:span text:style-name="Teletype"/></text:p>
      <text:p text:style-name="Text_20_body">Species definition documents are XML documents that follow the syntax defined by the <text:a xlink:type="simple" xlink:href="http://www.quantum-simulation.org/"><text:span text:style-name="Source_20_Text">http://www.quantum-simulation.org</text:span></text:a> XML Schema definition. </text:p>
      <text:h text:style-name="Heading_20_1" text:outline-level="1">Examples of use of Qbox</text:h>
      <text:h text:style-name="Heading_20_2" text:outline-level="2">Electronic structure of a Si<text:span text:style-name="T4">4</text:span> cluster</text:h>
      <text:p text:style-name="Text_20_body">The following example shows how to use Qbox to compute the electronic ground state of a silicon 4-atom cluster. Approximate input atomic coordinates are used. The electronic ground state is computed using 200 iterations of the preconditioned steepest descent algorithm with Anderson acceleration (PSDA). </text:p>
      <text:p text:style-name="Code"><text:span text:style-name="Source_20_Text"># example: electronic structure of si4</text:span></text:p>
      <text:p text:style-name="Code"><text:span text:style-name="Source_20_Text">set cell 20 0 0 <text:s/>0 20 0 <text:s/>0 0 20</text:span></text:p>
      <text:p text:style-name="Code"><text:span text:style-name="Source_20_Text">species silicon silicon.xml</text:span></text:p>
      <text:p text:style-name="Code"><text:span text:style-name="Source_20_Text">atom Si1 silicon <text:s/>3.500 <text:s/>0.000 <text:s/>0.000</text:span></text:p>
      <text:p text:style-name="Code"><text:span text:style-name="Source_20_Text">atom Si2 silicon <text:s/>0.000 <text:s/>2.000 <text:s/>0.000</text:span></text:p>
      <text:p text:style-name="Code"><text:span text:style-name="Source_20_Text">atom Si3 silicon -3.000 <text:s/>0.000 <text:s/>0.000</text:span></text:p>
      <text:p text:style-name="Code"><text:span text:style-name="Source_20_Text">atom Si4 silicon <text:s/>0.500 -2.000 <text:s/>0.000</text:span></text:p>
      <text:p text:style-name="Code"><text:span text:style-name="Source_20_Text">set ecut 12</text:span></text:p>
      <text:p text:style-name="Code"><text:span text:style-name="Source_20_Text">set wf_dyn PSDA</text:span></text:p>
      <text:p text:style-name="Code"><text:span text:style-name="Source_20_Text">set ecutprec 4</text:span></text:p>
      <text:p text:style-name="Code"><text:span text:style-name="Source_20_Text">randomize_wf</text:span></text:p>
      <text:p text:style-name="Code"><text:span text:style-name="Source_20_Text">run 0 200</text:span></text:p>
      <text:h text:style-name="Heading_20_2" text:outline-level="2">Structure optimization</text:h>
      <text:p text:style-name="Text_20_body">The following example shows how to optimize the structure of a Si<text:span text:style-name="T4">4</text:span> cluster. The electronic ground state is computed using 200 iterations of the preconditioned steepest descent algorithm (PSDA). The structure is then optimized using 50 steps of the steepest descent with Anderson acceleration (SDA) algorithm. Five steps of electronic optimization are performed before each ionic step.</text:p>
      <text:p text:style-name="Code"><text:span text:style-name="Source_20_Text"># example: structure optimization of Si4</text:span></text:p>
      <text:p text:style-name="Code"><text:span text:style-name="Teletype">set cell 20 0 0 <text:s/>0 20 0 <text:s/>0 0 20</text:span></text:p>
      <text:p text:style-name="Code"><text:span text:style-name="Teletype">species silicon silicon.xml</text:span></text:p>
      <text:p text:style-name="Code"><text:span text:style-name="Teletype">atom Si1 silicon <text:s/>3.500 <text:s/>0.000 <text:s/>0.000</text:span></text:p>
      <text:p text:style-name="Code"><text:span text:style-name="Teletype">atom Si2 silicon <text:s/>0.000 <text:s/>2.000 <text:s/>0.000</text:span></text:p>
      <text:p text:style-name="Code"><text:span text:style-name="Teletype">atom Si3 silicon -3.500 <text:s/>0.000 <text:s/>0.000</text:span></text:p>
      <text:p text:style-name="Code"><text:span text:style-name="Teletype">atom Si4 silicon <text:s/>0.000 -2.000 <text:s/>0.000</text:span></text:p>
      <text:p text:style-name="Code"><text:span text:style-name="Teletype">set ecut 12</text:span></text:p>
      <text:p text:style-name="Code"><text:span text:style-name="Teletype">set wf_dyn PSDA</text:span></text:p>
      <text:p text:style-name="Code"><text:soft-page-break/><text:span text:style-name="Teletype">set ecutprec 4</text:span></text:p>
      <text:p text:style-name="Code"><text:span text:style-name="Teletype">randomize_wf</text:span></text:p>
      <text:p text:style-name="Code"><text:span text:style-name="Teletype">run 0 200</text:span></text:p>
      <text:p text:style-name="Code"><text:span text:style-name="Teletype"># start structure optimization</text:span></text:p>
      <text:p text:style-name="Code"><text:span text:style-name="Teletype">set atoms_dyn SDA</text:span></text:p>
      <text:p text:style-name="Code"><text:span text:style-name="Teletype">set dt 100</text:span></text:p>
      <text:p text:style-name="Code"><text:span text:style-name="Teletype">run 50 5</text:span></text:p>
      <text:h text:style-name="Heading_20_2" text:outline-level="2">Molecular dynamics simulation</text:h>
      <text:p text:style-name="Text_20_body">The following example shows how to perform a Born-Oppenheimer molecular dynamics simulation. The electronic ground state is first computed using 200 iterations of the preconditioned steepest descent algorithm (PSDA). A Born-Oppenheimer MD is then done by running 50 ionic steps with 5 electronic iterations at each ionic step.</text:p>
      <text:p text:style-name="Code"><text:span text:style-name="Source_20_Text"># example: molecular dynamics of si4</text:span></text:p>
      <text:p text:style-name="Code"><text:span text:style-name="Teletype">set cell 20 0 0 <text:s/>0 20 0 <text:s/>0 0 20</text:span></text:p>
      <text:p text:style-name="Code"><text:span text:style-name="Teletype">species silicon silicon.xml</text:span></text:p>
      <text:p text:style-name="Code"><text:span text:style-name="Teletype">atom Si1 silicon <text:s/>3.500 <text:s/>0.000 <text:s/>0.000</text:span></text:p>
      <text:p text:style-name="Code"><text:span text:style-name="Teletype">atom Si2 silicon <text:s/>0.000 <text:s/>2.000 <text:s/>0.000</text:span></text:p>
      <text:p text:style-name="Code"><text:span text:style-name="Teletype">atom Si3 silicon -3.500 <text:s/>0.000 <text:s/>0.000</text:span></text:p>
      <text:p text:style-name="Code"><text:span text:style-name="Teletype">atom Si4 silicon <text:s/>0.000 -2.000 <text:s/>0.000</text:span></text:p>
      <text:p text:style-name="Code"><text:span text:style-name="Teletype">set ecut 12</text:span></text:p>
      <text:p text:style-name="Code"><text:span text:style-name="Teletype">set wf_dyn PSDA</text:span></text:p>
      <text:p text:style-name="Code"><text:span text:style-name="Teletype">set ecutprec 4</text:span></text:p>
      <text:p text:style-name="Code"><text:span text:style-name="Teletype">randomize_wf</text:span></text:p>
      <text:p text:style-name="Code"><text:span text:style-name="Teletype">run 0 200</text:span></text:p>
      <text:p text:style-name="Code"><text:span text:style-name="Teletype"># start molecular dynamics</text:span></text:p>
      <text:p text:style-name="Code"><text:span text:style-name="Teletype">set atoms_dyn MD</text:span></text:p>
      <text:p text:style-name="Code"><text:span text:style-name="Teletype">set dt 40</text:span></text:p>
      <text:p text:style-name="Code"><text:span text:style-name="Teletype">run 50 5</text:span></text:p>
      <text:p text:style-name="Text_20_body"/>
      <text:h text:style-name="Heading_20_2" text:outline-level="2">Saving and restarting a simulation</text:h>
      <text:p text:style-name="Text_20_body">The following example shows how to save the simulation sample on a file at the end of a simulation and how to restart from the saved file. In the first script, the electronic ground state is computed using 200 iterations of the preconditioned steepest descent algorithm (PSDA). A Born-Oppenheimer MD is then done by performing 50 ionic steps with 5 electronic iterations at each ionic step. The sample is saved at the end of the first script on file si4.xml. In the second script, the sample is loaded from the restart file and 50 additional MD steps are performed.</text:p>
      <text:p text:style-name="P12"><text:span text:style-name="Source_20_Text"/></text:p>
      <text:p text:style-name="P8"><text:span text:style-name="Source_20_Text"># script 1: electronic ground state and 50 MD steps</text:span></text:p>
      <text:p text:style-name="P8"><text:span text:style-name="Teletype">set cell 20 0 0 <text:s/>0 20 0 <text:s/>0 0 20</text:span></text:p>
      <text:p text:style-name="P8"><text:span text:style-name="Teletype">species silicon silicon.xml</text:span></text:p>
      <text:p text:style-name="P8"><text:span text:style-name="Teletype">atom Si1 silicon <text:s/>3.500 <text:s/>0.000 <text:s/>0.000</text:span></text:p>
      <text:p text:style-name="P8"><text:span text:style-name="Teletype">atom Si2 silicon <text:s/>0.000 <text:s/>2.000 <text:s/>0.000</text:span></text:p>
      <text:p text:style-name="P8"><text:span text:style-name="Teletype">atom Si3 silicon -3.500 <text:s/>0.000 <text:s/>0.000</text:span></text:p>
      <text:p text:style-name="P8"><text:span text:style-name="Teletype">atom Si4 silicon <text:s/>0.000 -2.000 <text:s/>0.000</text:span></text:p>
      <text:p text:style-name="P8"><text:span text:style-name="Teletype">set ecut 12</text:span></text:p>
      <text:p text:style-name="P8"><text:span text:style-name="Teletype">set wf_dyn PSDA</text:span></text:p>
      <text:p text:style-name="P8"><text:span text:style-name="Teletype">set ecutprec 4</text:span></text:p>
      <text:p text:style-name="P8"><text:span text:style-name="Teletype">randomize_wf</text:span></text:p>
      <text:p text:style-name="P8"><text:span text:style-name="Teletype">run 0 200</text:span></text:p>
      <text:p text:style-name="P8"><text:soft-page-break/><text:span text:style-name="Teletype"># perform 10 MD steps</text:span></text:p>
      <text:p text:style-name="P8"><text:span text:style-name="Teletype">set atoms_dyn MD</text:span></text:p>
      <text:p text:style-name="P8"><text:span text:style-name="Teletype">set dt 40</text:span></text:p>
      <text:p text:style-name="P8"><text:span text:style-name="Teletype">run 50 5</text:span></text:p>
      <text:p text:style-name="P8"><text:span text:style-name="Teletype"># save the sample</text:span></text:p>
      <text:p text:style-name="P8"><text:span text:style-name="Teletype">save si4.xml</text:span></text:p>
      <text:p text:style-name="P8"><text:span text:style-name="Teletype"/></text:p>
      <text:p text:style-name="P8"><text:span text:style-name="Teletype"/></text:p>
      <text:p text:style-name="P8"><text:span text:style-name="Teletype"># script 2: restart from saved sample and</text:span></text:p>
      <text:p text:style-name="P8"><text:span text:style-name="Teletype"># perform 50 MD steps</text:span></text:p>
      <text:p text:style-name="P8"><text:span text:style-name="Teletype">load si4.xml</text:span></text:p>
      <text:p text:style-name="P8"><text:span text:style-name="Teletype">set wf_dyn PSDA</text:span></text:p>
      <text:p text:style-name="P8"><text:span text:style-name="Teletype">set ecutprec 4</text:span></text:p>
      <text:p text:style-name="P8"><text:span text:style-name="Teletype">set atoms_dyn MD</text:span></text:p>
      <text:p text:style-name="P8"><text:span text:style-name="Teletype">run 50 5</text:span></text:p>
      <text:p text:style-name="P8"><text:span text:style-name="Teletype"># save the sample</text:span></text:p>
      <text:p text:style-name="P8"><text:span text:style-name="Teletype">save si4.xml</text:span></text:p>
      <text:p text:style-name="P8"><text:span text:style-name="Teletype"/></text:p>
      <text:h text:style-name="Heading_20_2" text:outline-level="2">Changing energy cutoff on the fly</text:h>
      <text:p text:style-name="Standard">The size of sample files can become large when simulating large systems. Although Qbox uses a parallel I/O algorithm to save sample data, the process of writing data to a file can be slow, especially on platforms that do not offer a parallel file system. This problem can be alleviated by saving the sample with reduced resolution for wavefunctions. The value of the variable <text:span text:style-name="Source_20_Text">ecut</text:span> can be changed using the <text:span text:style-name="Source_20_Text">set ecut</text:span> command at any time during the simulation. When the value of <text:span text:style-name="Source_20_Text">ecut</text:span> changes, Qbox interpolates wavefunctions onto the plane wave basis defined by the new value. The size of the sample file can be reduced by changing the value of <text:span text:style-name="Source_20_Text">ecut</text:span> to a small value before using the <text:span text:style-name="Source_20_Text">save</text:span> command. When loading a sample that was saved with reduced resolution, the original resolution can be restored by first redefining the value of <text:span text:style-name="Source_20_Text">ecut</text:span> and then reoptimizing the wavefunctions.</text:p>
      <text:p text:style-name="Standard">The ability to change energy cutoff on the fly is also useful to accelerate a ground state calculation by starting the calculation at low cutoff and gradually increasing the cutoff to the final desired value. This procedure can be compared to the full approximation scheme of the multigrid method.</text:p>
      <text:p text:style-name="Standard"/>
      <text:h text:style-name="Heading_20_2" text:outline-level="2">Using Qbox in client-server mode</text:h>
      <text:p text:style-name="Text_20_body">Qbox can be used in client-server mode. This means that Qbox can run on one computer as a server that “listens” to commands being sent from another computer. Commands can be sent by a user, but also by another program (the “client”, or “driver”). This allows for extensions of the functionality of Qbox in which the client and the server interact to achieve a result that is not easy to get with the conventional approach of submitting a fixed input file to Qbox. A Qbox driver (or “Qbox application”) program sends commands to Qbox by writing them to a file. Qbox reads the commands, executes them, and produces an output file. The client code can then read the output file, process it, and send <text:s/>the next commands to Qbox. Synchronization of this process is implemented through the creation (or <text:s/>destruction) of a file (the “lock” file) that signals that the output (or input) file is ready for use.</text:p>
      <text:p text:style-name="Text_20_body">Qbox is run in client-server mode by invoking it as follows</text:p>
      <text:p text:style-name="Code"><text:span text:style-name="Source_20_Text">mpirun -np &lt;ntasks&gt; qbox_exec -server input_file output_file</text:span></text:p>
      <text:p text:style-name="Standard"><text:span text:style-name="Source_20_Text"/></text:p>
      <text:p text:style-name="Standard">The sequence of operations in client-server mode is described below:</text:p>
      <text:p text:style-name="Standard"/>
      <text:p text:style-name="Standard">Qbox:</text:p>
      <text:list text:style-name="L2">
        <text:list-item>
          <text:p text:style-name="P101">Create a new file <text:span text:style-name="Source_20_Text">output_file.</text:span></text:p>
        </text:list-item>
        <text:list-item>
          <text:p text:style-name="P101"><text:soft-page-break/>Read commands from <text:span text:style-name="Source_20_Text">input_file </text:span>and execute them until the end of file is reached. Write the output on<text:span text:style-name="Source_20_Text"> output_file.</text:span> After executing the last command in <text:span text:style-name="Source_20_Text">input_file</text:span>, close <text:span text:style-name="Source_20_Text">output_file</text:span> and create a file named <text:span text:style-name="Source_20_Text">input_file.lock</text:span> to signal that Qbox is ready for more commands.</text:p>
        </text:list-item>
        <text:list-item>
          <text:p text:style-name="P101">Wait for the file <text:span text:style-name="Source_20_Text">input_file.lock</text:span> to be removed by the driver. </text:p>
        </text:list-item>
        <text:list-item>
          <text:p text:style-name="P101">Go to 1)</text:p>
        </text:list-item>
      </text:list>
      <text:p text:style-name="Standard"/>
      <text:p text:style-name="Standard">Client:</text:p>
      <text:list text:style-name="L3">
        <text:list-item>
          <text:p text:style-name="P105">Wait for the file <text:span text:style-name="Source_20_Text">input_file.lock</text:span> to appear.</text:p>
        </text:list-item>
        <text:list-item>
          <text:p text:style-name="P105">Open the file <text:span text:style-name="Source_20_Text">output_file</text:span> and read its contents. </text:p>
        </text:list-item>
        <text:list-item>
          <text:p text:style-name="P105">Analyze the contents and decide what course of action to take. </text:p>
        </text:list-item>
        <text:list-item>
          <text:p text:style-name="P105">Open the file <text:span text:style-name="Source_20_Text">input_file</text:span> and overwrite it with new commands. </text:p>
        </text:list-item>
        <text:list-item>
          <text:p text:style-name="P105">Close <text:s/><text:span text:style-name="Source_20_Text">input_file.</text:span></text:p>
        </text:list-item>
        <text:list-item>
          <text:p text:style-name="P105">Remove <text:span text:style-name="Source_20_Text">input_file.lock</text:span> to signal that the file <text:span text:style-name="Source_20_Text">input_file</text:span> is ready.</text:p>
        </text:list-item>
        <text:list-item>
          <text:p text:style-name="P105">Go to 1)</text:p>
        </text:list-item>
      </text:list>
      <text:p text:style-name="Standard"/>
      <text:p text:style-name="P15">Note that in server mode, Qbox only exits when it reads the <text:span text:style-name="Source_20_Text">quit</text:span> command. When reaching the end of file in input, Qbox does not exit <text:s/>but creates the lock file and then waits for the client to remove it. It then starts reading the input file again.</text:p>
      <text:p text:style-name="P15"/>
      <text:p text:style-name="P15">The contents of <text:span text:style-name="Source_20_Text">output_file</text:span> form a valid XML document, i.e. The XML header is repeated every time the output file is rewritten. This allows one to process each output file using XML tools, such as e.g. <text:s/>XSLT scripts. </text:p>
      <text:p text:style-name="P15"/>
      <text:p text:style-name="P15">A client <text:s/>can manage multiple copies of Qbox running in server mode. In that case, <text:s/>multiple copies of Qbox must be launched with different input and output file names. For example:</text:p>
      <text:p text:style-name="P15"/>
      <text:p text:style-name="Code"><text:span text:style-name="Source_20_Text">mpirun -np &lt;ntasks&gt; qbox_exec -server in0 out0 &amp;</text:span></text:p>
      <text:p text:style-name="Code"><text:span text:style-name="Source_20_Text">mpirun -np &lt;ntasks&gt; qbox_exec -server in1 out1 &amp;</text:span></text:p>
      <text:p text:style-name="P14"><text:span text:style-name="Source_20_Text"><text:tab/>mpirun -np &lt;ntasks&gt; qbox_exec -server in2 out2 &amp;</text:span></text:p>
      <text:p text:style-name="P14"><text:span text:style-name="Source_20_Text"/></text:p>
      <text:p text:style-name="Standard">The client must then write on the files <text:span text:style-name="Source_20_Text">in0, in1, in2</text:span>, and read output from the files <text:span text:style-name="Source_20_Text">out0, out1, out2. </text:span>This allows for simulations involving multiple samples, such as replica exchange dynamics, nudged-elastic-band (NEB) simulations, or path-integral molecular dynamics.</text:p>
      <text:h text:style-name="P7" text:outline-level="1">Qbox commands</text:h>
      <text:h text:style-name="Heading_20_3" text:outline-level="3">angle</text:h>
      <text:p text:style-name="Text_20_body">NAME</text:p>
      <text:p text:style-name="P16">angle --compute the value of the angle defined by the positions of three atoms</text:p>
      <text:p text:style-name="P5">SYNOPSIS</text:p>
      <text:p text:style-name="Text_20_body_20_indent">angle <text:span text:style-name="T9">atom1 atom2 atom3</text:span></text:p>
      <text:p text:style-name="P5">DESCRIPTION</text:p>
      <text:p text:style-name="Text_20_body_20_indent">The angle command prints the value of the angle formed by the three atoms given as arguments. The names <text:span text:style-name="T9">atom1, atom2 </text:span><text:span text:style-name="T12">and </text:span><text:span text:style-name="T9">atom3</text:span><text:span text:style-name="T12"> must refer to the names of atoms currently defined in the sample.</text:span></text:p>
      <text:p text:style-name="P5">RELATED INFORMATION</text:p>
      <text:p text:style-name="P5"><text:a xlink:type="simple" xlink:href="#5.0.6.list_atoms|outline">list_atoms</text:a>, <text:a xlink:type="simple" xlink:href="#5.0.4.distance|outline">distance</text:a>, <text:a xlink:type="simple" xlink:href="#5.0.19.torsion|outline">torsion</text:a></text:p>
      <text:h text:style-name="Heading_20_3" text:outline-level="3">atom</text:h>
      <text:p text:style-name="Text_20_body">NAME</text:p>
      <text:p text:style-name="P16">atom --add an atom to the current sample</text:p>
      <text:p text:style-name="P5">SYNOPSIS</text:p>
      <text:p text:style-name="Text_20_body_20_indent"><text:span text:style-name="T12">atom</text:span><text:span text:style-name="T9"> name species x y z [vx vy vz]</text:span></text:p>
      <text:p text:style-name="P5">DESCRIPTION</text:p>
      <text:p text:style-name="Text_20_body_20_indent"><text:span text:style-name="T12">The atom command adds an atom to the current sample. The </text:span><text:span text:style-name="T9">name</text:span><text:span text:style-name="T12"> argument can be any character string but must differ from all the other names of atoms in the current sample. The </text:span><text:span text:style-name="T9">species</text:span><text:span text:style-name="T12"> argument must refer to an atomic species previously defined using the </text:span><text:a xlink:type="simple" xlink:href="#5.0.17.species|outline"><text:span text:style-name="T12">species</text:span></text:a><text:span text:style-name="T12"> command. The position of the atom is specified by its coordinates </text:span><text:span text:style-name="T9">x, y, z</text:span><text:span text:style-name="T12"> in atomic units (Bohr). Optionally, the velocity of the atom can be specified by its components </text:span><text:span text:style-name="T9">vx, vy, vz</text:span><text:span text:style-name="T12"> in atomic units (Bohr/atomic-unit-of-time). (One atomic-unit-of-time is 0.02418885 fs).</text:span></text:p>
      <text:p text:style-name="P5">RELATED INFORMATION</text:p>
      <text:p text:style-name="Text_20_body_20_indent"><text:a xlink:type="simple" xlink:href="#5.0.6.list_atoms|outline">list_atoms</text:a>, <text:a xlink:type="simple" xlink:href="#5.0.17.species|outline">species</text:a></text:p>
      <text:h text:style-name="Heading_20_3" text:outline-level="3">compute_mlwf</text:h>
      <text:p text:style-name="Text_20_body">NAME</text:p>
      <text:p text:style-name="P16">compute_mlwf –compute maximally localized Wannier functions</text:p>
      <text:p text:style-name="P5">SYNOPSIS</text:p>
      <text:p text:style-name="Text_20_body_20_indent">compute_mlwf</text:p>
      <text:p text:style-name="P5">DESCRIPTION</text:p>
      <text:p text:style-name="Text_20_body_20_indent">The compute_mlwf command transforms the current wavefunctions into<text:span text:style-name="T12"> maximally localized Wannier functions following the algorithm in Computer Physics Communications </text:span><text:span text:style-name="T14">155</text:span><text:span text:style-name="T13"> , p. 1 (2003) and a one-sided iterative Jacobi algorithm for simultaneous diagonalization. The position of Wannier centers and the corresponding spreads are printed on output. The value of the electronic, </text:span><text:soft-page-break/><text:span text:style-name="T13">ionic and total dipole are printed. The iterative methods stops when the decrease of the spread is sufficiently small between two iterations, or when a maximum number of iterations is reached. In that latter case, the compute_mlwf command can be issued again to try to improve the convergence of the spread minimization. After execution of the compute_mlwf command, the wavefunctions are maximally localized.</text:span></text:p>
      <text:p text:style-name="P5">RELATED INFORMATION</text:p>
      <text:p text:style-name="Text_20_body_20_indent"/>
      <text:h text:style-name="Heading_20_3" text:outline-level="3">constraint</text:h>
      <text:p text:style-name="Text_20_body">NAME</text:p>
      <text:p text:style-name="P16">constraint --manage constraints on atomic positions</text:p>
      <text:p text:style-name="P5">SYNOPSIS</text:p>
      <text:p text:style-name="Text_20_body_20_indent">constraint define position <text:span text:style-name="T9">constraint_name</text:span> <text:span text:style-name="T9">atom1 </text:span></text:p>
      <text:p text:style-name="Text_20_body_20_indent">constraint define distance <text:span text:style-name="T9">constraint_name atom1 atom2 distance [velocity]</text:span></text:p>
      <text:p text:style-name="P16">constraint define angle <text:span text:style-name="T9">constraint_name atom1 atom2 atom3 angle [velocity]</text:span></text:p>
      <text:p text:style-name="P16">constraint define torsion <text:span text:style-name="T9">constraint_name atom1 atom2 atom3 atom4 angle [velocity]</text:span></text:p>
      <text:p text:style-name="P16">constraint list</text:p>
      <text:p text:style-name="P16">constraint delete <text:span text:style-name="T9">constraint_name</text:span></text:p>
      <text:p text:style-name="P16">constraint enforce</text:p>
      <text:p text:style-name="P16">constraint set <text:span text:style-name="T9">constraint_name value [velocity]</text:span></text:p>
      <text:p text:style-name="P5">DESCRIPTION</text:p>
      <text:p text:style-name="Text_20_body_20_indent">The constraint command is used to manage<text:span text:style-name="T12"> the constraint set. Constraints can be of the following types: position, distance, angle or torsion. Constraints are added to the constraint set using the “constraint define” command. They can be removed from the set using the “constraint delete” command. A list of constraints can be printed using the “constraint list” command. Some constraints have an associated value that can be modified using the “constraint set” command. The atom names used in the constraint command must refer to atoms previously defined using the atom command. All constraints have a name, which allows for selective removal of constraints and for individual modification of the constraint values.</text:span></text:p>
      <text:p text:style-name="Text_20_body_20_indent">constraint define position <text:span text:style-name="T9">constraint_name</text:span> <text:span text:style-name="T9">atom1 </text:span></text:p>
      <text:p text:style-name="P10">Define a position constraint on atom <text:span text:style-name="T9">atom1</text:span>. This locks the atom into its current position.</text:p>
      <text:p text:style-name="Text_20_body_20_indent">constraint define distance <text:span text:style-name="T9">constraint_name atom1 atom2 distance [velocity]</text:span></text:p>
      <text:p text:style-name="P10">Define a distance constraint on atoms <text:span text:style-name="T9">atom1</text:span> and <text:span text:style-name="T9">atom2</text:span>. If a <text:span text:style-name="T9">velocity</text:span> argument is given, the value of the distance will change at each time step of the simulation at a rate specified by the <text:s/><text:span text:style-name="T9">velocity</text:span> argument. The <text:span text:style-name="T9">velocity</text:span> must be given in [Bohr/(a.u. time)].</text:p>
      <text:p text:style-name="P16">constraint define angle <text:span text:style-name="T9">constraint_name atom1 atom2 atom3 angle [velocity]</text:span></text:p>
      <text:p text:style-name="P9"><text:span text:style-name="T12">Define an angle constraint on atoms </text:span><text:span text:style-name="T9">atom1, atom2 </text:span><text:span text:style-name="T12">and </text:span><text:span text:style-name="T9">atom3</text:span><text:span text:style-name="T12">. If a </text:span><text:span text:style-name="T9">velocity</text:span><text:span text:style-name="T12"> argument is given, the value of the angle will change at each time step of the simulation at a rate specified by the <text:s/></text:span><text:span text:style-name="T9">velocity</text:span><text:span text:style-name="T12"> argument. The </text:span><text:span text:style-name="T9">velocity</text:span><text:span text:style-name="T12"> must be given in [degree/(a.u. time)].</text:span></text:p>
      <text:p text:style-name="P21"><text:span text:style-name="T12">constraint define torsion</text:span> constraint_name atom1 atom2 atom3 atom4 angle [velocity]</text:p>
      <text:p text:style-name="P11"><text:soft-page-break/>Define a torsion (or dihedral) constraint on atoms <text:span text:style-name="T9">atom1, atom2, atom3 </text:span>and <text:span text:style-name="T9">atom4</text:span>. <text:s/>If a <text:span text:style-name="T9">velocity</text:span> argument is given, the value of the angle will change at each time step of the simulation at a rate specified by the <text:s/><text:span text:style-name="T9">velocity</text:span> argument. The <text:span text:style-name="T9">velocity</text:span> must be given in [degree/(a.u. time)].</text:p>
      <text:p text:style-name="P16">constraint list</text:p>
      <text:p text:style-name="P10">Print a list of all currently defined constraints.</text:p>
      <text:p text:style-name="P16">constraint delete <text:span text:style-name="T9">constraint_name</text:span></text:p>
      <text:p text:style-name="P10">Remove the constraint <text:span text:style-name="T9">constraint_name</text:span> from the constraint set.</text:p>
      <text:p text:style-name="P16">constraint enforce</text:p>
      <text:p text:style-name="P10">Modify atomic positions so as to enforce all constraints using the SHAKE algorithm.</text:p>
      <text:p text:style-name="P16">constraint set <text:span text:style-name="T9">constraint_name value [velocity]</text:span></text:p>
      <text:p text:style-name="P10">Modify the value of a constraint, and optionally its velocity. This applies to the distance, angle and torsion constraints only, for which the value is distance, angle and angle, respectively.</text:p>
      <text:p text:style-name="P5"/>
      <text:p text:style-name="P5">RELATED INFORMATION</text:p>
      <text:p text:style-name="Text_20_body_20_indent"><text:a xlink:type="simple" xlink:href="#5.0.6.list_atoms|outline">list_atoms</text:a>, <text:a xlink:type="simple" xlink:href="#5.0.1.angle|outline">angle</text:a>, <text:a xlink:type="simple" xlink:href="#5.0.4.distance|outline">distance</text:a>, <text:a xlink:type="simple" xlink:href="#5.0.19.torsion|outline">torsion</text:a></text:p>
      <text:h text:style-name="Heading_20_3" text:outline-level="3">distance</text:h>
      <text:p text:style-name="Text_20_body">NAME</text:p>
      <text:p text:style-name="P16">distance --print the distance between two atoms</text:p>
      <text:p text:style-name="P5">SYNOPSIS</text:p>
      <text:p text:style-name="Text_20_body_20_indent">distance <text:span text:style-name="T9">atom1 atom2</text:span></text:p>
      <text:p text:style-name="P5">DESCRIPTION</text:p>
      <text:p text:style-name="Text_20_body_20_indent">The distance command prints the value of the distance separating two atoms. In periodic samples, the printed distance is not necessarily the <text:span text:style-name="T9">minimal</text:span> distance between the two atoms.</text:p>
      <text:p text:style-name="P5">RELATED INFORMATION</text:p>
      <text:p text:style-name="Text_20_body_20_indent"><text:a xlink:type="simple" xlink:href="#5.0.1.angle|outline">angle</text:a>, <text:a xlink:type="simple" xlink:href="#5.0.19.torsion|outline">torsion</text:a></text:p>
      <text:h text:style-name="Heading_20_3" text:outline-level="3">fold_in_ws</text:h>
      <text:p text:style-name="Text_20_body">NAME</text:p>
      <text:p text:style-name="P16">fold_in_ws –fold all atoms within the Wigner-Seitz cell</text:p>
      <text:p text:style-name="P5">SYNOPSIS</text:p>
      <text:p text:style-name="Text_20_body_20_indent">fold_in_ws</text:p>
      <text:p text:style-name="P5">DESCRIPTION</text:p>
      <text:p text:style-name="Text_20_body_20_indent">The fold_in_ws command moves atoms by multiples of the unit cell lattice vectors so that all atoms are withing the Wigner-Seitz cell. </text:p>
      <text:p text:style-name="P5">RELATED INFORMATION</text:p>
      <text:p text:style-name="P13"/>
      <text:h text:style-name="Heading_20_3" text:outline-level="3"><text:soft-page-break/>help</text:h>
      <text:p text:style-name="Text_20_body">NAME</text:p>
      <text:p text:style-name="P16">help --print a brief help message about a command</text:p>
      <text:p text:style-name="P5">SYNOPSIS</text:p>
      <text:p text:style-name="Text_20_body_20_indent">help <text:span text:style-name="T9">[command]</text:span></text:p>
      <text:p text:style-name="P5">DESCRIPTION</text:p>
      <text:p text:style-name="Text_20_body_20_indent">The help command prints <text:span text:style-name="T12">a short description of the </text:span><text:span text:style-name="T9">command</text:span><text:span text:style-name="T12"> given as an argument. When used without arguments, prints a list of valid commands.</text:span></text:p>
      <text:p text:style-name="P5">RELATED INFORMATION</text:p>
      <text:h text:style-name="Heading_20_3" text:outline-level="3">kpoint</text:h>
      <text:p text:style-name="Text_20_body">NAME</text:p>
      <text:p text:style-name="P16">kpoint –define and manage the set of k-points used in the calculation of the electronic structure.</text:p>
      <text:p text:style-name="P5">SYNOPSIS</text:p>
      <text:p text:style-name="Text_20_body_20_indent">kpoint list</text:p>
      <text:p text:style-name="Text_20_body_20_indent">kpoint add <text:s/><text:span text:style-name="T9">kx ky kz weight</text:span></text:p>
      <text:p text:style-name="Text_20_body_20_indent">kpoint delete <text:s/><text:span text:style-name="T9">kx ky kz</text:span></text:p>
      <text:p text:style-name="P5">DESCRIPTION</text:p>
      <text:p text:style-name="Text_20_body_20_indent">The kpoint command is used to add and delete k-points to the set of k-points used in the electronic structure calculation. The kpoint is defined by a vector on the basis of the reciprocal lattice vectors. If reciprocal lattice vectors are <text:span text:style-name="T15">b</text:span><text:span text:style-name="T5">1</text:span><text:span text:style-name="T15"> b</text:span><text:span text:style-name="T5">2</text:span><text:span text:style-name="T15"> </text:span>and <text:span text:style-name="T15">b</text:span><text:span text:style-name="T5">3</text:span> the k-point defined by the numbers (<text:span text:style-name="T9">k</text:span><text:span text:style-name="T16">x, ky, kz) </text:span><text:span text:style-name="T18">on the command line is </text:span><text:span text:style-name="T16">kx * </text:span><text:span text:style-name="T19">b</text:span><text:span text:style-name="T6">1</text:span><text:span text:style-name="T20"> + </text:span><text:span text:style-name="T17">ky * </text:span><text:span text:style-name="T19">b</text:span><text:span text:style-name="T6">2</text:span><text:span text:style-name="T20"> + </text:span><text:span text:style-name="T17">kz * </text:span><text:span text:style-name="T19">b</text:span><text:span text:style-name="T6">3</text:span><text:span text:style-name="T20">. For example, the </text:span><text:span text:style-name="T17">X</text:span><text:span text:style-name="T20"> point of the Brillouin Zone for an FCC lattice is specified as </text:span><text:span text:style-name="T17">kx=0.5, ky=0.5, kz=0.0</text:span><text:span text:style-name="T20">.</text:span></text:p>
      <text:p text:style-name="Text_20_body_20_indent"><text:span text:style-name="T12">The list of all currently defined k-points can be printed using the command </text:span><text:span text:style-name="Source_20_Text"><text:span text:style-name="T12">kpoint list</text:span></text:span><text:span text:style-name="T12">.</text:span></text:p>
      <text:p text:style-name="P16">The sum of the <text:span text:style-name="T9">weight</text:span> arguments must add up to 1.0. This is currently not checked by Qbox.</text:p>
      <text:p text:style-name="P16">Some k-points can be defined with zero weight. In that case, the electronic wavefunctions and eigenvalues are computed at these points, but they are not included in the calculation of the charge density.</text:p>
      <text:p text:style-name="P16">By default, Qbox starts with a k-point set containing a single k-point: <text:span text:style-name="T9">k=(0,0,0) (</text:span><text:span text:style-name="T12">the </text:span><text:span text:style-name="T22">Γ</text:span><text:span text:style-name="T12"> point) with a weight of 1.0</text:span><text:span text:style-name="T9">. </text:span><text:span text:style-name="T12">When defining a k-point set, i</text:span>t is necessary to first <text:span text:style-name="T9">delete</text:span> the <text:span text:style-name="T21">Γ</text:span> point before defining other k-points. This is due to two possible reasons:</text:p>
      <text:list text:style-name="L4">
        <text:list-item>
          <text:p text:style-name="P34">The desired k-point set does not contain the <text:span text:style-name="T21">Γ</text:span> point.</text:p>
        </text:list-item>
        <text:list-item>
          <text:p text:style-name="P34">The desired k-point set contains the <text:span text:style-name="T21">Γ</text:span> point, but with a weight different from 1.0. In this case, the <text:span text:style-name="T21">Γ</text:span> point must be deleted and then added in order to be defined with the correct weight. The only way to change the weight of a k-point is to delete it and define it again.</text:p>
        </text:list-item>
      </text:list>
      <text:p text:style-name="P16">Qbox does not perform any symmetrization of the charge density to reduce the number of k-points to the irreducible wedge of the Brillouin Zone. The full set of k-points must be defined (except for the k, -k symmetry, i.e. If <text:span text:style-name="T9">k</text:span> is included in the set, then <text:span text:style-name="T9">-k</text:span> need not be included).</text:p>
      <text:p text:style-name="P16">Modifying the k-point set erases all wavefunctions. It is not possible to modify the k-point set after <text:soft-page-break/>running a calculation or after loading a sample without resetting the wavefunctions.</text:p>
      <text:p text:style-name="P16">Note: When deleting a kpoint, the arguments <text:span text:style-name="T9">kx, ky, kz</text:span><text:span text:style-name="T12"> are compared to the coordinates of the k-points currently defined. Since comparisons of floating point numbers are unreliable, the kpoint delete command will delete any k-point located within a radius of 10</text:span><text:span text:style-name="T23">-6</text:span><text:span text:style-name="T18"> of the vector (</text:span><text:span text:style-name="T16">kx, ky, kz</text:span><text:span text:style-name="T18">). Similarly, when adding a new k-point, the kpoint add command will exit without defining the new k-point and print a warning message if a previously defined k-point is located within a radius of 10</text:span><text:span text:style-name="T23">-6</text:span><text:span text:style-name="T18"> of the new kpoint.</text:span></text:p>
      <text:p text:style-name="P5">EXAMPLE</text:p>
      <text:p text:style-name="Text_20_body_20_indent">Define a set of 8 k-points for a simple cubic or orthorhombic cell. This k-point set is equivalent to doubling the cell in all three directions</text:p>
      <text:p text:style-name="Code"><text:span text:style-name="Source_20_Text">kpoint delete 0 0 0</text:span></text:p>
      <text:p text:style-name="Code"><text:span text:style-name="Source_20_Text"># Gamma point</text:span></text:p>
      <text:p text:style-name="Code"><text:span text:style-name="Source_20_Text">kpoint add <text:s/>0.0 <text:s/>0.0 <text:s/>0.0 <text:s text:c="2"/>0.125</text:span></text:p>
      <text:p text:style-name="Code"><text:span text:style-name="Source_20_Text"># X point</text:span></text:p>
      <text:p text:style-name="Code"><text:span text:style-name="Source_20_Text">kpoint add <text:s/>0.5 <text:s/>0.0 <text:s/>0.0 <text:s text:c="2"/>0.125</text:span></text:p>
      <text:p text:style-name="Code"><text:span text:style-name="Source_20_Text">kpoint add <text:s/>0.0 <text:s/>0.5 <text:s/>0.0 <text:s text:c="2"/>0.125</text:span></text:p>
      <text:p text:style-name="Code"><text:span text:style-name="Source_20_Text">kpoint add <text:s/>0.0 <text:s/>0.0 <text:s/>0.5 <text:s text:c="2"/>0.125</text:span></text:p>
      <text:p text:style-name="Code"><text:span text:style-name="Source_20_Text"># R point</text:span></text:p>
      <text:p text:style-name="Code"><text:span text:style-name="Source_20_Text">kpoint add <text:s/>0.5 <text:s/>0.5 <text:s/>0.5 <text:s text:c="2"/>0.125</text:span></text:p>
      <text:p text:style-name="Code"><text:span text:style-name="Source_20_Text"># M point</text:span></text:p>
      <text:p text:style-name="Code"><text:span text:style-name="Source_20_Text">kpoint add <text:s/>0.5 <text:s/>0.5 <text:s/>0.0 <text:s text:c="2"/>0.125</text:span></text:p>
      <text:p text:style-name="Code"><text:span text:style-name="Source_20_Text">kpoint add <text:s/>0.5 <text:s/>0.0 <text:s/>0.5 <text:s text:c="2"/>0.125</text:span></text:p>
      <text:p text:style-name="Code"><text:span text:style-name="Source_20_Text">kpoint add <text:s/>0.0 <text:s/>0.5 <text:s/>0.5 <text:s text:c="2"/>0.125</text:span></text:p>
      <text:p text:style-name="Text_20_body_20_indent"><text:span text:style-name="Source_20_Text"/></text:p>
      <text:p text:style-name="Text_20_body_20_indent">Define the <text:span text:style-name="T9">X</text:span><text:span text:style-name="T12"> and </text:span><text:span text:style-name="T9">L</text:span><text:span text:style-name="T12"> points in the Brillouin Zone of a FCC lattice, with zero weight:</text:span></text:p>
      <text:p text:style-name="Code"><text:span text:style-name="Source_20_Text"><text:span text:style-name="T12"># a1 = (a/2, a/2, 0)</text:span></text:span></text:p>
      <text:p text:style-name="Code"><text:span text:style-name="Source_20_Text"># a2 = </text:span><text:span text:style-name="Source_20_Text"><text:span text:style-name="T12">(0, a/2, a/2)</text:span></text:span></text:p>
      <text:p text:style-name="Code"><text:span text:style-name="Source_20_Text"><text:span text:style-name="T12"># a3 = </text:span></text:span><text:span text:style-name="Source_20_Text"><text:span text:style-name="T12">(a/2, 0, a/2</text:span></text:span><text:span text:style-name="Source_20_Text">)</text:span></text:p>
      <text:p text:style-name="Code"><text:span text:style-name="Source_20_Text"># b1 = </text:span><text:span text:style-name="Source_20_Text"><text:span text:style-name="T12">(2*pi/a) ( 1.0, <text:s/>1.0, -1.0)</text:span></text:span></text:p>
      <text:p text:style-name="Code"><text:span text:style-name="Source_20_Text"># b2 = </text:span><text:span text:style-name="Source_20_Text"><text:span text:style-name="T12">(2*pi/a) (-1.0, <text:s/>1.0, <text:s/>1.0)</text:span></text:span></text:p>
      <text:p text:style-name="Code"><text:span text:style-name="Source_20_Text"><text:span text:style-name="T12"># b3 = </text:span></text:span><text:span text:style-name="Source_20_Text"><text:span text:style-name="T12">(2*pi/a) ( 1.0, -1.0, <text:s/>1.0)</text:span></text:span></text:p>
      <text:p text:style-name="Code"><text:span text:style-name="Source_20_Text"># X point</text:span></text:p>
      <text:p text:style-name="Code"><text:span text:style-name="Source_20_Text"><text:span text:style-name="T12"># X = (2*pi/a) ( 1.0, 0.0, 0.0 ) = 0.5 * ( b1 + b3 )</text:span></text:span></text:p>
      <text:p text:style-name="Code"><text:span text:style-name="Source_20_Text"><text:span text:style-name="T12">kpoint 0.5 0.0 0.5 <text:s text:c="2"/>0.0000</text:span></text:span></text:p>
      <text:p text:style-name="Code"><text:span text:style-name="Source_20_Text"># L point</text:span></text:p>
      <text:p text:style-name="Code"><text:span text:style-name="Source_20_Text"><text:span text:style-name="T12"># L = (2*pi/a) ( 0.5, 0.5, 0.5 ) = 0.5 * ( b1 + b2 + b3 )</text:span></text:span></text:p>
      <text:p text:style-name="Code"><text:span text:style-name="Source_20_Text">kpoint add 0.5 0.5 0.5 <text:s text:c="2"/>0.0000</text:span></text:p>
      <text:p text:style-name="P5"/>
      <text:p text:style-name="P5">RELATED INFORMATION</text:p>
      <text:h text:style-name="Heading_20_3" text:outline-level="3">list_atoms</text:h>
      <text:p text:style-name="Text_20_body">NAME</text:p>
      <text:p text:style-name="P16">list_atoms --print a list of atoms currently defined in the sample</text:p>
      <text:p text:style-name="P5">SYNOPSIS</text:p>
      <text:p text:style-name="Text_20_body_20_indent">list_atoms</text:p>
      <text:p text:style-name="P5">DESCRIPTION</text:p>
      <text:p text:style-name="Text_20_body_20_indent"><text:soft-page-break/>The list_atoms command prints <text:span text:style-name="T12">a list of all atoms currently defined.</text:span></text:p>
      <text:p text:style-name="P5">RELATED INFORMATION</text:p>
      <text:p text:style-name="Text_20_body_20_indent"><text:a xlink:type="simple" xlink:href="#5.0.7.list_species|outline">list_species</text:a>, <text:a xlink:type="simple" xlink:href="#5.0.2.atom|outline">atom</text:a></text:p>
      <text:h text:style-name="Heading_20_3" text:outline-level="3">list_species</text:h>
      <text:p text:style-name="Text_20_body">NAME</text:p>
      <text:p text:style-name="P16">list_species --print a list of all species currently defined</text:p>
      <text:p text:style-name="P5">SYNOPSIS</text:p>
      <text:p text:style-name="P16">list_species</text:p>
      <text:p text:style-name="P5">DESCRIPTION</text:p>
      <text:p text:style-name="Text_20_body_20_indent">The list_species command prints <text:span text:style-name="T12">a list of all species currently defined. For each species, the parameters of the corresponding pseudopotential are printed.</text:span></text:p>
      <text:p text:style-name="P5">RELATED INFORMATION</text:p>
      <text:p text:style-name="Text_20_body_20_indent"><text:a xlink:type="simple" xlink:href="#5.0.6.list_atoms|outline">list_atoms</text:a>, <text:a xlink:type="simple" xlink:href="#5.0.17.species|outline">species</text:a></text:p>
      <text:h text:style-name="Heading_20_3" text:outline-level="3">load</text:h>
      <text:p text:style-name="Text_20_body">NAME</text:p>
      <text:p text:style-name="P16">load --load a sample from an XML sample document</text:p>
      <text:p text:style-name="P5">SYNOPSIS</text:p>
      <text:p text:style-name="P16">load <text:span text:style-name="T9">URI</text:span></text:p>
      <text:p text:style-name="P5">DESCRIPTION</text:p>
      <text:p text:style-name="Text_20_body_20_indent">The load command <text:span text:style-name="T12">loads a simulation sample defined in an XML document provided by the </text:span><text:span text:style-name="T9">URI</text:span><text:span text:style-name="T12"> argument. The </text:span><text:span text:style-name="T9">URI</text:span><text:span text:style-name="T12"> can be a local file, in which case Qbox will open and read the file. If </text:span><text:span text:style-name="T9">URI</text:span><text:span text:style-name="T12"> is a </text:span><text:span text:style-name="T9">URL </text:span><text:span text:style-name="T12"><text:s/>(e.g. </text:span><text:a xlink:type="simple" xlink:href="http://www.quantum-simulation.org/examples/samples/ch4.xml"><text:span text:style-name="T12">http://www.quantum-simulation.org/examples/samples/ch4.xml</text:span></text:a><text:span text:style-name="T12">) Qbox will download the document from the corresponding web site.</text:span></text:p>
      <text:p text:style-name="P16">Qbox sample documents must conform to the XML Schema definition provided at</text:p>
      <text:p text:style-name="P16"><text:s/><text:a xlink:type="simple" xlink:href="http://www.quantum-simulation.org/">http://www.quantum-simulation.org</text:a></text:p>
      <text:p text:style-name="P16"/>
      <text:p text:style-name="P5">RELATED INFORMATION</text:p>
      <text:p text:style-name="Text_20_body_20_indent"><text:a xlink:type="simple" xlink:href="#5.0.15.save|outline">save</text:a></text:p>
      <text:h text:style-name="Heading_20_3" text:outline-level="3">move</text:h>
      <text:p text:style-name="Text_20_body">NAME</text:p>
      <text:p text:style-name="P16">move --change the position of an atom</text:p>
      <text:p text:style-name="P5">SYNOPSIS</text:p>
      <text:p text:style-name="Text_20_body_20_indent">move <text:span text:style-name="T9">atom</text:span><text:span text:style-name="T12"> to </text:span><text:span text:style-name="T9">x y z</text:span></text:p>
      <text:p text:style-name="P16">move <text:span text:style-name="T9">atom</text:span> by <text:span text:style-name="T9">dx dy dz</text:span></text:p>
      <text:p text:style-name="P5"><text:soft-page-break/>DESCRIPTION</text:p>
      <text:p text:style-name="Text_20_body_20_indent">The move command <text:span text:style-name="T12">moves an atom to an absolute position specified by </text:span><text:span text:style-name="T9">x, y, z</text:span><text:span text:style-name="T12"> or by a relative displacement specified by </text:span><text:span text:style-name="T9">dx, dy, dz</text:span><text:span text:style-name="T12">. Positions or displacements must be given in atomic units (Bohr)</text:span></text:p>
      <text:p text:style-name="P5">RELATED INFORMATION</text:p>
      <text:p text:style-name="P5"/>
      <text:h text:style-name="Heading_20_3" text:outline-level="3">plot</text:h>
      <text:p text:style-name="Text_20_body">NAME</text:p>
      <text:p text:style-name="P16">plot –generate a plot file with atoms and/or charge density or orbitals</text:p>
      <text:p text:style-name="P5">SYNOPSIS</text:p>
      <text:p text:style-name="Text_20_body_20_indent">plot <text:span text:style-name="T9">filename</text:span></text:p>
      <text:p text:style-name="P16">plot -density <text:span text:style-name="T9">filename</text:span> </text:p>
      <text:p text:style-name="P16">plot -wf <text:span text:style-name="T9">n filename</text:span></text:p>
      <text:p text:style-name="P16">plot -wf <text:span text:style-name="T9">nmin nmax filename</text:span></text:p>
      <text:p text:style-name="P5">DESCRIPTION</text:p>
      <text:p text:style-name="Text_20_body_20_indent">The plot command <text:span text:style-name="T12">creates a plot file to be viewed with another rendering program such as VMD or XcrysDen. The type of output file generated depends on the arguments given to the plot command.</text:span></text:p>
      <text:list text:style-name="L5">
        <text:list-item>
          <text:p text:style-name="P43"><text:span text:style-name="T12">plot </text:span><text:span text:style-name="T9">filename</text:span></text:p>
          <text:p text:style-name="P43"><text:span text:style-name="T12">This command generates an </text:span><text:span text:style-name="T9">xyz</text:span><text:span text:style-name="T12"> file containing atomic positions only.</text:span></text:p>
        </text:list-item>
        <text:list-item>
          <text:p text:style-name="P43"><text:span text:style-name="T12">plot -density </text:span><text:span text:style-name="T9">filename</text:span></text:p>
          <text:p text:style-name="P43"><text:span text:style-name="T12">This command generates a file in </text:span><text:span text:style-name="T9">cube</text:span><text:span text:style-name="T12"> format containing the atomic positions and the total charge density</text:span></text:p>
        </text:list-item>
        <text:list-item>
          <text:p text:style-name="P43"><text:span text:style-name="T12">plot -wf </text:span><text:span text:style-name="T9">n filename</text:span></text:p>
          <text:p text:style-name="P43"><text:span text:style-name="T12">This command generates a file in </text:span><text:span text:style-name="T9">cube</text:span><text:span text:style-name="T12"> format containing the </text:span><text:span text:style-name="T9">n</text:span><text:span text:style-name="T12">-th wavefunction</text:span></text:p>
        </text:list-item>
        <text:list-item>
          <text:p text:style-name="P43"><text:span text:style-name="T12">plot -wf </text:span><text:span text:style-name="T9">nmin nmax filename</text:span></text:p>
          <text:p text:style-name="P36">Generate a file in <text:span text:style-name="T9">cube</text:span> format containing the sum of the squares of the amplitudes of the <text:s/>wavefunctions <text:span text:style-name="T9">nmin </text:span>to <text:span text:style-name="T9">nmax</text:span> inclusive</text:p>
        </text:list-item>
      </text:list>
      <text:p text:style-name="Standard"><text:span text:style-name="T12">The plot command is only working for wavefunctions at the </text:span><text:span text:style-name="T22">Γ </text:span><text:s/>point. </text:p>
      <text:p text:style-name="Standard"/>
      <text:p text:style-name="P5">RELATED INFORMATION</text:p>
      <text:p text:style-name="P5"/>
      <text:h text:style-name="Heading_20_3" text:outline-level="3">print</text:h>
      <text:p text:style-name="Text_20_body">NAME</text:p>
      <text:p text:style-name="P16">print --print the current value of a Qbox variable</text:p>
      <text:p text:style-name="P5">SYNOPSIS</text:p>
      <text:p text:style-name="Text_20_body_20_indent">print <text:span text:style-name="T9">variable</text:span></text:p>
      <text:p text:style-name="P5"><text:soft-page-break/>DESCRIPTION</text:p>
      <text:p text:style-name="Text_20_body_20_indent">The print command prints the current value <text:span text:style-name="T12">a Qbox variable. For a list of variables, see the section “</text:span><text:a xlink:type="simple" xlink:href="#6.Qbox variables|outline"><text:span text:style-name="T12">Qbox variables</text:span></text:a><text:span text:style-name="T12">”.</text:span></text:p>
      <text:p text:style-name="P5">RELATED INFORMATION</text:p>
      <text:p text:style-name="Text_20_body_20_indent"><text:a xlink:type="simple" xlink:href="#5.0.16.set|outline">set</text:a></text:p>
      <text:h text:style-name="Heading_20_3" text:outline-level="3">quit</text:h>
      <text:p text:style-name="Text_20_body">NAME</text:p>
      <text:p text:style-name="P16">quit --exit Qbox</text:p>
      <text:p text:style-name="P5">SYNOPSIS</text:p>
      <text:p text:style-name="Text_20_body_20_indent">quit</text:p>
      <text:p text:style-name="P5">DESCRIPTION</text:p>
      <text:p text:style-name="Text_20_body_20_indent">The quit command <text:span text:style-name="T12">exits Qbox without saving any information about the sample. To save the current sample, see the </text:span><text:a xlink:type="simple" xlink:href="#5.0.15.save|outline"><text:span text:style-name="T12">save</text:span></text:a><text:span text:style-name="T12"> command.</text:span></text:p>
      <text:p text:style-name="P5">RELATED INFORMATION</text:p>
      <text:p text:style-name="Text_20_body_20_indent"><text:a xlink:type="simple" xlink:href="#5.0.15.save|outline">save</text:a></text:p>
      <text:h text:style-name="Heading_20_3" text:outline-level="3">randomize_wf</text:h>
      <text:p text:style-name="Text_20_body">NAME</text:p>
      <text:p text:style-name="P16">randomize_wf --add a random perturbation to electronic wavefunctions</text:p>
      <text:p text:style-name="P5">SYNOPSIS</text:p>
      <text:p text:style-name="Text_20_body_20_indent">randomize_wf <text:span text:style-name="T9">[amplitude]</text:span></text:p>
      <text:p text:style-name="P5">DESCRIPTION</text:p>
      <text:p text:style-name="Text_20_body_20_indent">The randomize_wf command <text:span text:style-name="T12">adds random numbers to the Fourier coefficients of the electronic wavefunction. The </text:span><text:span text:style-name="T9">amplitude</text:span><text:span text:style-name="T12"> argument can be used to change the intensity of the perturbation.</text:span></text:p>
      <text:p text:style-name="P16">The randomize_wf command is used at the beginning of an electronic structure calculation when the symmetry of the atomic coordinates is high. In such situations, the iterative algorithms used to compute the electronic ground state can converge to saddle points of the energy functional instead of true minima. Using randomize_wf introduces a slight symmetry breaking which is sufficient to avoid high-symmetry saddle points. </text:p>
      <text:p text:style-name="P5">RELATED INFORMATION</text:p>
      <text:h text:style-name="Heading_20_3" text:outline-level="3">rescale_v</text:h>
      <text:p text:style-name="Text_20_body">NAME</text:p>
      <text:p text:style-name="P16">rescale_v –rescale atomic velocities</text:p>
      <text:p text:style-name="P5">SYNOPSIS</text:p>
      <text:p text:style-name="Text_20_body_20_indent">rescale_v <text:span text:style-name="T9">scaling_factor</text:span></text:p>
      <text:p text:style-name="P5">DESCRIPTION</text:p>
      <text:p text:style-name="Text_20_body_20_indent"><text:soft-page-break/>The rescale_v command rescales the velocity of all atoms by a common factor defined by the <text:span text:style-name="T9">scaling_factor </text:span><text:span text:style-name="T12">argument.</text:span></text:p>
      <text:p text:style-name="P5"><text:s/>RELATED INFORMATION</text:p>
      <text:h text:style-name="Heading_20_3" text:outline-level="3">reset_vcm</text:h>
      <text:p text:style-name="Text_20_body">NAME</text:p>
      <text:p text:style-name="P16">reset_vcm --reset the velocity of the center of mass to zero</text:p>
      <text:p text:style-name="P5">SYNOPSIS</text:p>
      <text:p text:style-name="Text_20_body_20_indent">reset_vcm</text:p>
      <text:p text:style-name="P5">DESCRIPTION</text:p>
      <text:p text:style-name="Text_20_body_20_indent">The reset_vcm command modifies the velocity of all atoms so as to ensure that the velocity of the center of mass is zero. The current value of the velocity of the center of mass is printed by the <text:a xlink:type="simple" xlink:href="#5.0.18.status|outline">status</text:a> command</text:p>
      <text:p text:style-name="P5">RELATED INFORMATION</text:p>
      <text:p text:style-name="P5"/>
      <text:h text:style-name="Heading_20_3" text:outline-level="3">run</text:h>
      <text:p text:style-name="Text_20_body">NAME</text:p>
      <text:p text:style-name="P16">run --update electronic wavefunctions and/or atomic positions</text:p>
      <text:p text:style-name="P5">SYNOPSIS</text:p>
      <text:p text:style-name="Text_20_body_20_indent">run <text:span text:style-name="T9">[-atomic_density]</text:span> <text:span text:style-name="T9">niter</text:span></text:p>
      <text:p text:style-name="P16">run <text:span text:style-name="T9">[-atomic_density]niter nitscf</text:span></text:p>
      <text:p text:style-name="P16">run <text:span text:style-name="T9">[-atomic_density]niter nitscf nite</text:span></text:p>
      <text:p text:style-name="P5">DESCRIPTION</text:p>
      <text:p text:style-name="Text_20_body_20_indent">The run command <text:span text:style-name="T12">starts a simulation in which atomic positions and/or electronic states are updated. The algorithms used to update the atomic positions and electronic states are determined by the variables </text:span><text:a xlink:type="simple" xlink:href="#6.0.1.atoms_dyn|outline"><text:span text:style-name="T12">atoms_dyn</text:span></text:a><text:span text:style-name="T12"> and </text:span><text:a xlink:type="simple" xlink:href="#6.0.26.wf_dyn|outline"><text:span text:style-name="T12">wf_dyn</text:span></text:a><text:span text:style-name="T12">. The parameters are defined as follows</text:span></text:p>
      <text:list text:style-name="L6">
        <text:list-item>
          <text:p text:style-name="P50">-atomic_density<text:span text:style-name="T12"> <text:s/>The first self-consistent iteration is started using a charge density made of a superposition of atomic charge densities.</text:span></text:p>
        </text:list-item>
      </text:list>
      <text:list text:style-name="L7">
        <text:list-item>
          <text:p text:style-name="P52"><text:span text:style-name="T10">niter</text:span><text:span text:style-name="T12"><text:tab/></text:span><text:span text:style-name="T24">T</text:span><text:span text:style-name="T12">he number of ionic steps to be performed, i.e. steps during which atomic positions are updated. This number can be zero if only electronic wavefunction updates are desired.</text:span></text:p>
        </text:list-item>
        <text:list-item>
          <text:p text:style-name="P51">nitscf<text:span text:style-name="T12"><text:tab/>The number of self-consistent electronic iterations. The charge density is updated at the beginning of each self-consistent iteration.</text:span></text:p>
        </text:list-item>
        <text:list-item>
          <text:p text:style-name="P52"><text:span text:style-name="T9">nite</text:span><text:span text:style-name="T12"><text:tab/>The number of electronic iterations performed between updates of the charge density</text:span></text:p>
        </text:list-item>
      </text:list>
      <text:p text:style-name="P16">The run command can be used in the following ways</text:p>
      <text:list text:style-name="L8">
        <text:list-item>
          <text:p text:style-name="P37">run <text:span text:style-name="T9">niter</text:span></text:p>
          <text:p text:style-name="P37">Perform <text:span text:style-name="T9">niter</text:span> ionic steps. Before each ionic step, the electronic states are updated once, and the charge density is updated (i.e. both parameters <text:span text:style-name="T9">nitscf</text:span> and <text:span text:style-name="T9">nite</text:span> default to 1). Using “run 0” computes the total energy without modifying the electronic wavefunction.</text:p>
        </text:list-item>
        <text:list-item>
          <text:p text:style-name="P37"><text:soft-page-break/>run <text:span text:style-name="T9">niter nitscf</text:span></text:p>
          <text:p text:style-name="P37">Perform <text:span text:style-name="T9">niter</text:span> ionic steps. Before each ionic step, the charge density is updated <text:span text:style-name="T9">nitscf</text:span> times. Before each update of the charge density, the electronic states are updated once (i.e. the parameter <text:span text:style-name="T9">nite</text:span> defaults to 1.</text:p>
        </text:list-item>
        <text:list-item>
          <text:p text:style-name="P37">run <text:span text:style-name="T9">niter nitscf nite</text:span></text:p>
          <text:p text:style-name="P37">Perform <text:span text:style-name="T9">niter</text:span> ionic steps. Before each ionic step, the charge density is updated <text:span text:style-name="T9">nitscf</text:span> times. Before each charge density update, the electronic states are updated <text:span text:style-name="T9">nite</text:span> times.</text:p>
        </text:list-item>
      </text:list>
      <text:p text:style-name="P16"/>
      <text:p text:style-name="P17">Example 1</text:p>
      <text:p text:style-name="P16"><text:span text:style-name="Source_20_Text"><text:span text:style-name="T12">run 0 100</text:span></text:span></text:p>
      <text:p text:style-name="P16">is used to perform 100 self-consistent electronic optimization steps. Only electronic optimization is performed. This the most common way of computing the electronic ground state.</text:p>
      <text:p text:style-name="P17">Example 2</text:p>
      <text:p text:style-name="P17"><text:span text:style-name="Source_20_Text"><text:span text:style-name="T13">run 50 10</text:span></text:span></text:p>
      <text:p text:style-name="P18">is used to perform 50 ionic steps, with 10 charge density updates before each ionic step. Before each charge density update, the electronic states are updated once.</text:p>
      <text:p text:style-name="P18"/>
      <text:p text:style-name="P17">Example 3</text:p>
      <text:p text:style-name="P18"><text:span text:style-name="Source_20_Text">run 50 5 10</text:span></text:p>
      <text:p text:style-name="P18">is used to performed 50 ionic steps. The charge density is updated 5 times before each ionic step. The electronic states are updated 10 times before each charge density update.</text:p>
      <text:p text:style-name="P18">If the variable <text:a xlink:type="simple" xlink:href="#6.0.3.cell_dyn|outline">cell_dyn</text:a> is not set to LOCKED, the unit cell parameters are updated each time the atomic positions are updated. In that case, the <text:a xlink:type="simple" xlink:href="#6.0.20.stress|outline">stress</text:a> variable must be set to ON so that the stress tensor is computed before the cell parameters are updated. </text:p>
      <text:p text:style-name="P18">Atomic positions are updated before the charge density and electronic states are updated. As a consequence, the atomic positions and the electronic structure are consistent at the end of a run command.</text:p>
      <text:p text:style-name="P5">RELATED INFORMATION</text:p>
      <text:p text:style-name="Text_20_body_20_indent">atoms_dyn, wf_dyn</text:p>
      <text:h text:style-name="Heading_20_3" text:outline-level="3">save</text:h>
      <text:p text:style-name="Text_20_body">NAME</text:p>
      <text:p text:style-name="P16">save --save the current sample into a file</text:p>
      <text:p text:style-name="P5">SYNOPSIS</text:p>
      <text:p text:style-name="Text_20_body_20_indent">save <text:span text:style-name="T9">filename</text:span></text:p>
      <text:p text:style-name="P5">DESCRIPTION</text:p>
      <text:p text:style-name="Text_20_body_20_indent">The save command <text:span text:style-name="T12">saves the current sample into a file in XML format. The format used conforms </text:span><text:span text:style-name="T12">to the XML Schema defined at </text:span><text:a xlink:type="simple" xlink:href="http://www.quantum-simulation.org/"><text:span text:style-name="T12">http://www.quantum-simulation.org.</text:span></text:a> The information saved includes the dimensions of the unit cell, atomic positions and velocities, the electronic wavefunction, and <text:soft-page-break/>optionally the time derivative of the wavefunction.</text:p>
      <text:p text:style-name="P5">RELATED INFORMATION</text:p>
      <text:p text:style-name="Text_20_body_20_indent"><text:a xlink:type="simple" xlink:href="#5.0.8.load|outline">load</text:a></text:p>
      <text:h text:style-name="Heading_20_3" text:outline-level="3">set</text:h>
      <text:p text:style-name="Text_20_body">NAME</text:p>
      <text:p text:style-name="P16">set --assign a value to a Qbox variable</text:p>
      <text:p text:style-name="P5">SYNOPSIS</text:p>
      <text:p text:style-name="Text_20_body_20_indent">set <text:span text:style-name="T9">variable value [value ...]</text:span></text:p>
      <text:p text:style-name="P5">DESCRIPTION</text:p>
      <text:p text:style-name="Text_20_body_20_indent">The set command <text:span text:style-name="T12">assigns the value(s) </text:span><text:span text:style-name="T9">value </text:span><text:span text:style-name="T12"><text:s/>to the variable </text:span><text:span text:style-name="T9">variable. </text:span><text:span text:style-name="T12">Some variables (e.g. <text:s/></text:span><text:a xlink:type="simple" xlink:href="#6.0.2.cell|outline"><text:span text:style-name="T12">cell</text:span></text:a><text:span text:style-name="T12">) are multivalued, in which case the set command requires multiple arguments.</text:span></text:p>
      <text:p text:style-name="P5">RELATED INFORMATION</text:p>
      <text:p text:style-name="Text_20_body_20_indent"><text:a xlink:type="simple" xlink:href="#5.0.10.print|outline">print</text:a></text:p>
      <text:h text:style-name="Heading_20_3" text:outline-level="3">species</text:h>
      <text:p text:style-name="Text_20_body">NAME</text:p>
      <text:p text:style-name="P16">species --define a new atomic species and add it to the list of currently known species</text:p>
      <text:p text:style-name="P5">SYNOPSIS</text:p>
      <text:p text:style-name="Text_20_body_20_indent">species <text:span text:style-name="T9">name URI</text:span></text:p>
      <text:p text:style-name="P5">DESCRIPTION</text:p>
      <text:p text:style-name="Text_20_body_20_indent">The species command <text:span text:style-name="T12">defines a new atomic species under the name </text:span><text:span text:style-name="T9">name</text:span><text:span text:style-name="T12">. The newly defined species is added to the list of currently known species. The definition is read from the given </text:span><text:span text:style-name="T9">URI</text:span><text:span text:style-name="T12">. If the </text:span><text:span text:style-name="T9">URI</text:span><text:span text:style-name="T12"> is a local file, Qbox opens and reads it. If the </text:span><text:span text:style-name="T9">URI</text:span><text:span text:style-name="T12"> is a </text:span><text:span text:style-name="T9">URL </text:span><text:span text:style-name="T12">(e.g. </text:span></text:p>
      <text:p text:style-name="P16"><text:a xlink:type="simple" xlink:href="http://www.quantum-simulation.org/examples/species/hydrogen_pbe.xml">http://www.quantum-simulation.org/examples/species/hydrogen_pbe.xml</text:a>) Qbox downloads the species definition from the corresponding web site. The species definition document must conform to the species XML Schema definition given at <text:s/><text:a xlink:type="simple" xlink:href="http://www.quantum-simulation.org/">http://www.quantum-simulation.org</text:a></text:p>
      <text:p text:style-name="P5">RELATED INFORMATION</text:p>
      <text:p text:style-name="Text_20_body"><text:a xlink:type="simple" xlink:href="#5.0.7.list_species|outline">list_species</text:a>, <text:a xlink:type="simple" xlink:href="#5.0.2.atom|outline">atom</text:a></text:p>
      <text:h text:style-name="Heading_20_3" text:outline-level="3">status</text:h>
      <text:p text:style-name="Text_20_body">NAME</text:p>
      <text:p text:style-name="P16">status --print status of the current sample</text:p>
      <text:p text:style-name="P5">SYNOPSIS</text:p>
      <text:p text:style-name="Text_20_body_20_indent">status</text:p>
      <text:p text:style-name="P5">DESCRIPTION</text:p>
      <text:p text:style-name="Text_20_body_20_indent">The status command prints <text:span text:style-name="T12">a brief summary of the characteristics of the current sample.</text:span></text:p>
      <text:p text:style-name="P5"><text:soft-page-break/>RELATED INFORMATION</text:p>
      <text:p text:style-name="P5"/>
      <text:h text:style-name="Heading_20_3" text:outline-level="3">strain</text:h>
      <text:p text:style-name="Text_20_body">NAME</text:p>
      <text:p text:style-name="P16">strain –apply strain on the system</text:p>
      <text:p text:style-name="P5">SYNOPSIS</text:p>
      <text:p text:style-name="Text_20_body_20_indent">strain [-atomsonly] [-inverse] uxx uyy uzz uxy uyz uxz</text:p>
      <text:p text:style-name="P5">DESCRIPTION</text:p>
      <text:p text:style-name="Text_20_body_20_indent">The strain <text:s/>command <text:span text:style-name="T12">modifies the shape of the unit cell and modifies the atomic positions to impose a strain defined by the component of the symmetric strain tensor u. Using the -inverse flag causes </text:span><text:span text:style-name="T12">the inverse transformation to be applied. Using -atomsonly changes the postitions of atoms without affecting the unit cell</text:span></text:p>
      <text:p text:style-name="P5">RELATED INFORMATION</text:p>
      <text:p text:style-name="P5"/>
      <text:h text:style-name="Heading_20_3" text:outline-level="3">torsion</text:h>
      <text:p text:style-name="Text_20_body">NAME</text:p>
      <text:p text:style-name="P16">torsion --print the value of the torsion angle defined by the positions of four atoms</text:p>
      <text:p text:style-name="P5">SYNOPSIS</text:p>
      <text:p text:style-name="Text_20_body_20_indent">torsion <text:span text:style-name="T9">atom1 atom2 atom3 atom4</text:span></text:p>
      <text:p text:style-name="P5">DESCRIPTION</text:p>
      <text:p text:style-name="Text_20_body_20_indent">The torsion command prints the value of the angle (dihedral) defined by the four atoms given as arguments. The names <text:span text:style-name="T9">atom1, atom2 atom3 </text:span><text:span text:style-name="T12">and </text:span><text:span text:style-name="T9">atom4</text:span><text:span text:style-name="T12"> must refer to the names of atoms currently defined in the sample.</text:span></text:p>
      <text:p text:style-name="P5">RELATED INFORMATION</text:p>
      <text:p text:style-name="P5"><text:a xlink:type="simple" xlink:href="#5.0.6.list_atoms|outline">list_atoms</text:a>, <text:a xlink:type="simple" xlink:href="#5.0.1.angle|outline">angle</text:a>, <text:a xlink:type="simple" xlink:href="#5.0.4.distance|outline">distance</text:a></text:p>
      <text:h text:style-name="Heading_20_3" text:outline-level="3">! (shell escape)</text:h>
      <text:p text:style-name="Text_20_body">NAME</text:p>
      <text:p text:style-name="P16">! (shell escape) --execute a Unix command from withing Qbox</text:p>
      <text:p text:style-name="P5">SYNOPSIS</text:p>
      <text:p text:style-name="Text_20_body_20_indent">! <text:span text:style-name="T9">command [arguments]</text:span></text:p>
      <text:p text:style-name="P5">DESCRIPTION</text:p>
      <text:p text:style-name="Text_20_body_20_indent">The ! command <text:span text:style-name="T12">executes the command given as an argument in a Unix shell.</text:span></text:p>
      <text:p text:style-name="P5">RELATED INFORMATION</text:p>
      <text:h text:style-name="P7" text:outline-level="1">Qbox variables</text:h>
      <text:h text:style-name="Heading_20_3" text:outline-level="3"><text:span text:style-name="Teletype"><text:span text:style-name="T25">atoms_dyn</text:span></text:span></text:h>
      <text:p text:style-name="Text_20_body">NAME</text:p>
      <text:p text:style-name="P16">atoms_dyn --atom dynamics control variable</text:p>
      <text:p text:style-name="P5">DESCRIPTION</text:p>
      <text:p text:style-name="Text_20_body_20_indent">The atoms_dyn variable determines the algorithm used to update atomic positions during a simulation. The following values are allowed:</text:p>
      <text:list text:style-name="L9">
        <text:list-item>
          <text:p text:style-name="P87">LOCKED: Ionic forces are not computed and atomic positions are not updated. This is the default.</text:p>
        </text:list-item>
        <text:list-item>
          <text:p text:style-name="P87">SD: Steepest Descent. Ionic forces are computed and atomic positions are updated using the steepest descent algorithm</text:p>
        </text:list-item>
      </text:list>
      <text:p text:style-name="P9"><draw:frame draw:style-name="fr1" draw:name="Object1" text:anchor-type="as-char" svg:width="1.8154in" svg:height="0.4165in" draw:z-index="0"><draw:object xlink:href="./Object 1" xlink:type="simple" xlink:show="embed" xlink:actuate="onLoad"/><draw:image xlink:href="./ObjectReplacements/Object 1" xlink:type="simple" xlink:show="embed" xlink:actuate="onLoad"/></draw:frame></text:p>
      <text:p text:style-name="P9">where <text:span text:style-name="T9">F</text:span><text:span text:style-name="T12"> is the force, </text:span><text:span text:style-name="T9">m</text:span><text:span text:style-name="T12"> is the ionic mass and </text:span><text:span text:style-name="T9">dt</text:span><text:span text:style-name="T12"> is the time step (see variable </text:span><text:a xlink:type="simple" xlink:href="#6.0.9.dt|outline"><text:span text:style-name="T12">dt</text:span></text:a><text:span text:style-name="T12">).</text:span></text:p>
      <text:list text:style-name="L10">
        <text:list-item>
          <text:p text:style-name="P93">SDA: Steepest Descent with Acceleration. <text:span text:style-name="T26">A line minimization algorithm is used to find a minimum satisfying the Wolfe conditions before changing the descent direction. Using this algorithm requires a full calculation of the electronic ground state at each ionic step, i.e. </text:span><text:span text:style-name="T11">nitscf</text:span><text:span text:style-name="T26"> &gt; 1 in the run command.</text:span></text:p>
        </text:list-item>
        <text:list-item>
          <text:p text:style-name="P93"><text:span text:style-name="T26">CG: Conjugate Gradient. A line minimization algorithm is used to find a minimum satisfying the Wolfe conditions before changing the descent direction. The Polak-Ribiere formula is used to update descent directions. Using this algorithm requires a full calculation of the electronic ground state at each ionic step, i.e. </text:span><text:span text:style-name="T11">nitscf</text:span><text:span text:style-name="T26"> &gt; 1 in the run command. Using this algorithm requires a full calculation of the electronic ground state at each ionic step, i.e. </text:span><text:span text:style-name="T11">nitscf</text:span><text:span text:style-name="T26"> &gt; 1 in the run command.</text:span></text:p>
        </text:list-item>
      </text:list>
      <text:list text:style-name="L11">
        <text:list-item>
          <text:p text:style-name="P89">MD: Molecular dynamics. Ionic forces are computed and ionic positions are updated using the Verlet algorithm</text:p>
        </text:list-item>
      </text:list>
      <text:p text:style-name="P10"><draw:frame draw:style-name="fr1" draw:name="Object2" text:anchor-type="as-char" svg:width="2.6453in" svg:height="0.4165in" draw:z-index="1"><draw:object xlink:href="./Object 3" xlink:type="simple" xlink:show="embed" xlink:actuate="onLoad"/><draw:image xlink:href="./ObjectReplacements/Object 3" xlink:type="simple" xlink:show="embed" xlink:actuate="onLoad"/></draw:frame></text:p>
      <text:p text:style-name="P10">This algorithm can be used to perform either Born-Oppenheimer molecular dynamics (using <text:span text:style-name="T9">nitscf</text:span> &gt; 1 in the run command) or Car-Parrinello molecular dynamics (<text:span text:style-name="T9">nitscf</text:span>=1). See also the <text:a xlink:type="simple" xlink:href="#6.0.26.wf_dyn|outline">wf_dyn</text:a> variable.</text:p>
      <text:list text:style-name="L11">
        <text:list-item text:start-value="1">
          <text:p text:style-name="P89">BMD: Blocked Molecular dynamics. <text:span text:style-name="T12">This algorithm updates ionic positions according to the MD algorithm (Verlet), but velocities are reset to zero every time the total energy increases. This algorithm is used to optimize geometry. It </text:span><text:span text:style-name="T13">requires a full calculation of the electronic ground state at each ionic step, i.e. </text:span><text:span text:style-name="T11">nitscf</text:span><text:span text:style-name="T13"> &gt; 1 in the run command.</text:span></text:p>
        </text:list-item>
      </text:list>
      <text:p text:style-name="Text_20_body">ALLOWED VALUES</text:p>
      <text:p text:style-name="Text_20_body_20_indent">LOCKED, SD, SDA, CG, MD, BMD</text:p>
      <text:p text:style-name="P5">RELATED INFORMATION</text:p>
      <text:p text:style-name="Text_20_body_20_indent"><text:a xlink:type="simple" xlink:href="#6.0.9.dt|outline"><text:span text:style-name="Teletype"><text:span text:style-name="T2">dt</text:span></text:span></text:a></text:p>
      <text:h text:style-name="Heading_20_3" text:outline-level="3"><text:soft-page-break/><text:span text:style-name="Teletype"><text:span text:style-name="T25">cell</text:span></text:span></text:h>
      <text:p text:style-name="Text_20_body"><text:span text:style-name="Teletype"><text:span text:style-name="T1">NAME</text:span></text:span></text:p>
      <text:p text:style-name="Text_20_body_20_indent"><text:span text:style-name="Teletype"><text:span text:style-name="T1">cell --unit cell parameters</text:span></text:span></text:p>
      <text:p text:style-name="Text_20_body">DESCRIPTION</text:p>
      <text:p text:style-name="Text_20_body_20_indent">The cell variable contains the coordinates of the three lattice vectors <draw:frame draw:style-name="fr1" draw:name="Object3" text:anchor-type="as-char" svg:width="0.5807in" svg:height="0.2091in" draw:z-index="2"><draw:object xlink:href="./Object 2" xlink:type="simple" xlink:show="embed" xlink:actuate="onLoad"/><draw:image xlink:href="./ObjectReplacements/Object 2" xlink:type="simple" xlink:show="embed" xlink:actuate="onLoad"/></draw:frame>defining the unit cell. The unit cell is defined using the <text:a xlink:type="simple" xlink:href="#5.0.16.set|outline">set</text:a> command with the following arguments </text:p>
      <text:p text:style-name="Text_20_body_20_indent"><text:tab/>set cell <text:span text:style-name="T9">a</text:span><text:span text:style-name="T8">1x</text:span> <text:span text:style-name="T9">a</text:span><text:span text:style-name="T8">1y</text:span><text:span text:style-name="T9"> a</text:span><text:span text:style-name="T8">1z</text:span> <text:span text:style-name="T9">a</text:span><text:span text:style-name="T8">2x</text:span> <text:span text:style-name="T9">a</text:span><text:span text:style-name="T8">2y</text:span> <text:span text:style-name="T9">a</text:span><text:span text:style-name="T8">2z</text:span> <text:span text:style-name="T9">a</text:span><text:span text:style-name="T8">3x</text:span> <text:span text:style-name="T9">a</text:span><text:span text:style-name="T8">3y</text:span> <text:span text:style-name="T9">a</text:span><text:span text:style-name="T8">3z</text:span> </text:p>
      <text:p text:style-name="Text_20_body_20_indent">The lattice vectors<draw:frame draw:style-name="fr1" draw:name="Object5" text:anchor-type="as-char" svg:width="0.5807in" svg:height="0.2091in" draw:z-index="11"><draw:object xlink:href="./Object 5" xlink:type="simple" xlink:show="embed" xlink:actuate="onLoad"/><draw:image xlink:href="./ObjectReplacements/Object 5" xlink:type="simple" xlink:show="embed" xlink:actuate="onLoad"/></draw:frame>form the columns of the 3x3 lattice parameter matrix <text:span text:style-name="T9">A</text:span></text:p>
      <text:p text:style-name="P19"><draw:frame draw:style-name="fr1" draw:name="Object6" text:anchor-type="as-char" svg:width="1.3366in" svg:height="0.739in" draw:z-index="15"><draw:object xlink:href="./Object 6" xlink:type="simple" xlink:show="embed" xlink:actuate="onLoad"/><draw:image xlink:href="./ObjectReplacements/Object 6" xlink:type="simple" xlink:show="embed" xlink:actuate="onLoad"/></draw:frame></text:p>
      <text:p text:style-name="P16">The default value of all cell parameters is zero.</text:p>
      <text:p text:style-name="Text_20_body">ALLOWED VALUES</text:p>
      <text:p text:style-name="Text_20_body_20_indent">positive real numbers</text:p>
      <text:p text:style-name="P5">RELATED INFORMATION</text:p>
      <text:p text:style-name="Text_20_body_20_indent"><text:a xlink:type="simple" xlink:href="#6.0.19.ref_cell|outline"><text:span text:style-name="Teletype"><text:span text:style-name="T2">ref_cell</text:span></text:span></text:a></text:p>
      <text:h text:style-name="Heading_20_3" text:outline-level="3"><text:span text:style-name="Teletype"><text:span text:style-name="T25">cell_dyn</text:span></text:span></text:h>
      <text:p text:style-name="Text_20_body"><text:span text:style-name="Teletype"><text:span text:style-name="T1">NAME</text:span></text:span></text:p>
      <text:p text:style-name="Text_20_body_20_indent"><text:span text:style-name="Teletype"><text:span text:style-name="T1">cell_dyn --cell dynamics control variable</text:span></text:span></text:p>
      <text:p text:style-name="Text_20_body">DESCRIPTION</text:p>
      <text:p text:style-name="Text_20_body_20_indent">The cell_dyn variable determines the algorithm used to update the unit cell during a simulation. The following values are allowed:</text:p>
      <text:list text:style-name="L9">
        <text:list-item text:start-value="1">
          <text:p text:style-name="P87">LOCKED: The unit cell is not updated. This is the default.</text:p>
        </text:list-item>
        <text:list-item>
          <text:p text:style-name="P87">SD: Steepest Descent. The unit cell is updated using the computed stress tensor and the steepest descent algorithm</text:p>
        </text:list-item>
      </text:list>
      <text:p text:style-name="P9"><draw:frame draw:style-name="fr1" draw:name="Object4" text:anchor-type="as-char" svg:width="3.0429in" svg:height="0.4339in" draw:z-index="3"><draw:object xlink:href="./Object 4" xlink:type="simple" xlink:show="embed" xlink:actuate="onLoad"/><draw:image xlink:href="./ObjectReplacements/Object 4" xlink:type="simple" xlink:show="embed" xlink:actuate="onLoad"/></draw:frame></text:p>
      <text:p text:style-name="P9">where <draw:frame draw:style-name="fr1" draw:name="Object7" text:anchor-type="as-char" svg:width="0.3909in" svg:height="0.1917in" draw:z-index="12"><draw:object xlink:href="./Object 7" xlink:type="simple" xlink:show="embed" xlink:actuate="onLoad"/><draw:image xlink:href="./ObjectReplacements/Object 7" xlink:type="simple" xlink:show="embed" xlink:actuate="onLoad"/></draw:frame><text:span text:style-name="T12">is the stress tensor, </text:span><text:span text:style-name="T12"><draw:frame draw:style-name="fr1" draw:name="Object8" text:anchor-type="as-char" svg:width="0.5161in" svg:height="0.2154in" draw:z-index="13"><draw:object xlink:href="./Object 8" xlink:type="simple" xlink:show="embed" xlink:actuate="onLoad"/><draw:image xlink:href="./ObjectReplacements/Object 8" xlink:type="simple" xlink:show="embed" xlink:actuate="onLoad"/></draw:frame></text:span><text:span text:style-name="T12">is the externally applied stress (variable </text:span><text:a xlink:type="simple" xlink:href="#6.0.13.ext_stress|outline"><text:span text:style-name="T12">ext_stress</text:span></text:a><text:span text:style-name="T12">), <text:s/></text:span><text:span text:style-name="T12"><draw:frame draw:style-name="fr2" draw:name="Object9" text:anchor-type="as-char" svg:y="-0.1626in" svg:width="0.2228in" svg:height="0.1839in" draw:z-index="14"><draw:object xlink:href="./Object 9" xlink:type="simple" xlink:show="embed" xlink:actuate="onLoad"/><draw:image xlink:href="./ObjectReplacements/Object 9" xlink:type="simple" xlink:show="embed" xlink:actuate="onLoad"/></draw:frame></text:span><text:span text:style-name="T12">is the volume of the unit cell, </text:span><text:span text:style-name="T12"><draw:frame draw:style-name="fr2" draw:name="Object10" text:anchor-type="as-char" svg:y="-0.1626in" svg:width="0.2898in" svg:height="0.2016in" draw:z-index="16"><draw:object xlink:href="./Object 10" xlink:type="simple" xlink:show="embed" xlink:actuate="onLoad"/><draw:image xlink:href="./ObjectReplacements/Object 10" xlink:type="simple" xlink:show="embed" xlink:actuate="onLoad"/></draw:frame></text:span><text:span text:style-name="T12">is the mass of the unit cell (variable </text:span><text:a xlink:type="simple" xlink:href="#6.0.5.cell_mass|outline"><text:span text:style-name="T12">cell_mass</text:span></text:a><text:span text:style-name="T12">), </text:span><text:span text:style-name="T9">A</text:span><text:span text:style-name="T12"> is the 3x3 lattice parameter matrix (see </text:span><text:a xlink:type="simple" xlink:href="#6.0.2.cell|outline"><text:span text:style-name="T12">cell</text:span></text:a><text:span text:style-name="T12"> variable) and </text:span><text:span text:style-name="T9">dt</text:span><text:span text:style-name="T12"> is the time step (variable </text:span><text:a xlink:type="simple" xlink:href="#6.0.8.dt|outline"><text:span text:style-name="T12">dt</text:span></text:a><text:span text:style-name="T12">).</text:span></text:p>
      <text:p text:style-name="Text_20_body">ALLOWED VALUES</text:p>
      <text:p text:style-name="Text_20_body_20_indent">LOCKED, SD</text:p>
      <text:p text:style-name="P5">RELATED INFORMATION</text:p>
      <text:p text:style-name="Text_20_body_20_indent"><text:a xlink:type="simple" xlink:href="#6.0.2.cell|outline"><text:span text:style-name="Teletype"><text:span text:style-name="T2">cell</text:span></text:span></text:a><text:span text:style-name="Teletype"><text:span text:style-name="T2">, </text:span></text:span><text:a xlink:type="simple" xlink:href="#6.0.19.ref_cell|outline"><text:span text:style-name="Teletype"><text:span text:style-name="T2">ref_cell</text:span></text:span></text:a><text:span text:style-name="Teletype"><text:span text:style-name="T2">, </text:span></text:span><text:a xlink:type="simple" xlink:href="#6.0.4.cell_lock|outline"><text:span text:style-name="Teletype"><text:span text:style-name="T2">cell_lock</text:span></text:span></text:a></text:p>
      <text:h text:style-name="Heading_20_3" text:outline-level="3"><text:soft-page-break/><text:span text:style-name="Teletype"><text:span text:style-name="T25">cell_lock</text:span></text:span></text:h>
      <text:p text:style-name="Text_20_body"><text:span text:style-name="Teletype"><text:span text:style-name="T1">NAME</text:span></text:span></text:p>
      <text:p text:style-name="Text_20_body_20_indent"><text:span text:style-name="Teletype"><text:span text:style-name="T1">cell_lock --cell dynamics constraints control variable</text:span></text:span></text:p>
      <text:p text:style-name="Text_20_body">DESCRIPTION</text:p>
      <text:p text:style-name="Text_20_body_20_indent">The cell_lock variable is used to restrict the possible changes of the unit cell parameters. The allowed values are</text:p>
      <text:list text:style-name="L12">
        <text:list-item>
          <text:p text:style-name="P54">OFF:<text:tab/>No restriction on the unit cell parameters are enforced. This is the default.</text:p>
        </text:list-item>
        <text:list-item>
          <text:p text:style-name="P54">A: <text:tab/>The lattice vector <draw:frame draw:style-name="fr1" draw:name="Object11" text:anchor-type="as-char" svg:width="0.2189in" svg:height="0.2091in" draw:z-index="17"><draw:object xlink:href="./Object 11" xlink:type="simple" xlink:show="embed" xlink:actuate="onLoad"/><draw:image xlink:href="./ObjectReplacements/Object 11" xlink:type="simple" xlink:show="embed" xlink:actuate="onLoad"/></draw:frame>is fixed.</text:p>
        </text:list-item>
        <text:list-item>
          <text:p text:style-name="P54">B: <text:tab/>The lattice vector <draw:frame draw:style-name="fr1" draw:name="Object12" text:anchor-type="as-char" svg:width="0.2193in" svg:height="0.2091in" draw:z-index="18"><draw:object xlink:href="./Object 12" xlink:type="simple" xlink:show="embed" xlink:actuate="onLoad"/><draw:image xlink:href="./ObjectReplacements/Object 12" xlink:type="simple" xlink:show="embed" xlink:actuate="onLoad"/></draw:frame>is fixed.</text:p>
        </text:list-item>
        <text:list-item>
          <text:p text:style-name="P54">C: <text:tab/>The lattice vector <draw:frame draw:style-name="fr1" draw:name="Object13" text:anchor-type="as-char" svg:width="0.2189in" svg:height="0.2091in" draw:z-index="19"><draw:object xlink:href="./Object 13" xlink:type="simple" xlink:show="embed" xlink:actuate="onLoad"/><draw:image xlink:href="./ObjectReplacements/Object 13" xlink:type="simple" xlink:show="embed" xlink:actuate="onLoad"/></draw:frame>is fixed.</text:p>
        </text:list-item>
        <text:list-item>
          <text:p text:style-name="P54">AB: <text:tab/>The lattice vectors <draw:frame draw:style-name="fr1" draw:name="Object14" text:anchor-type="as-char" svg:width="0.2189in" svg:height="0.2091in" draw:z-index="21"><draw:object xlink:href="./Object 14" xlink:type="simple" xlink:show="embed" xlink:actuate="onLoad"/><draw:image xlink:href="./ObjectReplacements/Object 14" xlink:type="simple" xlink:show="embed" xlink:actuate="onLoad"/></draw:frame>and<draw:frame draw:style-name="fr1" draw:name="Object15" text:anchor-type="as-char" svg:width="0.2193in" svg:height="0.2091in" draw:z-index="22"><draw:object xlink:href="./Object 15" xlink:type="simple" xlink:show="embed" xlink:actuate="onLoad"/><draw:image xlink:href="./ObjectReplacements/Object 15" xlink:type="simple" xlink:show="embed" xlink:actuate="onLoad"/></draw:frame>are fixed.</text:p>
        </text:list-item>
        <text:list-item>
          <text:p text:style-name="P54">AC:<text:tab/>The lattice vectors <draw:frame draw:style-name="fr1" draw:name="Object16" text:anchor-type="as-char" svg:width="0.2189in" svg:height="0.2091in" draw:z-index="23"><draw:object xlink:href="./Object 16" xlink:type="simple" xlink:show="embed" xlink:actuate="onLoad"/><draw:image xlink:href="./ObjectReplacements/Object 16" xlink:type="simple" xlink:show="embed" xlink:actuate="onLoad"/></draw:frame>and<draw:frame draw:style-name="fr1" draw:name="Object17" text:anchor-type="as-char" svg:width="0.2189in" svg:height="0.2091in" draw:z-index="24"><draw:object xlink:href="./Object 17" xlink:type="simple" xlink:show="embed" xlink:actuate="onLoad"/><draw:image xlink:href="./ObjectReplacements/Object 17" xlink:type="simple" xlink:show="embed" xlink:actuate="onLoad"/></draw:frame>are fixed.</text:p>
        </text:list-item>
        <text:list-item>
          <text:p text:style-name="P54">BC:<text:tab/>The lattice vectors <draw:frame draw:style-name="fr1" draw:name="Object18" text:anchor-type="as-char" svg:width="0.2193in" svg:height="0.2091in" draw:z-index="25"><draw:object xlink:href="./Object 18" xlink:type="simple" xlink:show="embed" xlink:actuate="onLoad"/><draw:image xlink:href="./ObjectReplacements/Object 18" xlink:type="simple" xlink:show="embed" xlink:actuate="onLoad"/></draw:frame>and<draw:frame draw:style-name="fr1" draw:name="Object19" text:anchor-type="as-char" svg:width="0.2189in" svg:height="0.2091in" draw:z-index="26"><draw:object xlink:href="./Object 19" xlink:type="simple" xlink:show="embed" xlink:actuate="onLoad"/><draw:image xlink:href="./ObjectReplacements/Object 19" xlink:type="simple" xlink:show="embed" xlink:actuate="onLoad"/></draw:frame>are fixed.</text:p>
        </text:list-item>
        <text:list-item>
          <text:p text:style-name="P54">ABC:<text:tab/>All lattice vectors are fixed. This is equivalent to <text:a xlink:type="simple" xlink:href="#6.0.3.cell_dyn|outline">cell_dyn</text:a> = LOCKED.</text:p>
        </text:list-item>
        <text:list-item>
          <text:p text:style-name="P54">S:<text:tab/>The shape of the unit cell is preserved. Lattice vectors can change length but not <text:tab/>direction.</text:p>
        </text:list-item>
        <text:list-item>
          <text:p text:style-name="P54">AS:<text:tab/>The lattice vector <draw:frame draw:style-name="fr1" draw:name="Object20" text:anchor-type="as-char" svg:width="0.2189in" svg:height="0.2091in" draw:z-index="27"><draw:object xlink:href="./Object 20" xlink:type="simple" xlink:show="embed" xlink:actuate="onLoad"/><draw:image xlink:href="./ObjectReplacements/Object 20" xlink:type="simple" xlink:show="embed" xlink:actuate="onLoad"/></draw:frame>is fixed and the shape of the unit cell is preserved.</text:p>
        </text:list-item>
        <text:list-item>
          <text:p text:style-name="P54">BS:<text:tab/>The lattice vector <draw:frame draw:style-name="fr1" draw:name="Object21" text:anchor-type="as-char" svg:width="0.2193in" svg:height="0.2091in" draw:z-index="28"><draw:object xlink:href="./Object 21" xlink:type="simple" xlink:show="embed" xlink:actuate="onLoad"/><draw:image xlink:href="./ObjectReplacements/Object 21" xlink:type="simple" xlink:show="embed" xlink:actuate="onLoad"/></draw:frame>is fixed and the shape of the unit cell is preserved.</text:p>
        </text:list-item>
        <text:list-item>
          <text:p text:style-name="P54">CS:<text:tab/>The lattice vector <draw:frame draw:style-name="fr1" draw:name="Object22" text:anchor-type="as-char" svg:width="0.2189in" svg:height="0.2091in" draw:z-index="29"><draw:object xlink:href="./Object 22" xlink:type="simple" xlink:show="embed" xlink:actuate="onLoad"/><draw:image xlink:href="./ObjectReplacements/Object 22" xlink:type="simple" xlink:show="embed" xlink:actuate="onLoad"/></draw:frame>is fixed and the shape of the unit cell is preserved.</text:p>
        </text:list-item>
        <text:list-item>
          <text:p text:style-name="P54">ABS:<text:tab/>The lattice vectors <draw:frame draw:style-name="fr1" draw:name="Object24" text:anchor-type="as-char" svg:width="0.2189in" svg:height="0.2091in" draw:z-index="30"><draw:object xlink:href="./Object 24" xlink:type="simple" xlink:show="embed" xlink:actuate="onLoad"/><draw:image xlink:href="./ObjectReplacements/Object 24" xlink:type="simple" xlink:show="embed" xlink:actuate="onLoad"/></draw:frame>and<draw:frame draw:style-name="fr1" draw:name="Object26" text:anchor-type="as-char" svg:width="0.2193in" svg:height="0.2091in" draw:z-index="31"><draw:object xlink:href="./Object 26" xlink:type="simple" xlink:show="embed" xlink:actuate="onLoad"/><draw:image xlink:href="./ObjectReplacements/Object 26" xlink:type="simple" xlink:show="embed" xlink:actuate="onLoad"/></draw:frame>are fixed and the shape of the unit cell is preserved.</text:p>
        </text:list-item>
        <text:list-item>
          <text:p text:style-name="P54">ACS:<text:tab/>The lattice vectors <draw:frame draw:style-name="fr1" draw:name="Object25" text:anchor-type="as-char" svg:width="0.2189in" svg:height="0.2091in" draw:z-index="33"><draw:object xlink:href="./Object 25" xlink:type="simple" xlink:show="embed" xlink:actuate="onLoad"/><draw:image xlink:href="./ObjectReplacements/Object 25" xlink:type="simple" xlink:show="embed" xlink:actuate="onLoad"/></draw:frame>and<draw:frame draw:style-name="fr1" draw:name="Object27" text:anchor-type="as-char" svg:width="0.2189in" svg:height="0.2091in" draw:z-index="34"><draw:object xlink:href="./Object 27" xlink:type="simple" xlink:show="embed" xlink:actuate="onLoad"/><draw:image xlink:href="./ObjectReplacements/Object 27" xlink:type="simple" xlink:show="embed" xlink:actuate="onLoad"/></draw:frame>are fixed and the shape of the unit cell is preserved.</text:p>
        </text:list-item>
        <text:list-item>
          <text:p text:style-name="P54">BCS:<text:tab/>The lattice vectors <draw:frame draw:style-name="fr1" draw:name="Object28" text:anchor-type="as-char" svg:width="0.2193in" svg:height="0.2091in" draw:z-index="35"><draw:object xlink:href="./Object 28" xlink:type="simple" xlink:show="embed" xlink:actuate="onLoad"/><draw:image xlink:href="./ObjectReplacements/Object 28" xlink:type="simple" xlink:show="embed" xlink:actuate="onLoad"/></draw:frame>and<draw:frame draw:style-name="fr1" draw:name="Object23" text:anchor-type="as-char" svg:width="0.2189in" svg:height="0.2091in" draw:z-index="36"><draw:object xlink:href="./Object 23" xlink:type="simple" xlink:show="embed" xlink:actuate="onLoad"/><draw:image xlink:href="./ObjectReplacements/Object 23" xlink:type="simple" xlink:show="embed" xlink:actuate="onLoad"/></draw:frame>are fixed and the shape of the unit cell is preserved.</text:p>
        </text:list-item>
        <text:list-item>
          <text:p text:style-name="P54">R:<text:tab/>The aspect ratio of the unit cell is preserved. All lattice vectors are rescaled by the <text:tab/>same constant.</text:p>
        </text:list-item>
      </text:list>
      <text:p text:style-name="Text_20_body">ALLOWED VALUES</text:p>
      <text:p text:style-name="Text_20_body_20_indent">OFF, A, B, C, AB, AC, BC, ABC, S, AS, BS, CS, ABS, ACS, BCS, R</text:p>
      <text:p text:style-name="P5">RELATED INFORMATION</text:p>
      <text:p text:style-name="Text_20_body_20_indent"><text:a xlink:type="simple" xlink:href="#6.0.2.cell|outline"><text:span text:style-name="Teletype"><text:span text:style-name="T2">cell</text:span></text:span></text:a><text:span text:style-name="Teletype"><text:span text:style-name="T2">, </text:span></text:span><text:a xlink:type="simple" xlink:href="#6.0.3.cell_dyn|outline"><text:span text:style-name="Teletype"><text:span text:style-name="T2">cell_dyn</text:span></text:span></text:a><text:span text:style-name="Teletype"><text:span text:style-name="T2">, </text:span></text:span><text:a xlink:type="simple" xlink:href="#6.0.5.cell_mass|outline"><text:span text:style-name="Teletype"><text:span text:style-name="T2">cell_mass</text:span></text:span></text:a></text:p>
      <text:h text:style-name="Heading_20_3" text:outline-level="3"><text:span text:style-name="Teletype"><text:span text:style-name="T25">cell_mass</text:span></text:span></text:h>
      <text:p text:style-name="Text_20_body"><text:span text:style-name="Teletype"><text:span text:style-name="T1">NAME</text:span></text:span></text:p>
      <text:p text:style-name="Text_20_body_20_indent"><text:span text:style-name="Teletype"><text:span text:style-name="T1">cell_mass --mass of the unit cell</text:span></text:span></text:p>
      <text:p text:style-name="Text_20_body">DESCRIPTION</text:p>
      <text:p text:style-name="Text_20_body_20_indent">The cell_mass variable is the mass of the unit cell in atomic units (in which the mass of a carbon atom is 12.0). The default value is 10000.</text:p>
      <text:p text:style-name="Text_20_body"><text:soft-page-break/>ALLOWED VALUES</text:p>
      <text:p text:style-name="Text_20_body_20_indent">positive real values</text:p>
      <text:p text:style-name="P5">RELATED INFORMATION</text:p>
      <text:p text:style-name="P13"><text:a xlink:type="simple" xlink:href="#6.0.2.cell|outline"><text:span text:style-name="Teletype"><text:span text:style-name="T2">cell</text:span></text:span></text:a><text:span text:style-name="Teletype"><text:span text:style-name="T2">, </text:span></text:span><text:a xlink:type="simple" xlink:href="#6.0.3.cell_dyn|outline"><text:span text:style-name="Teletype"><text:span text:style-name="T2">cell_dyn</text:span></text:span></text:a></text:p>
      <text:h text:style-name="Heading_20_3" text:outline-level="3"><text:span text:style-name="Teletype"><text:span text:style-name="T25">charge_mix_coeff<text:tab/></text:span></text:span></text:h>
      <text:p text:style-name="Text_20_body"><text:span text:style-name="Teletype"><text:span text:style-name="T1">NAME</text:span></text:span></text:p>
      <text:p text:style-name="Text_20_body_20_indent"><text:span text:style-name="Teletype"><text:span text:style-name="T1">charge_mix_coeff --charge density mixing coefficient</text:span></text:span></text:p>
      <text:p text:style-name="Text_20_body">DESCRIPTION</text:p>
      <text:p text:style-name="Text_20_body_20_indent">The charge density mixing coefficient is used to update the electronic charge density during self-consistent iterations (see <text:a xlink:type="simple" xlink:href="#6.0.7.charge_mix_ndim |outline">charge_mix_ndim</text:a>). The default value is 0.5. Smaller values can be used to accelerate the convergence of self-consistent iterations in metallic systems.</text:p>
      <text:p text:style-name="Text_20_body">ALLOWED VALUES</text:p>
      <text:p text:style-name="Text_20_body_20_indent">real values in the interval [0,1]</text:p>
      <text:p text:style-name="P5">RELATED INFORMATION</text:p>
      <text:p text:style-name="Text_20_body_20_indent"><text:a xlink:type="simple" xlink:href="#6.0.7.charge_mix_rcut|outline"><text:span text:style-name="Teletype"><text:span text:style-name="T2">charge_mix_rcut,</text:span></text:span></text:a><text:a xlink:type="simple" xlink:href="#6.0.7.charge_mix_rcut|outline"><text:span text:style-name="Teletype"><text:span text:style-name="T3"> <text:s/></text:span></text:span></text:a><text:a xlink:type="simple" xlink:href="#6.0.7.charge_mix_ndim |outline"><text:span text:style-name="Teletype">charge_mix_ndim</text:span></text:a></text:p>
      <text:h text:style-name="Heading_20_3" text:outline-level="3"><text:span text:style-name="Teletype"><text:span text:style-name="T25">charge_mix_ndim<text:tab/></text:span></text:span></text:h>
      <text:p text:style-name="Text_20_body"><text:span text:style-name="Teletype"><text:span text:style-name="T1">NAME</text:span></text:span></text:p>
      <text:p text:style-name="Text_20_body_20_indent"><text:span text:style-name="Teletype"><text:span text:style-name="T1">charge_mix_ndim –dimension of Anderson acceleration of charge mixing</text:span></text:span></text:p>
      <text:p text:style-name="Text_20_body">DESCRIPTION</text:p>
      <text:p text:style-name="Text_20_body_20_indent">The charge_mix_ndim parameter <text:span text:style-name="T9">n</text:span> determines how many previous charge density corrections are used <text:s/>in the Anderson acceleration of the charge mixing scheme. <text:span text:style-name="T12">The</text:span> new input charge density is computed according to</text:p>
      <text:p text:style-name="Text_20_body_20_indent"><draw:frame draw:style-name="fr1" draw:name="Object59" text:anchor-type="as-char" svg:width="1.0098in" svg:height="0.2327in" draw:z-index="37"><draw:object xlink:href="./Object 59" xlink:type="simple" xlink:show="embed" xlink:actuate="onLoad"/><draw:image xlink:href="./ObjectReplacements/Object 59" xlink:type="simple" xlink:show="embed" xlink:actuate="onLoad"/></draw:frame></text:p>
      <text:p text:style-name="Text_20_body_20_indent">where <draw:frame draw:style-name="fr1" draw:name="Object60" text:anchor-type="as-char" svg:width="0.1811in" svg:height="0.1839in" draw:z-index="38"><draw:object xlink:href="./Object 60" xlink:type="simple" xlink:show="embed" xlink:actuate="onLoad"/><draw:image xlink:href="./ObjectReplacements/Object 60" xlink:type="simple" xlink:show="embed" xlink:actuate="onLoad"/></draw:frame>is the charge mixing coefficient (<text:a xlink:type="simple" xlink:href="#6.0.6.charge_mix_coeff |outline">charge_mix_coeff</text:a>) and <draw:frame draw:style-name="fr1" draw:name="Object61" text:anchor-type="as-char" svg:width="0.1598in" svg:height="0.1839in" draw:z-index="39"><draw:object xlink:href="./Object 61" xlink:type="simple" xlink:show="embed" xlink:actuate="onLoad"/><draw:image xlink:href="./ObjectReplacements/Object 61" xlink:type="simple" xlink:show="embed" xlink:actuate="onLoad"/></draw:frame>is the least-squares residual in the subspace spanned by the <text:span text:style-name="T9">n</text:span><text:span text:style-name="T12"> previous charge density corrections</text:span></text:p>
      <text:p text:style-name="P16"><draw:frame draw:style-name="fr1" draw:name="Object62" text:anchor-type="as-char" svg:width="2.1571in" svg:height="0.4484in" draw:z-index="41"><draw:object xlink:href="./Object 62" xlink:type="simple" xlink:show="embed" xlink:actuate="onLoad"/><draw:image xlink:href="./ObjectReplacements/Object 62" xlink:type="simple" xlink:show="embed" xlink:actuate="onLoad"/></draw:frame></text:p>
      <text:p text:style-name="P16">where <draw:frame draw:style-name="fr1" draw:name="Object63" text:anchor-type="as-char" svg:width="1.1382in" svg:height="0.2327in" draw:z-index="46"><draw:object xlink:href="./Object 63" xlink:type="simple" xlink:show="embed" xlink:actuate="onLoad"/><draw:image xlink:href="./ObjectReplacements/Object 63" xlink:type="simple" xlink:show="embed" xlink:actuate="onLoad"/></draw:frame>is the difference between the output and input charge density of the self-consistent iteration <text:span text:style-name="T9">k,</text:span> and </text:p>
      <text:p text:style-name="P16"><draw:frame draw:style-name="fr1" draw:name="Object64" text:anchor-type="as-char" svg:width="1.8362in" svg:height="0.4484in" draw:z-index="47"><draw:object xlink:href="./Object 64" xlink:type="simple" xlink:show="embed" xlink:actuate="onLoad"/><draw:image xlink:href="./ObjectReplacements/Object 64" xlink:type="simple" xlink:show="embed" xlink:actuate="onLoad"/></draw:frame></text:p>
      <text:p text:style-name="P16">The coefficients <draw:frame draw:style-name="fr1" draw:name="Object65" text:anchor-type="as-char" svg:width="0.198in" svg:height="0.2091in" draw:z-index="48"><draw:object xlink:href="./Object 65" xlink:type="simple" xlink:show="embed" xlink:actuate="onLoad"/><draw:image xlink:href="./ObjectReplacements/Object 65" xlink:type="simple" xlink:show="embed" xlink:actuate="onLoad"/></draw:frame>are chosen so as to minimize <draw:frame draw:style-name="fr1" draw:name="Object66" text:anchor-type="as-char" svg:width="0.3638in" svg:height="0.2327in" draw:z-index="49"><draw:object xlink:href="./Object 66" xlink:type="simple" xlink:show="embed" xlink:actuate="onLoad"/><draw:image xlink:href="./ObjectReplacements/Object 66" xlink:type="simple" xlink:show="embed" xlink:actuate="onLoad"/></draw:frame>in a row-weighted least squares sense.</text:p>
      <text:p text:style-name="Text_20_body_20_indent">The weight used in the LS calculation is the Kerker screening function</text:p>
      <text:p text:style-name="Text_20_body_20_indent"><draw:frame draw:style-name="fr1" draw:name="Object31" text:anchor-type="as-char" svg:width="1.0984in" svg:height="0.4654in" draw:z-index="50"><draw:object xlink:href="./Object 29" xlink:type="simple" xlink:show="embed" xlink:actuate="onLoad"/><draw:image xlink:href="./ObjectReplacements/Object 29" xlink:type="simple" xlink:show="embed" xlink:actuate="onLoad"/></draw:frame></text:p>
      <text:p text:style-name="Text_20_body_20_indent"><text:soft-page-break/>where <draw:frame draw:style-name="fr1" draw:name="Object32" text:anchor-type="as-char" svg:width="0.7764in" svg:height="0.2091in" draw:z-index="51"><draw:object xlink:href="./Object 30" xlink:type="simple" xlink:show="embed" xlink:actuate="onLoad"/><draw:image xlink:href="./ObjectReplacements/Object 30" xlink:type="simple" xlink:show="embed" xlink:actuate="onLoad"/></draw:frame>and <draw:frame draw:style-name="fr1" draw:name="Object33" text:anchor-type="as-char" svg:width="0.2008in" svg:height="0.2091in" draw:z-index="52"><draw:object xlink:href="./Object 31" xlink:type="simple" xlink:show="embed" xlink:actuate="onLoad"/><draw:image xlink:href="./ObjectReplacements/Object 31" xlink:type="simple" xlink:show="embed" xlink:actuate="onLoad"/></draw:frame>is the charge mixing cutoff radius (<text:a xlink:type="simple" xlink:href="#6.0.8.charge_mix_rcut|outline">charge_mix_rcut</text:a>). </text:p>
      <text:p text:style-name="Text_20_body_20_indent">The default value of<text:span text:style-name="T9"> n </text:span><text:span text:style-name="T12">is </text:span>3. </text:p>
      <text:p text:style-name="Text_20_body">SPECIAL VALUES</text:p>
      <text:p text:style-name="P19"><text:span text:style-name="T12">Using </text:span>n<text:span text:style-name="T12">=0 leads to simple mixing: </text:span><text:span text:style-name="T12"><draw:frame draw:style-name="fr1" draw:name="Object67" text:anchor-type="as-char" svg:width="1.7547in" svg:height="0.2327in" draw:z-index="53"><draw:object xlink:href="./Object 67" xlink:type="simple" xlink:show="embed" xlink:actuate="onLoad"/><draw:image xlink:href="./ObjectReplacements/Object 67" xlink:type="simple" xlink:show="embed" xlink:actuate="onLoad"/></draw:frame></text:span></text:p>
      <text:p text:style-name="Text_20_body">ALLOWED VALUES</text:p>
      <text:p text:style-name="Text_20_body_20_indent">non-negative integers</text:p>
      <text:p text:style-name="P5">RELATED INFORMATION</text:p>
      <text:p text:style-name="P20"><text:a xlink:type="simple" xlink:href="#6.0.7.charge_mix_rcut|outline"><text:span text:style-name="Teletype"><text:span text:style-name="T2">charge_mix_rcut</text:span></text:span></text:a><text:a xlink:type="simple" xlink:href="#6.0.7.charge_mix_rcut|outline"><text:span text:style-name="Teletype"><text:span text:style-name="T3">, </text:span></text:span></text:a><text:a xlink:type="simple" xlink:href="#6.0.6.charge_mix_coeff |outline"><text:span text:style-name="Teletype"><text:span text:style-name="T27">charge_mix_coeff</text:span></text:span></text:a></text:p>
      <text:h text:style-name="Heading_20_3" text:outline-level="3"><text:span text:style-name="Teletype"><text:span text:style-name="T25">charge_mix_rcut</text:span></text:span></text:h>
      <text:p text:style-name="Text_20_body"><text:span text:style-name="Teletype"><text:span text:style-name="T1">NAME</text:span></text:span></text:p>
      <text:p text:style-name="Text_20_body_20_indent"><text:span text:style-name="Teletype"><text:span text:style-name="T1">charge_mix_rcut --charge mixing cutoff radius</text:span></text:span></text:p>
      <text:p text:style-name="Text_20_body">DESCRIPTION</text:p>
      <text:p text:style-name="Text_20_body_20_indent">The charge_mix_rcut variable is used to define the range of the Coulomb interaction in the Kerker screening function used in the charge density mixing scheme (see <text:a xlink:type="simple" xlink:href="#6.0.7.charge_mix_ndim |outline">charge_mix_ndim</text:a>).</text:p>
      <text:p text:style-name="Text_20_body_20_indent">The default value of charge_mix_rcut is 10 a.u.</text:p>
      <text:p text:style-name="Text_20_body_20_indent">If charge_mix_rcut is set to zero, no screening is used.</text:p>
      <text:p text:style-name="Text_20_body">ALLOWED VALUES</text:p>
      <text:p text:style-name="Text_20_body_20_indent">positive real numbers</text:p>
      <text:p text:style-name="P5">RELATED INFORMATION</text:p>
      <text:p text:style-name="Standard"><text:a xlink:type="simple" xlink:href="#6.0.7.charge_mix_ndim |outline"><text:span text:style-name="Teletype"><text:span text:style-name="T28">charge_mix_ndim</text:span></text:span></text:a> , <text:s/><text:a xlink:type="simple" xlink:href="#6.0.7.charge_mix_ndim |outline">charge_mix_ndim</text:a></text:p>
      <text:h text:style-name="Heading_20_3" text:outline-level="3"><text:span text:style-name="Teletype"><text:span text:style-name="T25">debug</text:span></text:span></text:h>
      <text:p text:style-name="Text_20_body"><text:span text:style-name="Teletype"><text:span text:style-name="T1">NAME</text:span></text:span></text:p>
      <text:p text:style-name="Text_20_body_20_indent"><text:span text:style-name="Teletype"><text:span text:style-name="T1">debug --debug parameters</text:span></text:span></text:p>
      <text:p text:style-name="Text_20_body">DESCRIPTION</text:p>
      <text:p text:style-name="Text_20_body_20_indent">The debug variable is used to pass debug parameters to Qbox. It is not intended for normal use.</text:p>
      <text:p text:style-name="Text_20_body">ALLOWED VALUES</text:p>
      <text:p text:style-name="Text_20_body_20_indent">character strings</text:p>
      <text:p text:style-name="P5">RELATED INFORMATION</text:p>
      <text:p text:style-name="Text_20_body_20_indent"><text:span text:style-name="Teletype"><text:span text:style-name="T2"/></text:span></text:p>
      <text:h text:style-name="Heading_20_3" text:outline-level="3"><text:span text:style-name="Teletype"><text:span text:style-name="T25">dt</text:span></text:span></text:h>
      <text:p text:style-name="Text_20_body"><text:span text:style-name="Teletype"><text:span text:style-name="T1">NAME</text:span></text:span></text:p>
      <text:p text:style-name="Text_20_body_20_indent"><text:span text:style-name="Teletype"><text:span text:style-name="T1">dt --simulation time step</text:span></text:span></text:p>
      <text:p text:style-name="Text_20_body">DESCRIPTION</text:p>
      <text:p text:style-name="Text_20_body_20_indent"><text:soft-page-break/>The dt variable is the simulation time step in atomic units of time (1 a.u. of time = 0.02418885 fs). The default value is 3 a.u.</text:p>
      <text:p text:style-name="Text_20_body">ALLOWED VALUES</text:p>
      <text:p text:style-name="Text_20_body_20_indent">non-negative real numbers</text:p>
      <text:p text:style-name="P5">RELATED INFORMATION</text:p>
      <text:p text:style-name="Text_20_body_20_indent"><text:a xlink:type="simple" xlink:href="#6.0.1.atoms_dyn|outline"><text:span text:style-name="Teletype"><text:span text:style-name="T2">atoms_dyn</text:span></text:span></text:a><text:span text:style-name="Teletype"><text:span text:style-name="T2">, </text:span></text:span><text:a xlink:type="simple" xlink:href="#6.0.26.wf_dyn|outline"><text:span text:style-name="Teletype"><text:span text:style-name="T2">wf_dyn</text:span></text:span></text:a><text:span text:style-name="Teletype"><text:span text:style-name="T2">, </text:span></text:span><text:a xlink:type="simple" xlink:href="#6.0.3.cell_dyn|outline"><text:span text:style-name="Teletype"><text:span text:style-name="T2">cell_dyn</text:span></text:span></text:a></text:p>
      <text:h text:style-name="Heading_20_3" text:outline-level="3"><text:span text:style-name="Teletype"><text:span text:style-name="T25">ecut</text:span></text:span></text:h>
      <text:p text:style-name="Text_20_body"><text:span text:style-name="Teletype"><text:span text:style-name="T1">NAME</text:span></text:span></text:p>
      <text:p text:style-name="Text_20_body_20_indent"><text:span text:style-name="Teletype"><text:span text:style-name="T1">ecut --plane-wave basis energy cutoff</text:span></text:span></text:p>
      <text:p text:style-name="Text_20_body">DESCRIPTION</text:p>
      <text:p text:style-name="Text_20_body_20_indent">The ecut variable defines the size of the plane wave basis used to define the electronic wavefunctions. It must given in Rydberg units. The wavefunction plane wave basis consists of all plane waves having a kinetic energy smaller than<draw:frame draw:style-name="fr1" draw:name="Object34" text:anchor-type="as-char" svg:width="0.3209in" svg:height="0.2091in" draw:z-index="54"><draw:object xlink:href="./Object 34" xlink:type="simple" xlink:show="embed" xlink:actuate="onLoad"/><draw:image xlink:href="./ObjectReplacements/Object 34" xlink:type="simple" xlink:show="embed" xlink:actuate="onLoad"/></draw:frame>. The charge density and the total potential are described using a larger basis set that includes all plane waves with a kinetic energy smaller than <draw:frame draw:style-name="fr1" draw:name="Object35" text:anchor-type="as-char" svg:width="0.4319in" svg:height="0.2091in" draw:z-index="55"><draw:object xlink:href="./Object 35" xlink:type="simple" xlink:show="embed" xlink:actuate="onLoad"/><draw:image xlink:href="./ObjectReplacements/Object 35" xlink:type="simple" xlink:show="embed" xlink:actuate="onLoad"/></draw:frame>. The default value of ecut is zero, in which case the plane wave basis contains one basis function--the plane wave of wavevector<draw:frame draw:style-name="fr1" draw:name="Object36" text:anchor-type="as-char" svg:width="0.4339in" svg:height="0.1839in" draw:z-index="56"><draw:object xlink:href="./Object 36" xlink:type="simple" xlink:show="embed" xlink:actuate="onLoad"/><draw:image xlink:href="./ObjectReplacements/Object 36" xlink:type="simple" xlink:show="embed" xlink:actuate="onLoad"/></draw:frame>.</text:p>
      <text:p text:style-name="Text_20_body">ALLOWED VALUES</text:p>
      <text:p text:style-name="Text_20_body_20_indent">non-negative real numbers</text:p>
      <text:p text:style-name="P5">RELATED INFORMATION</text:p>
      <text:h text:style-name="Heading_20_3" text:outline-level="3"><text:span text:style-name="Teletype"><text:span text:style-name="T25">ecutprec</text:span></text:span></text:h>
      <text:p text:style-name="Text_20_body"><text:span text:style-name="Teletype"><text:span text:style-name="T1">NAME</text:span></text:span></text:p>
      <text:p text:style-name="Text_20_body_20_indent"><text:span text:style-name="Teletype"><text:span text:style-name="T1">ecutprec --preconditioning energy cutoff</text:span></text:span></text:p>
      <text:p text:style-name="Text_20_body">DESCRIPTION</text:p>
      <text:p text:style-name="Text_20_body_20_indent">The ecutprec variable defines the energy cutoff used in the preconditioner for electronic structure optimization. Corrections to the electronic wavefunctions are preconditioned in Fourier space using a diagonal preconditioning matrix <text:span text:style-name="T9">K</text:span><text:span text:style-name="T12"> whose elements are defined by</text:span></text:p>
      <text:p text:style-name="P16"><draw:frame draw:style-name="fr1" draw:name="Object37" text:anchor-type="as-char" svg:width="1.9717in" svg:height="1.1689in" draw:z-index="57"><draw:object xlink:href="./Object 37" xlink:type="simple" xlink:show="embed" xlink:actuate="onLoad"/><draw:image xlink:href="./ObjectReplacements/Object 37" xlink:type="simple" xlink:show="embed" xlink:actuate="onLoad"/></draw:frame></text:p>
      <text:p text:style-name="P16">The value of ecutprec must be given in Rydberg units. Preconditioning is only used if the <text:a xlink:type="simple" xlink:href="#6.0.26.wf_dyn|outline">wf_dyn</text:a> variable is set to either PSD or PSDA. If ecutprec = 0, no preconditioning is used. The default value of ecutprec is zero. Effective preconditioning is achieved with ecutprec &lt; ecut/2 or ecutprec &lt; ecut/4. Small values of ecutprec (&lt; 5 Ry) can lead to instabilities. </text:p>
      <text:p text:style-name="Text_20_body">ALLOWED VALUES</text:p>
      <text:p text:style-name="Text_20_body_20_indent">positive real numbers smaller than or equal to <text:a xlink:type="simple" xlink:href="#6.0.10.ecut|outline">ecut</text:a>.</text:p>
      <text:p text:style-name="P5"><text:soft-page-break/>RELATED INFORMATION</text:p>
      <text:p text:style-name="Text_20_body_20_indent"><text:a xlink:type="simple" xlink:href="#6.0.10.ecut|outline"><text:span text:style-name="Teletype"><text:span text:style-name="T2">ecut</text:span></text:span></text:a><text:span text:style-name="Teletype"><text:span text:style-name="T2">, </text:span></text:span><text:a xlink:type="simple" xlink:href="#6.0.26.wf_dyn|outline"><text:span text:style-name="Teletype"><text:span text:style-name="T2">wf_dyn</text:span></text:span></text:a></text:p>
      <text:h text:style-name="Heading_20_3" text:outline-level="3"><text:span text:style-name="Teletype"><text:span text:style-name="T25">ecuts</text:span></text:span></text:h>
      <text:p text:style-name="Text_20_body"><text:span text:style-name="Teletype"><text:span text:style-name="T1">NAME</text:span></text:span></text:p>
      <text:p text:style-name="Text_20_body_20_indent"><text:span text:style-name="Teletype"><text:span text:style-name="T1">ecuts --energy cutoff for stress confinement potential</text:span></text:span></text:p>
      <text:p text:style-name="Text_20_body">DESCRIPTION</text:p>
      <text:p text:style-name="Text_20_body_20_indent">The ecuts variable defines the energy cutoff used in a confinement potential in Fourier space. The confinement potential is used when computing the stress tensor with variable cell size in order to ensure constant resolution as the unit cell changes size. The confinement energy is</text:p>
      <text:p text:style-name="Text_20_body_20_indent"><draw:frame draw:style-name="fr1" draw:name="Object38" text:anchor-type="as-char" svg:width="1.7693in" svg:height="0.4126in" draw:z-index="58"><draw:object xlink:href="./Object 38" xlink:type="simple" xlink:show="embed" xlink:actuate="onLoad"/><draw:image xlink:href="./ObjectReplacements/Object 38" xlink:type="simple" xlink:show="embed" xlink:actuate="onLoad"/></draw:frame></text:p>
      <text:p text:style-name="Text_20_body_20_indent">where</text:p>
      <text:p text:style-name="Text_20_body_20_indent"><draw:frame draw:style-name="fr1" draw:name="Object39" text:anchor-type="as-char" svg:width="2.7071in" svg:height="0.4862in" draw:z-index="59"><draw:object xlink:href="./Object 39" xlink:type="simple" xlink:show="embed" xlink:actuate="onLoad"/><draw:image xlink:href="./ObjectReplacements/Object 39" xlink:type="simple" xlink:show="embed" xlink:actuate="onLoad"/></draw:frame></text:p>
      <text:p text:style-name="Text_20_body_20_indent"><draw:frame draw:style-name="fr1" draw:name="Object40" text:anchor-type="as-char" svg:width="0.4272in" svg:height="0.2091in" draw:z-index="60"><draw:object xlink:href="./Object 40" xlink:type="simple" xlink:show="embed" xlink:actuate="onLoad"/><draw:image xlink:href="./ObjectReplacements/Object 40" xlink:type="simple" xlink:show="embed" xlink:actuate="onLoad"/></draw:frame>and <draw:frame draw:style-name="fr1" draw:name="Object41" text:anchor-type="as-char" svg:width="0.498in" svg:height="0.3929in" draw:z-index="61"><draw:object xlink:href="./Object 41" xlink:type="simple" xlink:show="embed" xlink:actuate="onLoad"/><draw:image xlink:href="./ObjectReplacements/Object 41" xlink:type="simple" xlink:show="embed" xlink:actuate="onLoad"/></draw:frame>.</text:p>
      <text:p text:style-name="Text_20_body_20_indent">The default value of ecuts is zero, in which case the confinement potential is not used.</text:p>
      <text:p text:style-name="Text_20_body_20_indent">For a detailed description of the use of confinement potentials in constant pressure simulations, see</text:p>
      <text:p text:style-name="Text_20_body_20_indent">1. P. Focher, G. L. Chiarotti, M. Bernasconi, <text:span text:style-name="T9">et al</text:span>. Structural Phase-Transformations Via 1St-Principles Simulation, <text:span text:style-name="T12">Europhys. Lett.</text:span> <text:span text:style-name="T15">26</text:span> (5): 345-351 (1994).</text:p>
      <text:p text:style-name="Text_20_body_20_indent">2. M. Bernasconi, G. L. Chiarotti, P. Focher, <text:span text:style-name="T9">et al</text:span>. First-Principle Constant-Pressure Molecular-Dynamics, <text:span text:style-name="T12">Journal Of Physics And Chemistry Of Solids</text:span> <text:span text:style-name="T15">56</text:span> (3-4): 501-505 (1995).</text:p>
      <text:p text:style-name="Text_20_body_20_indent"/>
      <text:p text:style-name="Text_20_body">ALLOWED VALUES</text:p>
      <text:p text:style-name="Text_20_body_20_indent">positive real numbers smaller than or equal to <text:a xlink:type="simple" xlink:href="#6.0.10.ecut|outline">ecut</text:a></text:p>
      <text:p text:style-name="P5">RELATED INFORMATION</text:p>
      <text:p text:style-name="Text_20_body_20_indent"><text:a xlink:type="simple" xlink:href="#6.0.20.stress|outline"><text:span text:style-name="Teletype"><text:span text:style-name="T2">stress</text:span></text:span></text:a><text:span text:style-name="Teletype"><text:span text:style-name="T2">, </text:span></text:span><text:a xlink:type="simple" xlink:href="#6.0.3.cell_dyn|outline"><text:span text:style-name="Teletype"><text:span text:style-name="T2">cell_dyn</text:span></text:span></text:a></text:p>
      <text:h text:style-name="Heading_20_3" text:outline-level="3"><text:span text:style-name="Teletype"><text:span text:style-name="T25">emass</text:span></text:span></text:h>
      <text:p text:style-name="Text_20_body"><text:span text:style-name="Teletype"><text:span text:style-name="T1">NAME</text:span></text:span></text:p>
      <text:p text:style-name="Text_20_body_20_indent"><text:span text:style-name="Teletype"><text:span text:style-name="T1">emass --fictitious electronic mass for Car-Parrinello simulations</text:span></text:span></text:p>
      <text:p text:style-name="Text_20_body">DESCRIPTION</text:p>
      <text:p text:style-name="Text_20_body_20_indent">The emass variable defines the fictitious electronic mass used in Car-Parrinello simulations. The default value is zero, in which case the fictitious electronic mass used in the calculation is <text:s/><draw:frame draw:style-name="fr1" draw:name="Object58" text:anchor-type="as-char" svg:width="0.9528in" svg:height="0.2327in" draw:z-index="4"><draw:object xlink:href="./Object 58" xlink:type="simple" xlink:show="embed" xlink:actuate="onLoad"/><draw:image xlink:href="./ObjectReplacements/Object 58" xlink:type="simple" xlink:show="embed" xlink:actuate="onLoad"/></draw:frame>. The value of emass is only relevant if the variable <text:a xlink:type="simple" xlink:href="#6.0.26.wf_dyn|outline">wf_dyn</text:a> is set to MD (i.e. if the wavefunction dynamics is Car-Parrinello). It is ignored otherwise.</text:p>
      <text:p text:style-name="Text_20_body">ALLOWED VALUES</text:p>
      <text:p text:style-name="Text_20_body_20_indent"><text:soft-page-break/>positive real values</text:p>
      <text:p text:style-name="P5">RELATED INFORMATION</text:p>
      <text:p text:style-name="Text_20_body_20_indent"><text:a xlink:type="simple" xlink:href="#6.0.26.wf_dyn|outline"><text:span text:style-name="Teletype"><text:span text:style-name="T2">wf_dyn</text:span></text:span></text:a></text:p>
      <text:h text:style-name="Heading_20_3" text:outline-level="3"><text:span text:style-name="Teletype"><text:span text:style-name="T25">ext_stress</text:span></text:span></text:h>
      <text:p text:style-name="Text_20_body"><text:span text:style-name="Teletype"><text:span text:style-name="T1">NAME</text:span></text:span></text:p>
      <text:p text:style-name="Text_20_body_20_indent"><text:span text:style-name="Teletype"><text:span text:style-name="T1">ext_stress --external stress</text:span></text:span></text:p>
      <text:p text:style-name="Text_20_body">DESCRIPTION</text:p>
      <text:p text:style-name="Text_20_body_20_indent">The ext_stress variable determines the value of the externally applied stress. The ext_stress variable must be set using the following syntax</text:p>
      <text:p text:style-name="Text_20_body_20_indent"><text:tab/>set ext_stress <draw:frame draw:style-name="fr1" draw:name="Object42" text:anchor-type="as-char" svg:width="1.452in" svg:height="0.2091in" draw:z-index="64"><draw:object xlink:href="./Object 42" xlink:type="simple" xlink:show="embed" xlink:actuate="onLoad"/><draw:image xlink:href="./ObjectReplacements/Object 42" xlink:type="simple" xlink:show="embed" xlink:actuate="onLoad"/></draw:frame></text:p>
      <text:p text:style-name="Text_20_body_20_indent">where the values of the elements of the stress tensor must be given in GPa units. The external stress can be positive or negative. The default value is zero.</text:p>
      <text:p text:style-name="Text_20_body">ALLOWED VALUES</text:p>
      <text:p text:style-name="Text_20_body_20_indent">real numbers</text:p>
      <text:p text:style-name="P5">RELATED INFORMATION</text:p>
      <text:p text:style-name="Text_20_body_20_indent"><text:a xlink:type="simple" xlink:href="#6.0.20.stress|outline"><text:span text:style-name="Teletype"><text:span text:style-name="T2">stress</text:span></text:span></text:a></text:p>
      <text:h text:style-name="Heading_20_3" text:outline-level="3"><text:span text:style-name="Teletype"><text:span text:style-name="T25">fermi_temp</text:span></text:span></text:h>
      <text:p text:style-name="Text_20_body"><text:span text:style-name="Teletype"><text:span text:style-name="T1">NAME</text:span></text:span></text:p>
      <text:p text:style-name="Text_20_body_20_indent"><text:span text:style-name="Teletype"><text:span text:style-name="T1">fermi_temp --Fermi temperature for fractionally occupied states</text:span></text:span></text:p>
      <text:p text:style-name="Text_20_body">DESCRIPTION</text:p>
      <text:p text:style-name="Text_20_body_20_indent">The fermi_temp variable determines the value of the Fermi temperature used in the calculation of occupation factors for fractionally occupied states. The value must be given in Kelvin. The default value is zero.</text:p>
      <text:p text:style-name="Text_20_body">ALLOWED VALUES</text:p>
      <text:p text:style-name="Text_20_body_20_indent">non-negative real numbers</text:p>
      <text:p text:style-name="P5">RELATED INFORMATION</text:p>
      <text:p text:style-name="Text_20_body_20_indent"><text:a xlink:type="simple" xlink:href="#6.0.16.nempty|outline"><text:span text:style-name="Teletype"><text:span text:style-name="T2">nempty</text:span></text:span></text:a></text:p>
      <text:h text:style-name="Heading_20_3" text:outline-level="3"><text:span text:style-name="Teletype"><text:span text:style-name="T25">nempty</text:span></text:span></text:h>
      <text:p text:style-name="Text_20_body"><text:span text:style-name="Teletype"><text:span text:style-name="T1">NAME</text:span></text:span></text:p>
      <text:p text:style-name="Text_20_body_20_indent"><text:span text:style-name="Teletype"><text:span text:style-name="T1">nempty --number of empty electronic states</text:span></text:span></text:p>
      <text:p text:style-name="Text_20_body">DESCRIPTION</text:p>
      <text:p text:style-name="Text_20_body_20_indent">The nempty variable determines the number of electronic states that are included in the calculation in addition to the number of states needed to accomodate the total number of electrons. If nempty is non-zero, the eigenvalues and eigenvectors of the Kohn-Sham hamiltonian are computed at each electronic iteration and the charge density is recomputed from the eigenvectors using a Fermi <text:soft-page-break/>distribution. The default value is of nempty is zero.</text:p>
      <text:p text:style-name="Text_20_body">ALLOWED VALUES</text:p>
      <text:p text:style-name="Text_20_body_20_indent">non-negative integers</text:p>
      <text:p text:style-name="P5">RELATED INFORMATION</text:p>
      <text:p text:style-name="Text_20_body_20_indent"><text:a xlink:type="simple" xlink:href="#6.0.15.fermi_temp|outline"><text:span text:style-name="Teletype"><text:span text:style-name="T2">fermi_temp</text:span></text:span></text:a></text:p>
      <text:h text:style-name="Heading_20_3" text:outline-level="3"><text:span text:style-name="Teletype"><text:span text:style-name="T25">net_charge</text:span></text:span></text:h>
      <text:p text:style-name="Text_20_body"><text:span text:style-name="Teletype"><text:span text:style-name="T1">NAME</text:span></text:span></text:p>
      <text:p text:style-name="Text_20_body_20_indent"><text:span text:style-name="Teletype"><text:span text:style-name="T1">net_charge --net charge of the system</text:span></text:span></text:p>
      <text:p text:style-name="Text_20_body">DESCRIPTION</text:p>
      <text:p text:style-name="Text_20_body_20_indent">The net_charge variable is used to control the total amount of electronic charge in the calculation. If net_charge = 0, the total number of electrons is determined from the sum of the valence charges given in the species definition files and the system is neutral. If net_charge = -1, an extra electron is added to the system. If net_charge = 1, an electron is removed from the system. The default value is zero.</text:p>
      <text:p text:style-name="Text_20_body">ALLOWED VALUES</text:p>
      <text:p text:style-name="Text_20_body_20_indent">integers</text:p>
      <text:p text:style-name="P5">RELATED INFORMATION</text:p>
      <text:p text:style-name="Text_20_body_20_indent"><text:span text:style-name="Teletype"><text:span text:style-name="T2"/></text:span></text:p>
      <text:h text:style-name="Heading_20_3" text:outline-level="3"><text:span text:style-name="Teletype"><text:span text:style-name="T25">nrowmax</text:span></text:span></text:h>
      <text:p text:style-name="Text_20_body"><text:span text:style-name="Teletype"><text:span text:style-name="T1">NAME</text:span></text:span></text:p>
      <text:p text:style-name="Text_20_body_20_indent"><text:span text:style-name="Teletype"><text:span text:style-name="T1">nrowmax --maximum number of process grid rows</text:span></text:span></text:p>
      <text:p text:style-name="Text_20_body">DESCRIPTION</text:p>
      <text:p text:style-name="Text_20_body_20_indent">The nrowmax variable determines the shape of the process grid used in parallel calculations. It is used to optimize performance when large numbers of parallel tasks are used. The default value is 32.</text:p>
      <text:p text:style-name="Text_20_body">ALLOWED VALUES</text:p>
      <text:p text:style-name="Text_20_body_20_indent">positive integers</text:p>
      <text:p text:style-name="P5">RELATED INFORMATION</text:p>
      <text:p text:style-name="Text_20_body_20_indent"><text:span text:style-name="Teletype"><text:span text:style-name="T2"/></text:span></text:p>
      <text:h text:style-name="Heading_20_3" text:outline-level="3"><text:span text:style-name="Teletype"><text:span text:style-name="T25">ref_cell</text:span></text:span></text:h>
      <text:p text:style-name="Text_20_body"><text:span text:style-name="Teletype"><text:span text:style-name="T1">NAME</text:span></text:span></text:p>
      <text:p text:style-name="Text_20_body_20_indent"><text:span text:style-name="Teletype"><text:span text:style-name="T1">ref_cell --reference unit cell</text:span></text:span></text:p>
      <text:p text:style-name="Text_20_body">DESCRIPTION</text:p>
      <text:p text:style-name="Text_20_body_20_indent">The ref_cell variable determines the size of the reference unit cell. The reference unit cell is used in constant pressure calculations to ensure constant resolution of the basis set as the unit cell changes size. The unit cell must always be enclosed in the reference unit cell during a constant pressure <text:soft-page-break/>calculation.</text:p>
      <text:p text:style-name="Text_20_body">ALLOWED VALUES</text:p>
      <text:p text:style-name="Text_20_body_20_indent">positive real numbers</text:p>
      <text:p text:style-name="P5">RELATED INFORMATION</text:p>
      <text:p text:style-name="Text_20_body_20_indent"><text:a xlink:type="simple" xlink:href="#6.0.2.cell|outline"><text:span text:style-name="Teletype"><text:span text:style-name="T2">cell</text:span></text:span></text:a></text:p>
      <text:h text:style-name="Heading_20_3" text:outline-level="3"><text:span text:style-name="Teletype"><text:span text:style-name="T25">stress</text:span></text:span></text:h>
      <text:p text:style-name="Text_20_body"><text:span text:style-name="Teletype"><text:span text:style-name="T1">NAME</text:span></text:span></text:p>
      <text:p text:style-name="Text_20_body_20_indent"><text:span text:style-name="Teletype"><text:span text:style-name="T1">stress --stress calculation control variable</text:span></text:span></text:p>
      <text:p text:style-name="Text_20_body">DESCRIPTION</text:p>
      <text:p text:style-name="Text_20_body_20_indent">The stress variable determines whether the stress tensor is calculated. The possible values are ON and OFF. The default is OFF.</text:p>
      <text:p text:style-name="Text_20_body">ALLOWED VALUES</text:p>
      <text:p text:style-name="Text_20_body_20_indent">ON, OFF</text:p>
      <text:p text:style-name="P5">RELATED INFORMATION</text:p>
      <text:p text:style-name="Text_20_body_20_indent"><text:a xlink:type="simple" xlink:href="#6.0.14.ext_stress|outline"><text:span text:style-name="Teletype"><text:span text:style-name="T2">ext_stress</text:span></text:span></text:a><text:span text:style-name="Teletype"><text:span text:style-name="T2">, </text:span></text:span><text:a xlink:type="simple" xlink:href="#6.0.3.cell_dyn|outline"><text:span text:style-name="Teletype"><text:span text:style-name="T2">cell_dyn</text:span></text:span></text:a></text:p>
      <text:h text:style-name="Heading_20_3" text:outline-level="3"><text:span text:style-name="Teletype"><text:span text:style-name="T25">thermostat</text:span></text:span></text:h>
      <text:p text:style-name="Text_20_body"><text:span text:style-name="Teletype"><text:span text:style-name="T1">NAME</text:span></text:span></text:p>
      <text:p text:style-name="Text_20_body_20_indent"><text:span text:style-name="Teletype"><text:span text:style-name="T1">thermostat --thermostat control variable</text:span></text:span></text:p>
      <text:p text:style-name="Text_20_body">DESCRIPTION</text:p>
      <text:p text:style-name="Text_20_body_20_indent">The thermostat variable determines what type of thermostat is used for constant temperature simulations. The choices are</text:p>
      <text:list text:style-name="L13">
        <text:list-item>
          <text:p text:style-name="P70">OFF: No thermostat is used. This is the default.</text:p>
        </text:list-item>
        <text:list-item>
          <text:p text:style-name="P70">SCALING: Scaling of velocities. At each MD step, the velocities of all atoms are rescaled as</text:p>
          <text:p text:style-name="P70"><draw:frame draw:style-name="fr1" draw:name="Object50" text:anchor-type="as-char" svg:width="1.0673in" svg:height="0.2091in" draw:z-index="44"><draw:object xlink:href="./Object 50" xlink:type="simple" xlink:show="embed" xlink:actuate="onLoad"/><draw:image xlink:href="./ObjectReplacements/Object 50" xlink:type="simple" xlink:show="embed" xlink:actuate="onLoad"/></draw:frame></text:p>
          <text:p text:style-name="P70">where</text:p>
          <text:p text:style-name="P70"><draw:frame draw:style-name="fr1" draw:name="Object51" text:anchor-type="as-char" svg:width="1.298in" svg:height="0.4181in" draw:z-index="8"><draw:object xlink:href="./Object 51" xlink:type="simple" xlink:show="embed" xlink:actuate="onLoad"/><draw:image xlink:href="./ObjectReplacements/Object 51" xlink:type="simple" xlink:show="embed" xlink:actuate="onLoad"/></draw:frame></text:p>
          <text:p text:style-name="P70"><draw:frame draw:style-name="fr1" draw:name="Object52" text:anchor-type="as-char" svg:width="0.1764in" svg:height="0.1839in" draw:z-index="9"><draw:object xlink:href="./Object 52" xlink:type="simple" xlink:show="embed" xlink:actuate="onLoad"/><draw:image xlink:href="./ObjectReplacements/Object 52" xlink:type="simple" xlink:show="embed" xlink:actuate="onLoad"/></draw:frame>is the thermostat time constant (variable <text:a xlink:type="simple" xlink:href="#6.0.23.th_time|outline">th_time</text:a>), <text:span text:style-name="T9">T</text:span> is the instantaneous temperature computed from the ionic kinetic energy, <text:span text:style-name="T9">T</text:span><text:span text:style-name="T7">ref</text:span> is the thermostat reference temperature (variable <text:a xlink:type="simple" xlink:href="#6.0.22.th_temp|outline">th_temp</text:a>), and <draw:frame draw:style-name="fr1" draw:name="Object53" text:anchor-type="as-char" svg:width="0.2075in" svg:height="0.1839in" draw:z-index="10"><draw:object xlink:href="./Object 53" xlink:type="simple" xlink:show="embed" xlink:actuate="onLoad"/><draw:image xlink:href="./ObjectReplacements/Object 53" xlink:type="simple" xlink:show="embed" xlink:actuate="onLoad"/></draw:frame>is the thermostat temperature width (variable <text:a xlink:type="simple" xlink:href="#6.0.24.th_width|outline">th_width</text:a>).</text:p>
        </text:list-item>
        <text:list-item>
          <text:p text:style-name="P70">ANDERSEN: Andersen thermostat. The atoms are subjected to random collisions with particles drawn from a Maxwell distribution of velocities with temperature <text:span text:style-name="T9">T</text:span><text:span text:style-name="T7">ref</text:span>. The collision frequency is<draw:frame draw:style-name="fr1" draw:name="Object54" text:anchor-type="as-char" svg:width="0.3311in" svg:height="0.1839in" draw:z-index="20"><draw:object xlink:href="./Object 54" xlink:type="simple" xlink:show="embed" xlink:actuate="onLoad"/><draw:image xlink:href="./ObjectReplacements/Object 54" xlink:type="simple" xlink:show="embed" xlink:actuate="onLoad"/></draw:frame>where <draw:frame draw:style-name="fr1" draw:name="Object55" text:anchor-type="as-char" svg:width="0.1764in" svg:height="0.1839in" draw:z-index="45"><draw:object xlink:href="./Object 55" xlink:type="simple" xlink:show="embed" xlink:actuate="onLoad"/><draw:image xlink:href="./ObjectReplacements/Object 55" xlink:type="simple" xlink:show="embed" xlink:actuate="onLoad"/></draw:frame>is given by the variable <text:a xlink:type="simple" xlink:href="#6.0.23.th_time|outline">th_time</text:a> (see H. C. Andersen, J. Chem. Phys. <text:span text:style-name="T15">72</text:span>, 2384 (1980)).</text:p>
        </text:list-item>
        <text:list-item>
          <text:p text:style-name="P70">LOWE: Lowe thermostat. Pairs of atoms are subjected to random collisions with a particle drawn from a Maxwell distribution of velocities with temperature <text:span text:style-name="T9">T</text:span><text:span text:style-name="T7">ref</text:span>. The collision <text:soft-page-break/>frequency is<draw:frame draw:style-name="fr1" draw:name="Object56" text:anchor-type="as-char" svg:width="0.3311in" svg:height="0.1839in" draw:z-index="62"><draw:object xlink:href="./Object 56" xlink:type="simple" xlink:show="embed" xlink:actuate="onLoad"/><draw:image xlink:href="./ObjectReplacements/Object 56" xlink:type="simple" xlink:show="embed" xlink:actuate="onLoad"/></draw:frame>where <draw:frame draw:style-name="fr1" draw:name="Object57" text:anchor-type="as-char" svg:width="0.1764in" svg:height="0.1839in" draw:z-index="63"><draw:object xlink:href="./Object 57" xlink:type="simple" xlink:show="embed" xlink:actuate="onLoad"/><draw:image xlink:href="./ObjectReplacements/Object 57" xlink:type="simple" xlink:show="embed" xlink:actuate="onLoad"/></draw:frame>is given by the variable <text:a xlink:type="simple" xlink:href="#6.0.23.th_time|outline">th_time</text:a> . The Lowe thermostat is similar to the Andersen thermostat but conserves total momentum (see C. P. Lowe, Europhys. Lett. <text:span text:style-name="T15">47</text:span>, 145 (1999)).</text:p>
        </text:list-item>
        <text:list-item>
          <text:p text:style-name="P70">BDP: Bussi-Donadio-Parrinello thermostat. The stochastic thermostat described by Bussi, Donadio and Parrinello in J. Chem. Phys. <text:span text:style-name="T15">126,</text:span><text:span text:style-name="T26"> 014101 (2007) is used. The parameter </text:span><text:span text:style-name="T26"><draw:frame draw:style-name="fr1" draw:name="Object29" text:anchor-type="as-char" svg:width="0.1764in" svg:height="0.1839in" draw:z-index="65"><draw:object xlink:href="./Object 32" xlink:type="simple" xlink:show="embed" xlink:actuate="onLoad"/><draw:image xlink:href="./ObjectReplacements/Object 32" xlink:type="simple" xlink:show="embed" xlink:actuate="onLoad"/></draw:frame></text:span><text:span text:style-name="T26">used in the BDP paper is the value of the variable </text:span><text:a xlink:type="simple" xlink:href="#6.0.24.th_time|outline"><text:span text:style-name="T26">th_time</text:span></text:a><text:span text:style-name="T26">. The value of the variable </text:span><text:a xlink:type="simple" xlink:href="#6.0.25.th_width|outline"><text:span text:style-name="T26">th_width</text:span></text:a><text:span text:style-name="T26"> is ignored. When using the BDP thermostat, the value of &lt;econst&gt; printed on output corresponds to the conserved energy described in the above paper.</text:span></text:p>
        </text:list-item>
      </text:list>
      <text:p text:style-name="Text_20_body">ALLOWED VALUES</text:p>
      <text:p text:style-name="Text_20_body_20_indent">OFF, SCALING, ANDERSON, LOWE, BDP</text:p>
      <text:p text:style-name="P5">RELATED INFORMATION</text:p>
      <text:p text:style-name="Text_20_body_20_indent"><text:a xlink:type="simple" xlink:href="#6.0.22.th_temp|outline">th_temp</text:a>, <text:a xlink:type="simple" xlink:href="#6.0.23.th_time|outline">th_time</text:a><text:span text:style-name="Teletype"><text:span text:style-name="T2">, </text:span></text:span><text:a xlink:type="simple" xlink:href="#6.0.24.th_width|outline"><text:span text:style-name="Teletype"><text:span text:style-name="T2">th_width</text:span></text:span></text:a><text:span text:style-name="Teletype"><text:span text:style-name="T2">,</text:span></text:span></text:p>
      <text:h text:style-name="Heading_20_3" text:outline-level="3"><text:span text:style-name="Teletype"><text:span text:style-name="T25">th_temp</text:span></text:span></text:h>
      <text:p text:style-name="Text_20_body"><text:span text:style-name="Teletype"><text:span text:style-name="T1">NAME</text:span></text:span></text:p>
      <text:p text:style-name="Text_20_body_20_indent"><text:span text:style-name="Teletype"><text:span text:style-name="T1">th_temp --thermostat reference temperature</text:span></text:span></text:p>
      <text:p text:style-name="Text_20_body">DESCRIPTION</text:p>
      <text:p text:style-name="Text_20_body_20_indent">The th_temp variable determines the thermostat reference temperature. The default is zero. See <text:a xlink:type="simple" xlink:href="#6.0.21.thermostat|outline">thermostat</text:a>.</text:p>
      <text:p text:style-name="Text_20_body">ALLOWED VALUES</text:p>
      <text:p text:style-name="Text_20_body_20_indent">non-negative real numbers</text:p>
      <text:p text:style-name="P5">RELATED INFORMATION</text:p>
      <text:p text:style-name="Text_20_body_20_indent"><text:a xlink:type="simple" xlink:href="#6.0.23.th_time|outline"><text:span text:style-name="Teletype"><text:span text:style-name="T2">th_time</text:span></text:span></text:a><text:span text:style-name="Teletype"><text:span text:style-name="T2">, </text:span></text:span><text:a xlink:type="simple" xlink:href="#6.0.24.th_width|outline"><text:span text:style-name="Teletype"><text:span text:style-name="T2">th_width</text:span></text:span></text:a><text:span text:style-name="Teletype"><text:span text:style-name="T2">, </text:span></text:span><text:a xlink:type="simple" xlink:href="#6.0.21.thermostat|outline"><text:span text:style-name="Teletype"><text:span text:style-name="T2">thermostat</text:span></text:span></text:a></text:p>
      <text:h text:style-name="Heading_20_3" text:outline-level="3"><text:span text:style-name="Teletype"><text:span text:style-name="T25">th_time</text:span></text:span></text:h>
      <text:p text:style-name="Text_20_body"><text:span text:style-name="Teletype"><text:span text:style-name="T1">NAME</text:span></text:span></text:p>
      <text:p text:style-name="Text_20_body_20_indent"><text:span text:style-name="Teletype"><text:span text:style-name="T1">th_time --thermostat time constant</text:span></text:span></text:p>
      <text:p text:style-name="Text_20_body">DESCRIPTION</text:p>
      <text:p text:style-name="Text_20_body_20_indent">The th_time variable determines the thermostat time constant. The time constant is a measure of the time over which the thermostat adjusts the temperature. See <text:a xlink:type="simple" xlink:href="#6.0.21.thermostat|outline">thermostat</text:a> for details. The value of th_time must be given in atomic units of time. The default value is 5000 a.u. (~ 120 fs).</text:p>
      <text:p text:style-name="Text_20_body">ALLOWED VALUES</text:p>
      <text:p text:style-name="Text_20_body_20_indent">positive real numbers</text:p>
      <text:p text:style-name="P5">RELATED INFORMATION</text:p>
      <text:p text:style-name="Text_20_body_20_indent"><text:a xlink:type="simple" xlink:href="#6.0.22.th_temp|outline"><text:span text:style-name="Teletype"><text:span text:style-name="T2">th_temp</text:span></text:span></text:a>, <text:a xlink:type="simple" xlink:href="#6.0.24.th_width|outline"><text:span text:style-name="Teletype"><text:span text:style-name="T2">th_width</text:span></text:span></text:a><text:span text:style-name="Teletype"><text:span text:style-name="T2">, </text:span></text:span><text:a xlink:type="simple" xlink:href="#6.0.21.thermostat|outline"><text:span text:style-name="Teletype"><text:span text:style-name="T2">thermostat</text:span></text:span></text:a></text:p>
      <text:h text:style-name="Heading_20_3" text:outline-level="3"><text:span text:style-name="Teletype"><text:span text:style-name="T25">th_width</text:span></text:span></text:h>
      <text:p text:style-name="Text_20_body"><text:span text:style-name="Teletype"><text:span text:style-name="T1">NAME</text:span></text:span></text:p>
      <text:p text:style-name="Text_20_body_20_indent"><text:span text:style-name="Teletype"><text:span text:style-name="T1">th_width --thermostat temperature window</text:span></text:span></text:p>
      <text:p text:style-name="Text_20_body"><text:soft-page-break/>DESCRIPTION</text:p>
      <text:p text:style-name="Text_20_body_20_indent">The th_width determines the value of the thermostat temperature width. See <text:a xlink:type="simple" xlink:href="#6.0.21.thermostat|outline">thermostat</text:a> details. The value of th_width must be given in Kelvin units. The default value is 100 K.</text:p>
      <text:p text:style-name="Text_20_body">ALLOWED VALUES</text:p>
      <text:p text:style-name="Text_20_body_20_indent">positive real numbers</text:p>
      <text:p text:style-name="P5">RELATED INFORMATION</text:p>
      <text:p text:style-name="Text_20_body_20_indent"><text:a xlink:type="simple" xlink:href="#6.0.22.th_temp|outline"><text:span text:style-name="Teletype"><text:span text:style-name="T2">th_temp</text:span></text:span></text:a>, <text:a xlink:type="simple" xlink:href="#6.0.23.th_time|outline"><text:span text:style-name="Teletype"><text:span text:style-name="T2">th_time</text:span></text:span></text:a><text:span text:style-name="Teletype"><text:span text:style-name="T2">, </text:span></text:span><text:a xlink:type="simple" xlink:href="#6.0.21.thermostat|outline"><text:span text:style-name="Teletype"><text:span text:style-name="T2">thermostat</text:span></text:span></text:a></text:p>
      <text:h text:style-name="Heading_20_3" text:outline-level="3"><text:span text:style-name="Teletype"><text:span text:style-name="T25">wf_diag</text:span></text:span></text:h>
      <text:p text:style-name="Text_20_body"><text:span text:style-name="Teletype"><text:span text:style-name="T1">NAME</text:span></text:span></text:p>
      <text:p text:style-name="Text_20_body_20_indent"><text:span text:style-name="Teletype"><text:span text:style-name="T1">wf_diag --diagonalization control variable</text:span></text:span></text:p>
      <text:p text:style-name="Text_20_body">DESCRIPTION</text:p>
      <text:p text:style-name="Text_20_body_20_indent">The wf_diag variable determines whether eigenvectors and/or eigenvalues of the hamiltonian are computed after each optimization of the electronic structure. The choices are</text:p>
      <text:list text:style-name="L14">
        <text:list-item>
          <text:p text:style-name="P78">T: True. Eigenvalues and eigenvectors are computed. Eigenvalues are printed on output in eV units.</text:p>
        </text:list-item>
        <text:list-item>
          <text:p text:style-name="P78">F: False. Eigenvalues and eigenvectors are not computed. This is the default.</text:p>
        </text:list-item>
        <text:list-item>
          <text:p text:style-name="P78">EIGVAL: Eigenvalues only. The eigenvalues are computed and printed, but eigenvectors are not computed.</text:p>
        </text:list-item>
        <text:list-item>
          <text:p text:style-name="P78">MLWF: Maximally localized Wannier Functions (MLWFs) are computed.</text:p>
        </text:list-item>
        <text:list-item>
          <text:p text:style-name="P78">MLWFC: The position of MLWF centers is computed and printed but MLWFs are not computed.</text:p>
          <text:p text:style-name="P95">If empty states are added to the calculation (variable <text:a xlink:type="simple" xlink:href="#6.0.16.nempty|outline">nempty</text:a> &gt; 0) the eigenvalues and eigenvectors are always computed.</text:p>
        </text:list-item>
      </text:list>
      <text:p text:style-name="Text_20_body">ALLOWED VALUES</text:p>
      <text:p text:style-name="Text_20_body_20_indent">T, F, EIGVAL,MLWF,MLWFC</text:p>
      <text:p text:style-name="P5">RELATED INFORMATION</text:p>
      <text:p text:style-name="Text_20_body_20_indent"><text:span text:style-name="Teletype"><text:span text:style-name="T2"/></text:span></text:p>
      <text:h text:style-name="Heading_20_3" text:outline-level="3"><text:span text:style-name="Teletype"><text:span text:style-name="T25">wf_dyn</text:span></text:span></text:h>
      <text:p text:style-name="Text_20_body"><text:span text:style-name="Teletype"><text:span text:style-name="T1">NAME</text:span></text:span></text:p>
      <text:p text:style-name="Text_20_body_20_indent"><text:span text:style-name="Teletype"><text:span text:style-name="T1">wf_dyn --wavefunction dynamics control variable</text:span></text:span></text:p>
      <text:p text:style-name="Text_20_body">DESCRIPTION</text:p>
      <text:p text:style-name="Text_20_body_20_indent">The wf_dyn variable determines which algorithm is used to update the wavefunctions during electronic structure optimization. The choices are</text:p>
      <text:list text:style-name="L15">
        <text:list-item>
          <text:p text:style-name="P83">SD:<text:tab/>Steepest Descent. This the default. Wavefunctions are updated as follows:</text:p>
        </text:list-item>
      </text:list>
      <text:p text:style-name="Text_20_body_20_indent"><draw:frame draw:style-name="fr1" draw:name="Object43" text:anchor-type="as-char" svg:width="1.5252in" svg:height="0.2075in" draw:z-index="43"><draw:object xlink:href="./Object 43" xlink:type="simple" xlink:show="embed" xlink:actuate="onLoad"/><draw:image xlink:href="./ObjectReplacements/Object 43" xlink:type="simple" xlink:show="embed" xlink:actuate="onLoad"/></draw:frame></text:p>
      <text:p text:style-name="Text_20_body_20_indent">where</text:p>
      <text:p text:style-name="Text_20_body_20_indent"><text:soft-page-break/><draw:frame draw:style-name="fr1" draw:name="Object44" text:anchor-type="as-char" svg:width="1.3138in" svg:height="0.9791in" draw:z-index="5"><draw:object xlink:href="./Object 44" xlink:type="simple" xlink:show="embed" xlink:actuate="onLoad"/><draw:image xlink:href="./ObjectReplacements/Object 44" xlink:type="simple" xlink:show="embed" xlink:actuate="onLoad"/></draw:frame></text:p>
      <text:p text:style-name="Text_20_body_20_indent">and <text:span text:style-name="T9">m</text:span><text:span text:style-name="T8">e</text:span> is the fictitious electronic mass (variable <text:a xlink:type="simple" xlink:href="#6.0.13.emass|outline">emass</text:a>). By default, <text:span text:style-name="T9">m</text:span><text:span text:style-name="T8">e</text:span>=0.</text:p>
      <text:list text:style-name="L16">
        <text:list-item>
          <text:p text:style-name="P96">PSD:<text:tab/>Preconditioned Steepest Descent. Wavefunctions are updated as follows:</text:p>
        </text:list-item>
      </text:list>
      <text:p text:style-name="Text_20_body_20_indent"><draw:frame draw:style-name="fr1" draw:name="Object46" text:anchor-type="as-char" svg:width="1.8965in" svg:height="0.2327in" draw:z-index="6"><draw:object xlink:href="./Object 46" xlink:type="simple" xlink:show="embed" xlink:actuate="onLoad"/><draw:image xlink:href="./ObjectReplacements/Object 46" xlink:type="simple" xlink:show="embed" xlink:actuate="onLoad"/></draw:frame></text:p>
      <text:p text:style-name="Text_20_body_20_indent">where <text:span text:style-name="T9">K</text:span><text:span text:style-name="T12"> is a preconditioning matrix</text:span></text:p>
      <text:p text:style-name="P16"><draw:frame draw:style-name="fr1" draw:name="Object47" text:anchor-type="as-char" svg:width="1.9717in" svg:height="1.1689in" draw:z-index="7"><draw:object xlink:href="./Object 47" xlink:type="simple" xlink:show="embed" xlink:actuate="onLoad"/><draw:image xlink:href="./ObjectReplacements/Object 47" xlink:type="simple" xlink:show="embed" xlink:actuate="onLoad"/></draw:frame></text:p>
      <text:p text:style-name="Text_20_body_20_indent"><text:span text:style-name="T12">and </text:span><text:span text:style-name="T12"><draw:frame draw:style-name="fr1" draw:name="Object48" text:anchor-type="as-char" svg:width="1.4102in" svg:height="0.2618in" draw:z-index="32"><draw:object xlink:href="./Object 48" xlink:type="simple" xlink:show="embed" xlink:actuate="onLoad"/><draw:image xlink:href="./ObjectReplacements/Object 48" xlink:type="simple" xlink:show="embed" xlink:actuate="onLoad"/></draw:frame></text:span><text:span text:style-name="T12">is a projector on the orthogonal complement of the subspace spanned by all wavefunctions. The preconditioning matrix depends on the value of </text:span><text:span text:style-name="T12"><draw:frame draw:style-name="fr1" draw:name="Object45" text:anchor-type="as-char" svg:width="0.3854in" svg:height="0.2327in" draw:z-index="40"><draw:object xlink:href="./Object 45" xlink:type="simple" xlink:show="embed" xlink:actuate="onLoad"/><draw:image xlink:href="./ObjectReplacements/Object 45" xlink:type="simple" xlink:show="embed" xlink:actuate="onLoad"/></draw:frame></text:span><text:span text:style-name="T12">(variable </text:span><text:a xlink:type="simple" xlink:href="#6.0.11.ecutprec|outline">ecutprec</text:a>).</text:p>
      <text:list text:style-name="L17">
        <text:list-item>
          <text:p text:style-name="P97">PSDA:<text:tab/>Preconditioned Steepest Descent with Anderson acceleration. Wavefunctions are updated as with the PSD option, and convergence is accelerated by the Anderson scheme (D. G. Anderson, JACM <text:span text:style-name="T15">12</text:span><text:span text:style-name="T26">, No 4, pp. 547-560 (1965)).</text:span></text:p>
        </text:list-item>
        <text:list-item>
          <text:p text:style-name="P98">JD: Jacobi-Davidson. Wavefunctions are updated using a preconditioned Jacobi-Davidson algorithm.</text:p>
        </text:list-item>
        <text:list-item>
          <text:p text:style-name="P98">MD: Molecular Dynamics. Wavefunctions are updated using the Car-Parrinello scheme</text:p>
        </text:list-item>
      </text:list>
      <text:p text:style-name="P9"><draw:frame draw:style-name="fr1" draw:name="Object49" text:anchor-type="as-char" svg:width="3.1346in" svg:height="0.4417in" draw:z-index="42"><draw:object xlink:href="./Object 49" xlink:type="simple" xlink:show="embed" xlink:actuate="onLoad"/><draw:image xlink:href="./ObjectReplacements/Object 49" xlink:type="simple" xlink:show="embed" xlink:actuate="onLoad"/></draw:frame></text:p>
      <text:p text:style-name="P9">where holonomic constraints are used to enforce orthogonality.</text:p>
      <text:list text:style-name="L18">
        <text:list-item>
          <text:p text:style-name="P100">LOCKED. Wavefunctions are not updated.</text:p>
        </text:list-item>
      </text:list>
      <text:p text:style-name="Text_20_body">ALLOWED VALUES</text:p>
      <text:p text:style-name="Text_20_body_20_indent">SD, PSD, PSDA, JD, MD, LOCKED</text:p>
      <text:p text:style-name="P5">RELATED INFORMATION</text:p>
      <text:p text:style-name="Text_20_body_20_indent"><text:span text:style-name="Teletype"><text:span text:style-name="T2">other variables or commands</text:span></text:span></text:p>
      <text:h text:style-name="Heading_20_3" text:outline-level="3"><text:span text:style-name="Teletype"><text:span text:style-name="T25">xc</text:span></text:span></text:h>
      <text:p text:style-name="Text_20_body"><text:span text:style-name="Teletype"><text:span text:style-name="T1">NAME</text:span></text:span></text:p>
      <text:p text:style-name="Text_20_body_20_indent"><text:span text:style-name="Teletype"><text:span text:style-name="T1">xc --exchange-correlation functional control variable</text:span></text:span></text:p>
      <text:p text:style-name="Text_20_body">DESCRIPTION</text:p>
      <text:p text:style-name="Text_20_body_20_indent">The xc variable determines which exchange-correlation functional is used in the electronic structure calculation. The choices are</text:p>
      <text:list text:style-name="L19">
        <text:list-item>
          <text:p text:style-name="P84">LDA:<text:tab/>Local Density Approximation, Ceperley-Alder data. This is the default.</text:p>
        </text:list-item>
        <text:list-item>
          <text:p text:style-name="P84"><text:soft-page-break/>PBE: <text:tab/>Perdew-Burke-Ernzerhof GGA functional.</text:p>
        </text:list-item>
      </text:list>
      <text:p text:style-name="Text_20_body">ALLOWED VALUES</text:p>
      <text:p text:style-name="Text_20_body_20_indent">LDA, PBE</text:p>
      <text:p text:style-name="P5">RELATED INFORMATION</text:p>
      <text:p text:style-name="Text_20_body_20_indent"><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style:font-name-asian="Courier New" style:font-size-asian="10pt" style:font-name-complex="Courier New" style:font-size-complex="10pt"/>
    </style:style>
    <style:style style:name="Code" style:family="paragraph" style:parent-style-name="Preformatted_20_Text">
      <style:paragraph-properties fo:margin-left="0.4925in" fo:margin-right="0in" fo:line-height="100%" fo:text-indent="0in" style:auto-text-indent="false"/>
      <style:text-properties fo:font-size="11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10-20T16:57:31</meta:creation-date>
    <dc:creator>Francois Gygi</dc:creator>
    <dc:date>2010-04-16T17:50:13</dc:date>
    <meta:editing-cycles>95</meta:editing-cycles>
    <meta:editing-duration>P1DT9H50M29S</meta:editing-duration>
    <meta:user-defined meta:name="Info 1"/>
    <meta:user-defined meta:name="Info 2"/>
    <meta:user-defined meta:name="Info 3"/>
    <meta:user-defined meta:name="Info 4"/>
    <meta:document-statistic meta:table-count="0" meta:image-count="0" meta:object-count="66" meta:page-count="34" meta:paragraph-count="883" meta:word-count="8506" meta:character-count="51255"/>
  </office:meta>
</office:document-meta>
</file>

<file path=Object 1/content.xml><?xml version="1.0" encoding="utf-8"?>
<!DOCTYPE math  PUBLIC '-//OpenOffice.org//DTD Modified W3C MathML 1.01//EN'  'math.dtd'>
<math:math xmlns:math="http://www.w3.org/1998/Math/MathML">
  <math:semantics>
    <math:mrow>
      <math:mover math:accent="true">
        <math:mi>R</math:mi>
        <math:mo math:stretchy="false">→</math:mo>
      </math:mover>
      <math:mrow>
        <math:mrow>
          <math:mo math:stretchy="false">(</math:mo>
          <math:mrow>
            <math:mi>t</math:mi>
            <math:mo math:stretchy="false">+</math:mo>
            <math:mi math:fontstyle="italic">dt</math:mi>
          </math:mrow>
          <math:mo math:stretchy="false">)</math:mo>
        </math:mrow>
        <math:mo math:stretchy="false">=</math:mo>
        <math:mover math:accent="true">
          <math:mi>R</math:mi>
          <math:mo math:stretchy="false">→</math:mo>
        </math:mover>
      </math:mrow>
      <math:mrow>
        <math:mrow>
          <math:mo math:stretchy="false">(</math:mo>
          <math:mi>t</math:mi>
          <math:mo math:stretchy="false">)</math:mo>
        </math:mrow>
        <math:mo math:stretchy="false">+</math:mo>
        <math:mfrac>
          <math:msup>
            <math:mi math:fontstyle="italic">dt</math:mi>
            <math:mn>2</math:mn>
          </math:msup>
          <math:mi>m</math:mi>
        </math:mfrac>
      </math:mrow>
      <math:mover math:accent="true">
        <math:mi>F</math:mi>
        <math:mo math:stretchy="false">→</math:mo>
      </math:mover>
      <math:mrow>
        <math:mo math:stretchy="false">(</math:mo>
        <math:mi>t</math:mi>
        <math:mo math:stretchy="false">)</math:mo>
      </math:mrow>
    </math:mrow>
    <math:annotation math:encoding="StarMath 5.0">vec R (t+dt) = vec R(t) + { dt^2 } over m vec F (t) </math:annotation>
  </math:semantics>
</math:math>
</file>

<file path=Object 10/content.xml><?xml version="1.0" encoding="utf-8"?>
<!DOCTYPE math  PUBLIC '-//OpenOffice.org//DTD Modified W3C MathML 1.01//EN'  'math.dtd'>
<math:math xmlns:math="http://www.w3.org/1998/Math/MathML">
  <math:semantics>
    <math:msub>
      <math:mi>m</math:mi>
      <math:mo math:stretchy="false"></math:mo>
    </math:msub>
    <math:annotation math:encoding="StarMath 5.0">m_%OMEGA</math:annotation>
  </math:semantics>
</math:math>
</file>

<file path=Object 11/content.xml><?xml version="1.0" encoding="utf-8"?>
<!DOCTYPE math  PUBLIC '-//OpenOffice.org//DTD Modified W3C MathML 1.01//EN'  'math.dtd'>
<math:math xmlns:math="http://www.w3.org/1998/Math/MathML">
  <math:semantics>
    <math:mover math:accent="true">
      <math:msub>
        <math:mi>a</math:mi>
        <math:mn>1</math:mn>
      </math:msub>
      <math:mo math:stretchy="false"></math:mo>
    </math:mover>
    <math:annotation math:encoding="StarMath 5.0"> vec a_1</math:annotation>
  </math:semantics>
</math:math>
</file>

<file path=Object 12/content.xml><?xml version="1.0" encoding="utf-8"?>
<!DOCTYPE math  PUBLIC '-//OpenOffice.org//DTD Modified W3C MathML 1.01//EN'  'math.dtd'>
<math:math xmlns:math="http://www.w3.org/1998/Math/MathML">
  <math:semantics>
    <math:mover math:accent="true">
      <math:msub>
        <math:mi>a</math:mi>
        <math:mn>2</math:mn>
      </math:msub>
      <math:mo math:stretchy="false"></math:mo>
    </math:mover>
    <math:annotation math:encoding="StarMath 5.0"> vec a_2</math:annotation>
  </math:semantics>
</math:math>
</file>

<file path=Object 13/content.xml><?xml version="1.0" encoding="utf-8"?>
<!DOCTYPE math  PUBLIC '-//OpenOffice.org//DTD Modified W3C MathML 1.01//EN'  'math.dtd'>
<math:math xmlns:math="http://www.w3.org/1998/Math/MathML">
  <math:semantics>
    <math:mover math:accent="true">
      <math:msub>
        <math:mi>a</math:mi>
        <math:mn>3</math:mn>
      </math:msub>
      <math:mo math:stretchy="false"></math:mo>
    </math:mover>
    <math:annotation math:encoding="StarMath 5.0"> vec a_3</math:annotation>
  </math:semantics>
</math:math>
</file>

<file path=Object 14/content.xml><?xml version="1.0" encoding="utf-8"?>
<!DOCTYPE math  PUBLIC '-//OpenOffice.org//DTD Modified W3C MathML 1.01//EN'  'math.dtd'>
<math:math xmlns:math="http://www.w3.org/1998/Math/MathML">
  <math:semantics>
    <math:mover math:accent="true">
      <math:msub>
        <math:mi>a</math:mi>
        <math:mn>1</math:mn>
      </math:msub>
      <math:mo math:stretchy="false"></math:mo>
    </math:mover>
    <math:annotation math:encoding="StarMath 5.0"> vec a_1</math:annotation>
  </math:semantics>
</math:math>
</file>

<file path=Object 15/content.xml><?xml version="1.0" encoding="utf-8"?>
<!DOCTYPE math  PUBLIC '-//OpenOffice.org//DTD Modified W3C MathML 1.01//EN'  'math.dtd'>
<math:math xmlns:math="http://www.w3.org/1998/Math/MathML">
  <math:semantics>
    <math:mover math:accent="true">
      <math:msub>
        <math:mi>a</math:mi>
        <math:mn>2</math:mn>
      </math:msub>
      <math:mo math:stretchy="false"></math:mo>
    </math:mover>
    <math:annotation math:encoding="StarMath 5.0"> vec a_2</math:annotation>
  </math:semantics>
</math:math>
</file>

<file path=Object 16/content.xml><?xml version="1.0" encoding="utf-8"?>
<!DOCTYPE math  PUBLIC '-//OpenOffice.org//DTD Modified W3C MathML 1.01//EN'  'math.dtd'>
<math:math xmlns:math="http://www.w3.org/1998/Math/MathML">
  <math:semantics>
    <math:mover math:accent="true">
      <math:msub>
        <math:mi>a</math:mi>
        <math:mn>1</math:mn>
      </math:msub>
      <math:mo math:stretchy="false">→</math:mo>
    </math:mover>
    <math:annotation math:encoding="StarMath 5.0"> vec a_1</math:annotation>
  </math:semantics>
</math:math>
</file>

<file path=Object 17/content.xml><?xml version="1.0" encoding="utf-8"?>
<!DOCTYPE math  PUBLIC '-//OpenOffice.org//DTD Modified W3C MathML 1.01//EN'  'math.dtd'>
<math:math xmlns:math="http://www.w3.org/1998/Math/MathML">
  <math:semantics>
    <math:mover math:accent="true">
      <math:msub>
        <math:mi>a</math:mi>
        <math:mn>3</math:mn>
      </math:msub>
      <math:mo math:stretchy="false">→</math:mo>
    </math:mover>
    <math:annotation math:encoding="StarMath 5.0"> vec a_3</math:annotation>
  </math:semantics>
</math:math>
</file>

<file path=Object 18/content.xml><?xml version="1.0" encoding="utf-8"?>
<!DOCTYPE math  PUBLIC '-//OpenOffice.org//DTD Modified W3C MathML 1.01//EN'  'math.dtd'>
<math:math xmlns:math="http://www.w3.org/1998/Math/MathML">
  <math:semantics>
    <math:mover math:accent="true">
      <math:msub>
        <math:mi>a</math:mi>
        <math:mn>2</math:mn>
      </math:msub>
      <math:mo math:stretchy="false">→</math:mo>
    </math:mover>
    <math:annotation math:encoding="StarMath 5.0"> vec a_2</math:annotation>
  </math:semantics>
</math:math>
</file>

<file path=Object 19/content.xml><?xml version="1.0" encoding="utf-8"?>
<!DOCTYPE math  PUBLIC '-//OpenOffice.org//DTD Modified W3C MathML 1.01//EN'  'math.dtd'>
<math:math xmlns:math="http://www.w3.org/1998/Math/MathML">
  <math:semantics>
    <math:mover math:accent="true">
      <math:msub>
        <math:mi>a</math:mi>
        <math:mn>3</math:mn>
      </math:msub>
      <math:mo math:stretchy="false">→</math:mo>
    </math:mover>
    <math:annotation math:encoding="StarMath 5.0"> vec a_3</math:annotation>
  </math:semantics>
</math:math>
</file>

<file path=Object 2/content.xml><?xml version="1.0" encoding="utf-8"?>
<!DOCTYPE math  PUBLIC '-//OpenOffice.org//DTD Modified W3C MathML 1.01//EN'  'math.dtd'>
<math:math xmlns:math="http://www.w3.org/1998/Math/MathML">
  <math:semantics>
    <math:mrow>
      <math:mover math:accent="true">
        <math:msub>
          <math:mi>a</math:mi>
          <math:mn>1,</math:mn>
        </math:msub>
        <math:mo math:stretchy="false">→</math:mo>
      </math:mover>
      <math:mover math:accent="true">
        <math:msub>
          <math:mi>a</math:mi>
          <math:mn>2,</math:mn>
        </math:msub>
        <math:mo math:stretchy="false">→</math:mo>
      </math:mover>
      <math:mover math:accent="true">
        <math:msub>
          <math:mi>a</math:mi>
          <math:mn>3</math:mn>
        </math:msub>
        <math:mo math:stretchy="false">→</math:mo>
      </math:mover>
    </math:mrow>
    <math:annotation math:encoding="StarMath 5.0">vec a_1, vec a_2, vec a_3</math:annotation>
  </math:semantics>
</math:math>
</file>

<file path=Object 20/content.xml><?xml version="1.0" encoding="utf-8"?>
<!DOCTYPE math  PUBLIC '-//OpenOffice.org//DTD Modified W3C MathML 1.01//EN'  'math.dtd'>
<math:math xmlns:math="http://www.w3.org/1998/Math/MathML">
  <math:semantics>
    <math:mover math:accent="true">
      <math:msub>
        <math:mi>a</math:mi>
        <math:mn>1</math:mn>
      </math:msub>
      <math:mo math:stretchy="false">→</math:mo>
    </math:mover>
    <math:annotation math:encoding="StarMath 5.0"> vec a_1</math:annotation>
  </math:semantics>
</math:math>
</file>

<file path=Object 21/content.xml><?xml version="1.0" encoding="utf-8"?>
<!DOCTYPE math  PUBLIC '-//OpenOffice.org//DTD Modified W3C MathML 1.01//EN'  'math.dtd'>
<math:math xmlns:math="http://www.w3.org/1998/Math/MathML">
  <math:semantics>
    <math:mover math:accent="true">
      <math:msub>
        <math:mi>a</math:mi>
        <math:mn>2</math:mn>
      </math:msub>
      <math:mo math:stretchy="false">→</math:mo>
    </math:mover>
    <math:annotation math:encoding="StarMath 5.0"> vec a_2</math:annotation>
  </math:semantics>
</math:math>
</file>

<file path=Object 22/content.xml><?xml version="1.0" encoding="utf-8"?>
<!DOCTYPE math  PUBLIC '-//OpenOffice.org//DTD Modified W3C MathML 1.01//EN'  'math.dtd'>
<math:math xmlns:math="http://www.w3.org/1998/Math/MathML">
  <math:semantics>
    <math:mover math:accent="true">
      <math:msub>
        <math:mi>a</math:mi>
        <math:mn>3</math:mn>
      </math:msub>
      <math:mo math:stretchy="false">→</math:mo>
    </math:mover>
    <math:annotation math:encoding="StarMath 5.0"> vec a_3</math:annotation>
  </math:semantics>
</math:math>
</file>

<file path=Object 23/content.xml><?xml version="1.0" encoding="utf-8"?>
<!DOCTYPE math  PUBLIC '-//OpenOffice.org//DTD Modified W3C MathML 1.01//EN'  'math.dtd'>
<math:math xmlns:math="http://www.w3.org/1998/Math/MathML">
  <math:semantics>
    <math:mover math:accent="true">
      <math:msub>
        <math:mi>a</math:mi>
        <math:mn>3</math:mn>
      </math:msub>
      <math:mo math:stretchy="false">→</math:mo>
    </math:mover>
    <math:annotation math:encoding="StarMath 5.0"> vec a_3</math:annotation>
  </math:semantics>
</math:math>
</file>

<file path=Object 24/content.xml><?xml version="1.0" encoding="utf-8"?>
<!DOCTYPE math  PUBLIC '-//OpenOffice.org//DTD Modified W3C MathML 1.01//EN'  'math.dtd'>
<math:math xmlns:math="http://www.w3.org/1998/Math/MathML">
  <math:semantics>
    <math:mover math:accent="true">
      <math:msub>
        <math:mi>a</math:mi>
        <math:mn>1</math:mn>
      </math:msub>
      <math:mo math:stretchy="false">→</math:mo>
    </math:mover>
    <math:annotation math:encoding="StarMath 5.0"> vec a_1</math:annotation>
  </math:semantics>
</math:math>
</file>

<file path=Object 25/content.xml><?xml version="1.0" encoding="utf-8"?>
<!DOCTYPE math  PUBLIC '-//OpenOffice.org//DTD Modified W3C MathML 1.01//EN'  'math.dtd'>
<math:math xmlns:math="http://www.w3.org/1998/Math/MathML">
  <math:semantics>
    <math:mover math:accent="true">
      <math:msub>
        <math:mi>a</math:mi>
        <math:mn>1</math:mn>
      </math:msub>
      <math:mo math:stretchy="false">→</math:mo>
    </math:mover>
    <math:annotation math:encoding="StarMath 5.0"> vec a_1</math:annotation>
  </math:semantics>
</math:math>
</file>

<file path=Object 26/content.xml><?xml version="1.0" encoding="utf-8"?>
<!DOCTYPE math  PUBLIC '-//OpenOffice.org//DTD Modified W3C MathML 1.01//EN'  'math.dtd'>
<math:math xmlns:math="http://www.w3.org/1998/Math/MathML">
  <math:semantics>
    <math:mover math:accent="true">
      <math:msub>
        <math:mi>a</math:mi>
        <math:mn>2</math:mn>
      </math:msub>
      <math:mo math:stretchy="false">→</math:mo>
    </math:mover>
    <math:annotation math:encoding="StarMath 5.0"> vec a_2</math:annotation>
  </math:semantics>
</math:math>
</file>

<file path=Object 27/content.xml><?xml version="1.0" encoding="utf-8"?>
<!DOCTYPE math  PUBLIC '-//OpenOffice.org//DTD Modified W3C MathML 1.01//EN'  'math.dtd'>
<math:math xmlns:math="http://www.w3.org/1998/Math/MathML">
  <math:semantics>
    <math:mover math:accent="true">
      <math:msub>
        <math:mi>a</math:mi>
        <math:mn>3</math:mn>
      </math:msub>
      <math:mo math:stretchy="false">→</math:mo>
    </math:mover>
    <math:annotation math:encoding="StarMath 5.0"> vec a_3</math:annotation>
  </math:semantics>
</math:math>
</file>

<file path=Object 28/content.xml><?xml version="1.0" encoding="utf-8"?>
<!DOCTYPE math  PUBLIC '-//OpenOffice.org//DTD Modified W3C MathML 1.01//EN'  'math.dtd'>
<math:math xmlns:math="http://www.w3.org/1998/Math/MathML">
  <math:semantics>
    <math:mover math:accent="true">
      <math:msub>
        <math:mi>a</math:mi>
        <math:mn>2</math:mn>
      </math:msub>
      <math:mo math:stretchy="false">→</math:mo>
    </math:mover>
    <math:annotation math:encoding="StarMath 5.0"> vec a_2</math:annotation>
  </math:semantics>
</math:math>
</file>

<file path=Object 29/content.xml><?xml version="1.0" encoding="utf-8"?>
<!DOCTYPE math  PUBLIC '-//OpenOffice.org//DTD Modified W3C MathML 1.01//EN'  'math.dtd'>
<math:math xmlns:math="http://www.w3.org/1998/Math/MathML">
  <math:semantics>
    <math:mrow>
      <math:mi>w</math:mi>
      <math:mrow>
        <math:mrow>
          <math:mo math:stretchy="false">(</math:mo>
          <math:mstyle math:fontweight="bold">
            <math:mrow>
              <math:mi>G</math:mi>
            </math:mrow>
          </math:mstyle>
          <math:mo math:stretchy="false">)</math:mo>
        </math:mrow>
        <math:mo math:stretchy="false">=</math:mo>
        <math:mfrac>
          <math:mrow>
            <math:mstyle math:fontweight="bold">
              <math:mrow>
                <math:msup>
                  <math:mi>G</math:mi>
                  <math:mn>2</math:mn>
                </math:msup>
              </math:mrow>
            </math:mstyle>
            <math:mo math:stretchy="false">+</math:mo>
            <math:msubsup>
              <math:mi>q</math:mi>
              <math:mn>0</math:mn>
              <math:mn>2</math:mn>
            </math:msubsup>
          </math:mrow>
          <math:msup>
            <math:mstyle math:fontweight="bold">
              <math:mrow>
                <math:mi>G</math:mi>
              </math:mrow>
            </math:mstyle>
            <math:mn>2</math:mn>
          </math:msup>
        </math:mfrac>
      </math:mrow>
    </math:mrow>
    <math:annotation math:encoding="StarMath 5.0">
w (bold G) = {bold G^2 + q_0^2}over{bold G}^2  </math:annotation>
  </math:semantics>
</math:math>
</file>

<file path=Object 3/content.xml><?xml version="1.0" encoding="utf-8"?>
<!DOCTYPE math  PUBLIC '-//OpenOffice.org//DTD Modified W3C MathML 1.01//EN'  'math.dtd'>
<math:math xmlns:math="http://www.w3.org/1998/Math/MathML">
  <math:semantics>
    <math:mrow>
      <math:mover math:accent="true">
        <math:mi>R</math:mi>
        <math:mo math:stretchy="false">→</math:mo>
      </math:mover>
      <math:mrow>
        <math:mrow>
          <math:mo math:stretchy="false">(</math:mo>
          <math:mrow>
            <math:mi>t</math:mi>
            <math:mo math:stretchy="false">+</math:mo>
            <math:mi math:fontstyle="italic">dt</math:mi>
          </math:mrow>
          <math:mo math:stretchy="false">)</math:mo>
        </math:mrow>
        <math:mo math:stretchy="false">=</math:mo>
        <math:mn>2</math:mn>
      </math:mrow>
      <math:mover math:accent="true">
        <math:mi>R</math:mi>
        <math:mo math:stretchy="false">→</math:mo>
      </math:mover>
      <math:mrow>
        <math:mrow>
          <math:mo math:stretchy="false">(</math:mo>
          <math:mi>t</math:mi>
          <math:mo math:stretchy="false">)</math:mo>
        </math:mrow>
        <math:mo math:stretchy="false">−</math:mo>
        <math:mover math:accent="true">
          <math:mi>R</math:mi>
          <math:mo math:stretchy="false">→</math:mo>
        </math:mover>
      </math:mrow>
      <math:mrow>
        <math:mrow>
          <math:mo math:stretchy="false">(</math:mo>
          <math:mrow>
            <math:mi>t</math:mi>
            <math:mo math:stretchy="false">−</math:mo>
            <math:mi math:fontstyle="italic">dt</math:mi>
          </math:mrow>
          <math:mo math:stretchy="false">)</math:mo>
        </math:mrow>
        <math:mo math:stretchy="false">+</math:mo>
        <math:mfrac>
          <math:msup>
            <math:mi math:fontstyle="italic">dt</math:mi>
            <math:mn>2</math:mn>
          </math:msup>
          <math:mi>m</math:mi>
        </math:mfrac>
      </math:mrow>
      <math:mover math:accent="true">
        <math:mi>F</math:mi>
        <math:mo math:stretchy="false">→</math:mo>
      </math:mover>
      <math:mrow>
        <math:mo math:stretchy="false">(</math:mo>
        <math:mi>t</math:mi>
        <math:mo math:stretchy="false">)</math:mo>
      </math:mrow>
    </math:mrow>
    <math:annotation math:encoding="StarMath 5.0">vec R (t+dt) = 2 vec R(t) - vec R (t-dt) + { dt^2 } over m vec F (t) </math:annotation>
  </math:semantics>
</math:math>
</file>

<file path=Object 30/content.xml><?xml version="1.0" encoding="utf-8"?>
<!DOCTYPE math  PUBLIC '-//OpenOffice.org//DTD Modified W3C MathML 1.01//EN'  'math.dtd'>
<math:math xmlns:math="http://www.w3.org/1998/Math/MathML">
  <math:semantics>
    <math:mrow>
      <math:mrow>
        <math:msub>
          <math:mi>q</math:mi>
          <math:mn>0</math:mn>
        </math:msub>
        <math:mo math:stretchy="false">=</math:mo>
        <math:mn>2</math:mn>
      </math:mrow>
      <math:mrow>
        <math:mo math:stretchy="false">π</math:mo>
        <math:mo math:stretchy="false">/</math:mo>
        <math:msub>
          <math:mi>r</math:mi>
          <math:mi>c</math:mi>
        </math:msub>
      </math:mrow>
    </math:mrow>
    <math:annotation math:encoding="StarMath 5.0">q_0 = 2 %pi / r_c</math:annotation>
  </math:semantics>
</math:math>
</file>

<file path=Object 31/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content.xml><?xml version="1.0" encoding="utf-8"?>
<!DOCTYPE math  PUBLIC '-//OpenOffice.org//DTD Modified W3C MathML 1.01//EN'  'math.dtd'>
<math:math xmlns:math="http://www.w3.org/1998/Math/MathML">
  <math:semantics>
    <math:mo math:stretchy="false">τ</math:mo>
    <math:annotation math:encoding="StarMath 5.0">%tau
</math:annotation>
  </math:semantics>
</math:math>
</file>

<file path=Object 34/content.xml><?xml version="1.0" encoding="utf-8"?>
<!DOCTYPE math  PUBLIC '-//OpenOffice.org//DTD Modified W3C MathML 1.01//EN'  'math.dtd'>
<math:math xmlns:math="http://www.w3.org/1998/Math/MathML">
  <math:semantics>
    <math:msub>
      <math:mi>E</math:mi>
      <math:mi math:fontstyle="italic">cut</math:mi>
    </math:msub>
    <math:annotation math:encoding="StarMath 5.0">E_cut</math:annotation>
  </math:semantics>
</math:math>
</file>

<file path=Object 35/content.xml><?xml version="1.0" encoding="utf-8"?>
<!DOCTYPE math  PUBLIC '-//OpenOffice.org//DTD Modified W3C MathML 1.01//EN'  'math.dtd'>
<math:math xmlns:math="http://www.w3.org/1998/Math/MathML">
  <math:semantics>
    <math:mrow>
      <math:mn>4</math:mn>
      <math:msub>
        <math:mi>E</math:mi>
        <math:mi math:fontstyle="italic">cut</math:mi>
      </math:msub>
    </math:mrow>
    <math:annotation math:encoding="StarMath 5.0">4 E_cut</math:annotation>
  </math:semantics>
</math:math>
</file>

<file path=Object 36/content.xml><?xml version="1.0" encoding="utf-8"?>
<!DOCTYPE math  PUBLIC '-//OpenOffice.org//DTD Modified W3C MathML 1.01//EN'  'math.dtd'>
<math:math xmlns:math="http://www.w3.org/1998/Math/MathML">
  <math:semantics>
    <math:mrow>
      <math:mstyle math:fontweight="bold">
        <math:mrow>
          <math:mi>G</math:mi>
        </math:mrow>
      </math:mstyle>
      <math:mo math:stretchy="false">=</math:mo>
      <math:mn>0</math:mn>
    </math:mrow>
    <math:annotation math:encoding="StarMath 5.0">{ bold G } = 0</math:annotation>
  </math:semantics>
</math:math>
</file>

<file path=Object 37/content.xml><?xml version="1.0" encoding="utf-8"?>
<!DOCTYPE math  PUBLIC '-//OpenOffice.org//DTD Modified W3C MathML 1.01//EN'  'math.dtd'>
<math:math xmlns:math="http://www.w3.org/1998/Math/MathML">
  <math:semantics>
    <math:mtable>
      <math:mtr>
        <math:mrow>
          <math:mrow>
            <math:msub>
              <math:mi>k</math:mi>
              <math:mi math:fontstyle="italic">ij</math:mi>
            </math:msub>
            <math:mo math:stretchy="false">=</math:mo>
            <math:msub>
              <math:mo math:stretchy="false">δ</math:mo>
              <math:mi math:fontstyle="italic">ij</math:mi>
            </math:msub>
          </math:mrow>
          <math:mi>k</math:mi>
          <math:mrow>
            <math:mo math:stretchy="false">(</math:mo>
            <math:mi>G</math:mi>
            <math:mo math:stretchy="false">)</math:mo>
          </math:mrow>
        </math:mrow>
      </math:mtr>
      <math:mtr>
        <math:mrow>
          <math:mi>k</math:mi>
          <math:mrow>
            <math:mrow>
              <math:mo math:stretchy="false">(</math:mo>
              <math:mi>G</math:mi>
              <math:mo math:stretchy="false">)</math:mo>
            </math:mrow>
            <math:mo math:stretchy="false">=</math:mo>
            <math:mrow>
              <math:mo math:stretchy="true">{</math:mo>
              <math:mtable>
                <math:mtr>
                  <math:mtd>
                    <math:mfrac>
                      <math:mn>1</math:mn>
                      <math:mrow>
                        <math:mn>2</math:mn>
                        <math:msubsup>
                          <math:mi>E</math:mi>
                          <math:mi math:fontstyle="italic">cut</math:mi>
                          <math:mi math:fontstyle="italic">prec</math:mi>
                        </math:msubsup>
                      </math:mrow>
                    </math:mfrac>
                  </math:mtd>
                  <math:mtd>
                    <math:mrow>
                      <math:mrow>
                        <math:mfrac>
                          <math:mn>1</math:mn>
                          <math:mn>2</math:mn>
                        </math:mfrac>
                        <math:mrow>
                          <math:msup>
                            <math:mi>G</math:mi>
                            <math:mn>2</math:mn>
                          </math:msup>
                          <math:mo math:stretchy="false">&lt;</math:mo>
                          <math:msubsup>
                            <math:mi>E</math:mi>
                            <math:mi math:fontstyle="italic">cut</math:mi>
                            <math:mi math:fontstyle="italic">prec</math:mi>
                          </math:msubsup>
                        </math:mrow>
                      </math:mrow>
                    </math:mrow>
                  </math:mtd>
                </math:mtr>
                <math:mtr>
                  <math:mtd>
                    <math:mrow>
                      <math:mfrac>
                        <math:mn>1</math:mn>
                        <math:mn>2</math:mn>
                      </math:mfrac>
                      <math:mi>E</math:mi>
                    </math:mrow>
                  </math:mtd>
                  <math:mtd>
                    <math:mrow>
                      <math:mrow>
                        <math:mfrac>
                          <math:mn>1</math:mn>
                          <math:mn>2</math:mn>
                        </math:mfrac>
                        <math:mrow>
                          <math:mi>E</math:mi>
                          <math:mo math:stretchy="false">≥</math:mo>
                          <math:msubsup>
                            <math:mi>E</math:mi>
                            <math:mi math:fontstyle="italic">cut</math:mi>
                            <math:mi math:fontstyle="italic">prec</math:mi>
                          </math:msubsup>
                        </math:mrow>
                      </math:mrow>
                    </math:mrow>
                  </math:mtd>
                </math:mtr>
              </math:mtable>
            </math:mrow>
          </math:mrow>
        </math:mrow>
      </math:mtr>
    </math:mtable>
    <math:annotation math:encoding="StarMath 5.0">k_ij = %delta_ij k(G)
newline
k(G) = 
left lbrace  matrix {1 over { 2 E_cut^prec } #  alignl 1 over 2 G^2 &lt; E_cut^prec ##
1 over 2 E #  alignl 1 over 2 E &gt;= E_cut^prec } right none
</math:annotation>
  </math:semantics>
</math:math>
</file>

<file path=Object 38/content.xml><?xml version="1.0" encoding="utf-8"?>
<!DOCTYPE math  PUBLIC '-//OpenOffice.org//DTD Modified W3C MathML 1.01//EN'  'math.dtd'>
<math:math xmlns:math="http://www.w3.org/1998/Math/MathML">
  <math:semantics>
    <math:mrow>
      <math:mrow>
        <math:msub>
          <math:mi>E</math:mi>
          <math:mi math:fontstyle="italic">conf</math:mi>
        </math:msub>
        <math:mo math:stretchy="false">=</math:mo>
        <math:mfrac>
          <math:mn>1</math:mn>
          <math:mn>2</math:mn>
        </math:mfrac>
      </math:mrow>
      <math:mrow>
        <math:munder>
          <math:mo math:stretchy="false">∑</math:mo>
          <math:mrow>
            <math:mi>n</math:mi>
            <math:mi>,</math:mi>
            <math:mstyle math:fontweight="bold">
              <math:mrow>
                <math:mi>G</math:mi>
              </math:mrow>
            </math:mstyle>
          </math:mrow>
        </math:munder>
        <math:msup>
          <math:mrow>
            <math:mo math:stretchy="false">∣</math:mo>
            <math:msub>
              <math:mi>c</math:mi>
              <math:mrow>
                <math:mi>n</math:mi>
                <math:mstyle math:fontweight="bold">
                  <math:mrow>
                    <math:mi>G</math:mi>
                  </math:mrow>
                </math:mstyle>
              </math:mrow>
            </math:msub>
            <math:mo math:stretchy="false">∣</math:mo>
          </math:mrow>
          <math:mn>2</math:mn>
        </math:msup>
      </math:mrow>
      <math:msup>
        <math:mi>G</math:mi>
        <math:mn>2</math:mn>
      </math:msup>
      <math:mi>f</math:mi>
      <math:mrow>
        <math:mo math:stretchy="false">(</math:mo>
        <math:mi>G</math:mi>
        <math:mo math:stretchy="false">)</math:mo>
      </math:mrow>
    </math:mrow>
    <math:annotation math:encoding="StarMath 5.0">E_conf = 1 over 2 sum  from{n,{bold G}} lline c_{n{bold G}} rline  ^2 G^2 f(G)</math:annotation>
  </math:semantics>
</math:math>
</file>

<file path=Object 39/content.xml><?xml version="1.0" encoding="utf-8"?>
<!DOCTYPE math  PUBLIC '-//OpenOffice.org//DTD Modified W3C MathML 1.01//EN'  'math.dtd'>
<math:math xmlns:math="http://www.w3.org/1998/Math/MathML">
  <math:semantics>
    <math:mrow>
      <math:mi>f</math:mi>
      <math:mrow>
        <math:mrow>
          <math:mo math:stretchy="false">(</math:mo>
          <math:mi>g</math:mi>
          <math:mo math:stretchy="false">)</math:mo>
        </math:mrow>
        <math:mo math:stretchy="false">=</math:mo>
        <math:msub>
          <math:mi>f</math:mi>
          <math:mi>s</math:mi>
        </math:msub>
      </math:mrow>
      <math:mfenced math:open="" math:close="">
        <math:mrow>
          <math:mn>1</math:mn>
          <math:mo math:stretchy="false">−</math:mo>
          <math:mfrac>
            <math:mn>1</math:mn>
            <math:mrow>
              <math:mrow>
                <math:mn>1</math:mn>
                <math:mo math:stretchy="false">+</math:mo>
                <math:mi>exp</math:mi>
              </math:mrow>
              <math:mrow>
                <math:mo math:stretchy="false">(</math:mo>
                <math:mrow>
                  <math:mrow>
                    <math:mo math:stretchy="false">(</math:mo>
                    <math:mrow>
                      <math:mrow>
                        <math:msup>
                          <math:mi>G</math:mi>
                          <math:mn>2</math:mn>
                        </math:msup>
                        <math:mo math:stretchy="false">/</math:mo>
                        <math:mn>2</math:mn>
                      </math:mrow>
                      <math:mo math:stretchy="false">−</math:mo>
                      <math:msubsup>
                        <math:mi>E</math:mi>
                        <math:mi math:fontstyle="italic">cut</math:mi>
                        <math:mi>s</math:mi>
                      </math:msubsup>
                    </math:mrow>
                    <math:mo math:stretchy="false">)</math:mo>
                  </math:mrow>
                  <math:mo math:stretchy="false">/</math:mo>
                  <math:msub>
                    <math:mo math:stretchy="false">σ</math:mo>
                    <math:mi>s</math:mi>
                  </math:msub>
                </math:mrow>
                <math:mo math:stretchy="false">)</math:mo>
              </math:mrow>
            </math:mrow>
          </math:mfrac>
        </math:mrow>
      </math:mfenced>
    </math:mrow>
    <math:annotation math:encoding="StarMath 5.0">f(g) = f_s left ( 1 - 1 over { 1 + exp((G^2/2-E_cut^s)/%sigma_s) } right )</math:annotation>
  </math:semantics>
</math:math>
</file>

<file path=Object 4/content.xml><?xml version="1.0" encoding="utf-8"?>
<!DOCTYPE math  PUBLIC '-//OpenOffice.org//DTD Modified W3C MathML 1.01//EN'  'math.dtd'>
<math:math xmlns:math="http://www.w3.org/1998/Math/MathML">
  <math:semantics>
    <math:mrow>
      <math:msub>
        <math:mi>a</math:mi>
        <math:mi math:fontstyle="italic">ij</math:mi>
      </math:msub>
      <math:mrow>
        <math:mrow>
          <math:mo math:stretchy="false">(</math:mo>
          <math:mrow>
            <math:mi>t</math:mi>
            <math:mo math:stretchy="false">+</math:mo>
            <math:mi math:fontstyle="italic">dt</math:mi>
          </math:mrow>
          <math:mo math:stretchy="false">)</math:mo>
        </math:mrow>
        <math:mo math:stretchy="false">=</math:mo>
        <math:msub>
          <math:mi>a</math:mi>
          <math:mi math:fontstyle="italic">ij</math:mi>
        </math:msub>
      </math:mrow>
      <math:mrow>
        <math:mrow>
          <math:mo math:stretchy="false">(</math:mo>
          <math:mi>t</math:mi>
          <math:mo math:stretchy="false">)</math:mo>
        </math:mrow>
        <math:mo math:stretchy="false">+</math:mo>
        <math:mfrac>
          <math:msup>
            <math:mi math:fontstyle="italic">dt</math:mi>
            <math:mn>2</math:mn>
          </math:msup>
          <math:msub>
            <math:mi>m</math:mi>
            <math:mo math:stretchy="false">Ω</math:mo>
          </math:msub>
        </math:mfrac>
      </math:mrow>
      <math:mo math:stretchy="false">Ω</math:mo>
      <math:mfenced math:open="" math:close="">
        <math:mrow>
          <math:mo math:stretchy="false">σ</math:mo>
          <math:mrow>
            <math:mrow>
              <math:mo math:stretchy="false">(</math:mo>
              <math:mi>t</math:mi>
              <math:mo math:stretchy="false">)</math:mo>
            </math:mrow>
            <math:mo math:stretchy="false">−</math:mo>
            <math:msup>
              <math:mo math:stretchy="false">σ</math:mo>
              <math:mi math:fontstyle="italic">ext</math:mi>
            </math:msup>
          </math:mrow>
          <math:mrow>
            <math:mo math:stretchy="false">(</math:mo>
            <math:mi>t</math:mi>
            <math:mo math:stretchy="false">)</math:mo>
          </math:mrow>
        </math:mrow>
      </math:mfenced>
      <math:mi>A</math:mi>
      <math:mrow>
        <math:mo math:stretchy="false">(</math:mo>
        <math:mi>t</math:mi>
        <math:mo math:stretchy="false">)</math:mo>
      </math:mrow>
    </math:mrow>
    <math:annotation math:encoding="StarMath 5.0">a_{ij} (t+dt) = a_{ij} (t) + 
{ dt^2 } over m_%OMEGA %OMEGA 
left ( %sigma (t) - %sigma^{ ext} (t) right ) A(t)</math:annotation>
  </math:semantics>
</math:math>
</file>

<file path=Object 40/content.xml><?xml version="1.0" encoding="utf-8"?>
<!DOCTYPE math  PUBLIC '-//OpenOffice.org//DTD Modified W3C MathML 1.01//EN'  'math.dtd'>
<math:math xmlns:math="http://www.w3.org/1998/Math/MathML">
  <math:semantics>
    <math:mrow>
      <math:msub>
        <math:mi>f</math:mi>
        <math:mi>s</math:mi>
      </math:msub>
      <math:mo math:stretchy="false">=</math:mo>
      <math:mn>2</math:mn>
    </math:mrow>
    <math:annotation math:encoding="StarMath 5.0">f_s = 2</math:annotation>
  </math:semantics>
</math:math>
</file>

<file path=Object 41/content.xml><?xml version="1.0" encoding="utf-8"?>
<!DOCTYPE math  PUBLIC '-//OpenOffice.org//DTD Modified W3C MathML 1.01//EN'  'math.dtd'>
<math:math xmlns:math="http://www.w3.org/1998/Math/MathML">
  <math:semantics>
    <math:mrow>
      <math:msub>
        <math:mo math:stretchy="false">σ</math:mo>
        <math:mi>s</math:mi>
      </math:msub>
      <math:mo math:stretchy="false">=</math:mo>
      <math:mfrac>
        <math:mn>1</math:mn>
        <math:mn>2</math:mn>
      </math:mfrac>
    </math:mrow>
    <math:annotation math:encoding="StarMath 5.0">%sigma_s = 1 over 2</math:annotation>
  </math:semantics>
</math:math>
</file>

<file path=Object 42/content.xml><?xml version="1.0" encoding="utf-8"?>
<!DOCTYPE math  PUBLIC '-//OpenOffice.org//DTD Modified W3C MathML 1.01//EN'  'math.dtd'>
<math:math xmlns:math="http://www.w3.org/1998/Math/MathML">
  <math:semantics>
    <math:mrow>
      <math:msub>
        <math:mo math:stretchy="false">σ</math:mo>
        <math:mi math:fontstyle="italic">xx</math:mi>
      </math:msub>
      <math:msub>
        <math:mo math:stretchy="false">σ</math:mo>
        <math:mi math:fontstyle="italic">yy</math:mi>
      </math:msub>
      <math:msub>
        <math:mo math:stretchy="false">σ</math:mo>
        <math:mi math:fontstyle="italic">zz</math:mi>
      </math:msub>
      <math:msub>
        <math:mo math:stretchy="false">σ</math:mo>
        <math:mi math:fontstyle="italic">xy</math:mi>
      </math:msub>
      <math:msub>
        <math:mo math:stretchy="false">σ</math:mo>
        <math:mi math:fontstyle="italic">yz</math:mi>
      </math:msub>
      <math:msub>
        <math:mo math:stretchy="false">σ</math:mo>
        <math:mi math:fontstyle="italic">xz</math:mi>
      </math:msub>
    </math:mrow>
    <math:annotation math:encoding="StarMath 5.0">%sigma_xx %sigma_yy %sigma_zz %sigma_xy %sigma_yz %sigma_xz</math:annotation>
  </math:semantics>
</math:math>
</file>

<file path=Object 43/content.xml><?xml version="1.0" encoding="utf-8"?>
<!DOCTYPE math  PUBLIC '-//OpenOffice.org//DTD Modified W3C MathML 1.01//EN'  'math.dtd'>
<math:math xmlns:math="http://www.w3.org/1998/Math/MathML">
  <math:semantics>
    <math:mrow>
      <math:mrow>
        <math:msup>
          <math:mo math:stretchy="false">ψ</math:mo>
          <math:mrow>
            <math:mo math:stretchy="false">(</math:mo>
            <math:mrow>
              <math:mi>k</math:mi>
              <math:mo math:stretchy="false">+</math:mo>
              <math:mn>1</math:mn>
            </math:mrow>
            <math:mo math:stretchy="false">)</math:mo>
          </math:mrow>
        </math:msup>
        <math:mo math:stretchy="false">=</math:mo>
        <math:mrow>
          <math:msup>
            <math:mo math:stretchy="false">ψ</math:mo>
            <math:mrow>
              <math:mo math:stretchy="false">(</math:mo>
              <math:mi>k</math:mi>
              <math:mo math:stretchy="false">)</math:mo>
            </math:mrow>
          </math:msup>
          <math:mo math:stretchy="false">−</math:mo>
          <math:mo math:stretchy="false">α</math:mo>
        </math:mrow>
      </math:mrow>
      <math:mi>H</math:mi>
      <math:msup>
        <math:mo math:stretchy="false">ψ</math:mo>
        <math:mrow>
          <math:mo math:stretchy="false">(</math:mo>
          <math:mi>k</math:mi>
          <math:mo math:stretchy="false">)</math:mo>
        </math:mrow>
      </math:msup>
    </math:mrow>
    <math:annotation math:encoding="StarMath 5.0">%psi^(k+1) = %psi^(k) - %alpha H %psi^(k)</math:annotation>
  </math:semantics>
</math:math>
</file>

<file path=Object 44/content.xml><?xml version="1.0" encoding="utf-8"?>
<!DOCTYPE math  PUBLIC '-//OpenOffice.org//DTD Modified W3C MathML 1.01//EN'  'math.dtd'>
<math:math xmlns:math="http://www.w3.org/1998/Math/MathML">
  <math:semantics>
    <math:mrow>
      <math:mo math:stretchy="false">α</math:mo>
      <math:mo math:stretchy="false">=</math:mo>
      <math:mrow>
        <math:mo math:stretchy="true">{</math:mo>
        <math:mtable>
          <math:mtr>
            <math:mtd>
              <math:mfrac>
                <math:mn>1</math:mn>
                <math:mrow>
                  <math:mn>2</math:mn>
                  <math:msub>
                    <math:mi>E</math:mi>
                    <math:mi math:fontstyle="italic">cut</math:mi>
                  </math:msub>
                </math:mrow>
              </math:mfrac>
            </math:mtd>
            <math:mtd>
              <math:mrow>
                <math:mrow>
                  <math:msub>
                    <math:mi>m</math:mi>
                    <math:mi>e</math:mi>
                  </math:msub>
                  <math:mo math:stretchy="false">=</math:mo>
                  <math:mn>0</math:mn>
                </math:mrow>
              </math:mrow>
            </math:mtd>
          </math:mtr>
          <math:mtr>
            <math:mtd>
              <math:mfrac>
                <math:msup>
                  <math:mi math:fontstyle="italic">dt</math:mi>
                  <math:mn>2</math:mn>
                </math:msup>
                <math:msub>
                  <math:mi>m</math:mi>
                  <math:mi>e</math:mi>
                </math:msub>
              </math:mfrac>
            </math:mtd>
            <math:mtd>
              <math:mrow>
                <math:mrow>
                  <math:msub>
                    <math:mi>m</math:mi>
                    <math:mi>e</math:mi>
                  </math:msub>
                  <math:mo math:stretchy="false">&gt;</math:mo>
                  <math:mn>0</math:mn>
                </math:mrow>
              </math:mrow>
            </math:mtd>
          </math:mtr>
        </math:mtable>
      </math:mrow>
    </math:mrow>
    <math:annotation math:encoding="StarMath 5.0">%alpha = left lbrace matrix { 1 over { 2 E_cut } # alignl m_e = 0 ##
dt^2 over m_e # alignl m_e &gt; 0 } right none</math:annotation>
  </math:semantics>
</math:math>
</file>

<file path=Object 45/content.xml><?xml version="1.0" encoding="utf-8"?>
<!DOCTYPE math  PUBLIC '-//OpenOffice.org//DTD Modified W3C MathML 1.01//EN'  'math.dtd'>
<math:math xmlns:math="http://www.w3.org/1998/Math/MathML">
  <math:semantics>
    <math:msubsup>
      <math:mi>E</math:mi>
      <math:mi math:fontstyle="italic">cut</math:mi>
      <math:mi math:fontstyle="italic">prec</math:mi>
    </math:msubsup>
    <math:annotation math:encoding="StarMath 5.0">E_cut^prec
</math:annotation>
  </math:semantics>
</math:math>
</file>

<file path=Object 46/content.xml><?xml version="1.0" encoding="utf-8"?>
<!DOCTYPE math  PUBLIC '-//OpenOffice.org//DTD Modified W3C MathML 1.01//EN'  'math.dtd'>
<math:math xmlns:math="http://www.w3.org/1998/Math/MathML">
  <math:semantics>
    <math:mrow>
      <math:mrow>
        <math:msup>
          <math:mo math:stretchy="false">ψ</math:mo>
          <math:mrow>
            <math:mo math:stretchy="false">(</math:mo>
            <math:mrow>
              <math:mi>k</math:mi>
              <math:mo math:stretchy="false">+</math:mo>
              <math:mn>1</math:mn>
            </math:mrow>
            <math:mo math:stretchy="false">)</math:mo>
          </math:mrow>
        </math:msup>
        <math:mo math:stretchy="false">=</math:mo>
        <math:mrow>
          <math:msup>
            <math:mo math:stretchy="false">ψ</math:mo>
            <math:mrow>
              <math:mo math:stretchy="false">(</math:mo>
              <math:mi>k</math:mi>
              <math:mo math:stretchy="false">)</math:mo>
            </math:mrow>
          </math:msup>
          <math:mo math:stretchy="false">−</math:mo>
          <math:mo math:stretchy="false">α</math:mo>
        </math:mrow>
      </math:mrow>
      <math:mi>K</math:mi>
      <math:msub>
        <math:mi>P</math:mi>
        <math:mrow>
          <math:mrow/>
          <math:mo math:stretchy="false">⊥</math:mo>
          <math:mrow/>
        </math:mrow>
      </math:msub>
      <math:mi>H</math:mi>
      <math:msup>
        <math:mo math:stretchy="false">ψ</math:mo>
        <math:mrow>
          <math:mo math:stretchy="false">(</math:mo>
          <math:mi>k</math:mi>
          <math:mo math:stretchy="false">)</math:mo>
        </math:mrow>
      </math:msup>
    </math:mrow>
    <math:annotation math:encoding="StarMath 5.0">%psi^(k+1) = %psi^(k) - %alpha K P_{{}ortho{}} H %psi^(k)</math:annotation>
  </math:semantics>
</math:math>
</file>

<file path=Object 47/content.xml><?xml version="1.0" encoding="utf-8"?>
<!DOCTYPE math  PUBLIC '-//OpenOffice.org//DTD Modified W3C MathML 1.01//EN'  'math.dtd'>
<math:math xmlns:math="http://www.w3.org/1998/Math/MathML">
  <math:semantics>
    <math:mtable>
      <math:mtr>
        <math:mrow>
          <math:mrow>
            <math:msub>
              <math:mi>k</math:mi>
              <math:mi math:fontstyle="italic">ij</math:mi>
            </math:msub>
            <math:mo math:stretchy="false">=</math:mo>
            <math:msub>
              <math:mo math:stretchy="false">δ</math:mo>
              <math:mi math:fontstyle="italic">ij</math:mi>
            </math:msub>
          </math:mrow>
          <math:mi>k</math:mi>
          <math:mrow>
            <math:mo math:stretchy="false">(</math:mo>
            <math:mi>G</math:mi>
            <math:mo math:stretchy="false">)</math:mo>
          </math:mrow>
        </math:mrow>
      </math:mtr>
      <math:mtr>
        <math:mrow>
          <math:mi>k</math:mi>
          <math:mrow>
            <math:mrow>
              <math:mo math:stretchy="false">(</math:mo>
              <math:mi>G</math:mi>
              <math:mo math:stretchy="false">)</math:mo>
            </math:mrow>
            <math:mo math:stretchy="false">=</math:mo>
            <math:mrow>
              <math:mo math:stretchy="true">{</math:mo>
              <math:mtable>
                <math:mtr>
                  <math:mtd>
                    <math:mfrac>
                      <math:mn>1</math:mn>
                      <math:mrow>
                        <math:mn>2</math:mn>
                        <math:msubsup>
                          <math:mi>E</math:mi>
                          <math:mi math:fontstyle="italic">cut</math:mi>
                          <math:mi math:fontstyle="italic">prec</math:mi>
                        </math:msubsup>
                      </math:mrow>
                    </math:mfrac>
                  </math:mtd>
                  <math:mtd>
                    <math:mrow>
                      <math:mrow>
                        <math:mfrac>
                          <math:mn>1</math:mn>
                          <math:mn>2</math:mn>
                        </math:mfrac>
                        <math:mrow>
                          <math:msup>
                            <math:mi>G</math:mi>
                            <math:mn>2</math:mn>
                          </math:msup>
                          <math:mo math:stretchy="false">&lt;</math:mo>
                          <math:msubsup>
                            <math:mi>E</math:mi>
                            <math:mi math:fontstyle="italic">cut</math:mi>
                            <math:mi math:fontstyle="italic">prec</math:mi>
                          </math:msubsup>
                        </math:mrow>
                      </math:mrow>
                    </math:mrow>
                  </math:mtd>
                </math:mtr>
                <math:mtr>
                  <math:mtd>
                    <math:mrow>
                      <math:mfrac>
                        <math:mn>1</math:mn>
                        <math:mn>2</math:mn>
                      </math:mfrac>
                      <math:mi>E</math:mi>
                    </math:mrow>
                  </math:mtd>
                  <math:mtd>
                    <math:mrow>
                      <math:mrow>
                        <math:mfrac>
                          <math:mn>1</math:mn>
                          <math:mn>2</math:mn>
                        </math:mfrac>
                        <math:mrow>
                          <math:mi>E</math:mi>
                          <math:mo math:stretchy="false">≥</math:mo>
                          <math:msubsup>
                            <math:mi>E</math:mi>
                            <math:mi math:fontstyle="italic">cut</math:mi>
                            <math:mi math:fontstyle="italic">prec</math:mi>
                          </math:msubsup>
                        </math:mrow>
                      </math:mrow>
                    </math:mrow>
                  </math:mtd>
                </math:mtr>
              </math:mtable>
            </math:mrow>
          </math:mrow>
        </math:mrow>
      </math:mtr>
    </math:mtable>
    <math:annotation math:encoding="StarMath 5.0">k_ij = %delta_ij k(G)
newline
k(G) = 
left lbrace  matrix {1 over { 2 E_cut^prec } # alignl 1 over 2 G^2 &lt; E_cut^prec ##
1 over 2 E # alignl 1 over 2 E &gt;= E_cut^prec } right none
</math:annotation>
  </math:semantics>
</math:math>
</file>

<file path=Object 48/content.xml><?xml version="1.0" encoding="utf-8"?>
<!DOCTYPE math  PUBLIC '-//OpenOffice.org//DTD Modified W3C MathML 1.01//EN'  'math.dtd'>
<math:math xmlns:math="http://www.w3.org/1998/Math/MathML">
  <math:semantics>
    <math:mrow>
      <math:mrow>
        <math:msub>
          <math:mi>P</math:mi>
          <math:mrow>
            <math:mrow/>
            <math:mo math:stretchy="false">⊥</math:mo>
            <math:mrow/>
          </math:mrow>
        </math:msub>
        <math:mo math:stretchy="false">=</math:mo>
        <math:mrow>
          <math:mi>I</math:mi>
          <math:mo math:stretchy="false">−</math:mo>
          <math:mrow>
            <math:msub>
              <math:mo math:stretchy="false">∑</math:mo>
              <math:mi>i</math:mi>
            </math:msub>
            <math:mfenced math:open="∣" math:close="〉">
              <math:msub>
                <math:mo math:stretchy="false">ψ</math:mo>
                <math:mi>i</math:mi>
              </math:msub>
            </math:mfenced>
          </math:mrow>
        </math:mrow>
      </math:mrow>
      <math:mfenced math:open="〈" math:close="∣">
        <math:msub>
          <math:mo math:stretchy="false">ψ</math:mo>
          <math:mi>i</math:mi>
        </math:msub>
      </math:mfenced>
    </math:mrow>
    <math:annotation math:encoding="StarMath 5.0">P_{{}ortho{}} = I - sum_i left lline %psi_i right rangle left langle %psi_i right rline </math:annotation>
  </math:semantics>
</math:math>
</file>

<file path=Object 49/content.xml><?xml version="1.0" encoding="utf-8"?>
<!DOCTYPE math  PUBLIC '-//OpenOffice.org//DTD Modified W3C MathML 1.01//EN'  'math.dtd'>
<math:math xmlns:math="http://www.w3.org/1998/Math/MathML">
  <math:semantics>
    <math:mrow>
      <math:mrow>
        <math:msubsup>
          <math:mo math:stretchy="false">ψ</math:mo>
          <math:mi>i</math:mi>
          <math:mrow>
            <math:mo math:stretchy="false">(</math:mo>
            <math:mrow>
              <math:mi>k</math:mi>
              <math:mo math:stretchy="false">+</math:mo>
              <math:mn>1</math:mn>
            </math:mrow>
            <math:mo math:stretchy="false">)</math:mo>
          </math:mrow>
        </math:msubsup>
        <math:mo math:stretchy="false">=</math:mo>
        <math:mn>2</math:mn>
      </math:mrow>
      <math:mrow>
        <math:mrow>
          <math:msubsup>
            <math:mo math:stretchy="false">ψ</math:mo>
            <math:mi>i</math:mi>
            <math:mrow>
              <math:mo math:stretchy="false">(</math:mo>
              <math:mi>k</math:mi>
              <math:mo math:stretchy="false">)</math:mo>
            </math:mrow>
          </math:msubsup>
          <math:mo math:stretchy="false">−</math:mo>
          <math:msubsup>
            <math:mo math:stretchy="false">ψ</math:mo>
            <math:mi>i</math:mi>
            <math:mrow>
              <math:mo math:stretchy="false">(</math:mo>
              <math:mrow>
                <math:mi>k</math:mi>
                <math:mo math:stretchy="false">−</math:mo>
                <math:mn>1</math:mn>
              </math:mrow>
              <math:mo math:stretchy="false">)</math:mo>
            </math:mrow>
          </math:msubsup>
        </math:mrow>
        <math:mo math:stretchy="false">−</math:mo>
        <math:mfrac>
          <math:msup>
            <math:mi math:fontstyle="italic">dt</math:mi>
            <math:mn>2</math:mn>
          </math:msup>
          <math:msub>
            <math:mi>m</math:mi>
            <math:mi>e</math:mi>
          </math:msub>
        </math:mfrac>
      </math:mrow>
      <math:mi>H</math:mi>
      <math:mrow>
        <math:msubsup>
          <math:mo math:stretchy="false">ψ</math:mo>
          <math:mi>i</math:mi>
          <math:mrow>
            <math:mo math:stretchy="false">(</math:mo>
            <math:mi>k</math:mi>
            <math:mo math:stretchy="false">)</math:mo>
          </math:mrow>
        </math:msubsup>
        <math:mo math:stretchy="false">+</math:mo>
        <math:mrow>
          <math:msub>
            <math:mo math:stretchy="false">∑</math:mo>
            <math:mi>j</math:mi>
          </math:msub>
          <math:msub>
            <math:mo math:stretchy="false">Λ</math:mo>
            <math:mi math:fontstyle="italic">ij</math:mi>
          </math:msub>
        </math:mrow>
      </math:mrow>
      <math:msubsup>
        <math:mo math:stretchy="false">ψ</math:mo>
        <math:mi>j</math:mi>
        <math:mrow>
          <math:mo math:stretchy="false">(</math:mo>
          <math:mi>k</math:mi>
          <math:mo math:stretchy="false">)</math:mo>
        </math:mrow>
      </math:msubsup>
    </math:mrow>
    <math:annotation math:encoding="StarMath 5.0">%psi_i^(k+1) = 2 %psi_i^(k) - %psi_i^(k-1) - dt^2 over m_e H %psi_i^(k)+ sum_j %LAMBDA_ij %psi_j^(k)</math:annotation>
  </math:semantics>
</math:math>
</file>

<file path=Object 5/content.xml><?xml version="1.0" encoding="utf-8"?>
<!DOCTYPE math  PUBLIC '-//OpenOffice.org//DTD Modified W3C MathML 1.01//EN'  'math.dtd'>
<math:math xmlns:math="http://www.w3.org/1998/Math/MathML">
  <math:semantics>
    <math:mrow>
      <math:mover math:accent="true">
        <math:msub>
          <math:mi>a</math:mi>
          <math:mn>1,</math:mn>
        </math:msub>
        <math:mo math:stretchy="false">→</math:mo>
      </math:mover>
      <math:mover math:accent="true">
        <math:msub>
          <math:mi>a</math:mi>
          <math:mn>2,</math:mn>
        </math:msub>
        <math:mo math:stretchy="false">→</math:mo>
      </math:mover>
      <math:mover math:accent="true">
        <math:msub>
          <math:mi>a</math:mi>
          <math:mn>3</math:mn>
        </math:msub>
        <math:mo math:stretchy="false">→</math:mo>
      </math:mover>
    </math:mrow>
    <math:annotation math:encoding="StarMath 5.0">vec a_1, vec a_2, vec a_3</math:annotation>
  </math:semantics>
</math:math>
</file>

<file path=Object 50/content.xml><?xml version="1.0" encoding="utf-8"?>
<!DOCTYPE math  PUBLIC '-//OpenOffice.org//DTD Modified W3C MathML 1.01//EN'  'math.dtd'>
<math:math xmlns:math="http://www.w3.org/1998/Math/MathML">
  <math:semantics>
    <math:mrow>
      <math:mrow>
        <math:msub>
          <math:mi>v</math:mi>
          <math:mi>i</math:mi>
        </math:msub>
        <math:mo math:stretchy="false">=</math:mo>
        <math:msub>
          <math:mi>v</math:mi>
          <math:mi>i</math:mi>
        </math:msub>
      </math:mrow>
      <math:mrow>
        <math:mo math:stretchy="false">(</math:mo>
        <math:mrow>
          <math:mrow>
            <math:mn>1</math:mn>
            <math:mo math:stretchy="false">−</math:mo>
            <math:mo math:stretchy="false">η</math:mo>
          </math:mrow>
          <math:mi math:fontstyle="italic">dt</math:mi>
        </math:mrow>
        <math:mo math:stretchy="false">)</math:mo>
      </math:mrow>
    </math:mrow>
    <math:annotation math:encoding="StarMath 5.0">v_i = v_i ( 1 - %eta  dt )</math:annotation>
  </math:semantics>
</math:math>
</file>

<file path=Object 51/content.xml><?xml version="1.0" encoding="utf-8"?>
<!DOCTYPE math  PUBLIC '-//OpenOffice.org//DTD Modified W3C MathML 1.01//EN'  'math.dtd'>
<math:math xmlns:math="http://www.w3.org/1998/Math/MathML">
  <math:semantics>
    <math:mrow>
      <math:mrow>
        <math:mo math:stretchy="false">η</math:mo>
        <math:mo math:stretchy="false">=</math:mo>
        <math:mfrac>
          <math:mn>1</math:mn>
          <math:mo math:stretchy="false">τ</math:mo>
        </math:mfrac>
      </math:mrow>
      <math:mi>tanh</math:mi>
      <math:mfrac>
        <math:mrow>
          <math:mi>T</math:mi>
          <math:mo math:stretchy="false">−</math:mo>
          <math:msub>
            <math:mi>T</math:mi>
            <math:mi math:fontstyle="italic">ref</math:mi>
          </math:msub>
        </math:mrow>
        <math:mo math:stretchy="false">Δ</math:mo>
      </math:mfrac>
    </math:mrow>
    <math:annotation math:encoding="StarMath 5.0">%eta = 1 over %tau tanh { T - T_ref } over { %DELTA }</math:annotation>
  </math:semantics>
</math:math>
</file>

<file path=Object 52/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53/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54/content.xml><?xml version="1.0" encoding="utf-8"?>
<!DOCTYPE math  PUBLIC '-//OpenOffice.org//DTD Modified W3C MathML 1.01//EN'  'math.dtd'>
<math:math xmlns:math="http://www.w3.org/1998/Math/MathML">
  <math:semantics>
    <math:mrow>
      <math:mn>1</math:mn>
      <math:mo math:stretchy="false">/</math:mo>
      <math:mo math:stretchy="false">τ</math:mo>
    </math:mrow>
    <math:annotation math:encoding="StarMath 5.0">1/%tau
</math:annotation>
  </math:semantics>
</math:math>
</file>

<file path=Object 55/content.xml><?xml version="1.0" encoding="utf-8"?>
<!DOCTYPE math  PUBLIC '-//OpenOffice.org//DTD Modified W3C MathML 1.01//EN'  'math.dtd'>
<math:math xmlns:math="http://www.w3.org/1998/Math/MathML">
  <math:semantics>
    <math:mo math:stretchy="false">τ</math:mo>
    <math:annotation math:encoding="StarMath 5.0">%tau
</math:annotation>
  </math:semantics>
</math:math>
</file>

<file path=Object 56/content.xml><?xml version="1.0" encoding="utf-8"?>
<!DOCTYPE math  PUBLIC '-//OpenOffice.org//DTD Modified W3C MathML 1.01//EN'  'math.dtd'>
<math:math xmlns:math="http://www.w3.org/1998/Math/MathML">
  <math:semantics>
    <math:mrow>
      <math:mn>1</math:mn>
      <math:mo math:stretchy="false">/</math:mo>
      <math:mo math:stretchy="false">τ</math:mo>
    </math:mrow>
    <math:annotation math:encoding="StarMath 5.0">1/%tau
</math:annotation>
  </math:semantics>
</math:math>
</file>

<file path=Object 57/content.xml><?xml version="1.0" encoding="utf-8"?>
<!DOCTYPE math  PUBLIC '-//OpenOffice.org//DTD Modified W3C MathML 1.01//EN'  'math.dtd'>
<math:math xmlns:math="http://www.w3.org/1998/Math/MathML">
  <math:semantics>
    <math:mo math:stretchy="false">τ</math:mo>
    <math:annotation math:encoding="StarMath 5.0">%tau
</math:annotation>
  </math:semantics>
</math:math>
</file>

<file path=Object 58/content.xml><?xml version="1.0" encoding="utf-8"?>
<!DOCTYPE math  PUBLIC '-//OpenOffice.org//DTD Modified W3C MathML 1.01//EN'  'math.dtd'>
<math:math xmlns:math="http://www.w3.org/1998/Math/MathML">
  <math:semantics>
    <math:mrow>
      <math:mrow>
        <math:msub>
          <math:mi>m</math:mi>
          <math:mi>e</math:mi>
        </math:msub>
        <math:mo math:stretchy="false">=</math:mo>
        <math:mn>2</math:mn>
      </math:mrow>
      <math:msub>
        <math:mi>E</math:mi>
        <math:mi math:fontstyle="italic">cut</math:mi>
      </math:msub>
      <math:msup>
        <math:mi math:fontstyle="italic">dt</math:mi>
        <math:mn>2</math:mn>
      </math:msup>
    </math:mrow>
    <math:annotation math:encoding="StarMath 5.0">m_e = 2 E_cut dt^2</math:annotation>
  </math:semantics>
</math:math>
</file>

<file path=Object 59/content.xml><?xml version="1.0" encoding="utf-8"?>
<!DOCTYPE math  PUBLIC '-//OpenOffice.org//DTD Modified W3C MathML 1.01//EN'  'math.dtd'>
<math:math xmlns:math="http://www.w3.org/1998/Math/MathML">
  <math:semantics>
    <math:mrow>
      <math:mrow>
        <math:msubsup>
          <math:mo math:stretchy="false">ρ</math:mo>
          <math:mtext>in</math:mtext>
          <math:mrow>
            <math:mo math:stretchy="false">(</math:mo>
            <math:mrow>
              <math:mi>k</math:mi>
              <math:mo math:stretchy="false">+</math:mo>
              <math:mn>1</math:mn>
            </math:mrow>
            <math:mo math:stretchy="false">)</math:mo>
          </math:mrow>
        </math:msubsup>
        <math:mo math:stretchy="false">=</math:mo>
        <math:mrow>
          <math:mover math:accent="true">
            <math:mo math:stretchy="false">ρ</math:mo>
            <math:mo>¯</math:mo>
          </math:mover>
          <math:mo math:stretchy="false">+</math:mo>
          <math:mo math:stretchy="false">α</math:mo>
        </math:mrow>
      </math:mrow>
      <math:mover math:accent="true">
        <math:mo math:stretchy="false">f</math:mo>
        <math:mo>¯</math:mo>
      </math:mover>
    </math:mrow>
    <math:annotation math:encoding="StarMath 5.0">%rho_{"in"}^{(k+1)} = overline %rho + %alpha overline %f</math:annotation>
  </math:semantics>
</math:math>
</file>

<file path=Object 6/content.xml><?xml version="1.0" encoding="utf-8"?>
<!DOCTYPE math  PUBLIC '-//OpenOffice.org//DTD Modified W3C MathML 1.01//EN'  'math.dtd'>
<math:math xmlns:math="http://www.w3.org/1998/Math/MathML">
  <math:semantics>
    <math:mrow>
      <math:mi>A</math:mi>
      <math:mo math:stretchy="false">=</math:mo>
      <math:mfenced math:open="" math:close="">
        <math:mtable>
          <math:mtr>
            <math:mtd>
              <math:msub>
                <math:mi>a</math:mi>
                <math:mn>11</math:mn>
              </math:msub>
            </math:mtd>
            <math:mtd>
              <math:msub>
                <math:mi>a</math:mi>
                <math:mn>12</math:mn>
              </math:msub>
            </math:mtd>
            <math:mtd>
              <math:msub>
                <math:mi>a</math:mi>
                <math:mn>13</math:mn>
              </math:msub>
            </math:mtd>
          </math:mtr>
          <math:mtr>
            <math:mtd>
              <math:msub>
                <math:mi>a</math:mi>
                <math:mn>21</math:mn>
              </math:msub>
            </math:mtd>
            <math:mtd>
              <math:msub>
                <math:mi>a</math:mi>
                <math:mn>22</math:mn>
              </math:msub>
            </math:mtd>
            <math:mtd>
              <math:msub>
                <math:mi>a</math:mi>
                <math:mn>32</math:mn>
              </math:msub>
            </math:mtd>
          </math:mtr>
          <math:mtr>
            <math:mtd>
              <math:msub>
                <math:mi>a</math:mi>
                <math:mn>31</math:mn>
              </math:msub>
            </math:mtd>
            <math:mtd>
              <math:msub>
                <math:mi>a</math:mi>
                <math:mn>32</math:mn>
              </math:msub>
            </math:mtd>
            <math:mtd>
              <math:msub>
                <math:mi>a</math:mi>
                <math:mn>33</math:mn>
              </math:msub>
            </math:mtd>
          </math:mtr>
        </math:mtable>
      </math:mfenced>
    </math:mrow>
    <math:annotation math:encoding="StarMath 5.0">A = left (  matrix{a_{11} # a_{12} # a_{13} ## a_{21} # a_{22} # a_{32} ## a_{31} # a_{32} # a_{33}} right )
</math:annotation>
  </math:semantics>
</math:math>
</file>

<file path=Object 60/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61/content.xml><?xml version="1.0" encoding="utf-8"?>
<!DOCTYPE math  PUBLIC '-//OpenOffice.org//DTD Modified W3C MathML 1.01//EN'  'math.dtd'>
<math:math xmlns:math="http://www.w3.org/1998/Math/MathML">
  <math:semantics>
    <math:mover math:accent="true">
      <math:mi>f</math:mi>
      <math:mo>¯</math:mo>
    </math:mover>
    <math:annotation math:encoding="StarMath 5.0">overline f </math:annotation>
  </math:semantics>
</math:math>
</file>

<file path=Object 62/content.xml><?xml version="1.0" encoding="utf-8"?>
<!DOCTYPE math  PUBLIC '-//OpenOffice.org//DTD Modified W3C MathML 1.01//EN'  'math.dtd'>
<math:math xmlns:math="http://www.w3.org/1998/Math/MathML">
  <math:semantics>
    <math:mrow>
      <math:mrow>
        <math:mover math:accent="true">
          <math:mo math:stretchy="false">f</math:mo>
          <math:mo>¯</math:mo>
        </math:mover>
        <math:mo math:stretchy="false">=</math:mo>
        <math:mo math:stretchy="false">δ</math:mo>
      </math:mrow>
      <math:mrow>
        <math:msup>
          <math:mo math:stretchy="false">ρ</math:mo>
          <math:mrow>
            <math:mo math:stretchy="false">(</math:mo>
            <math:mi>k</math:mi>
            <math:mo math:stretchy="false">)</math:mo>
          </math:mrow>
        </math:msup>
        <math:mo math:stretchy="false">+</math:mo>
        <math:mrow>
          <math:munderover>
            <math:mo math:stretchy="false">∑</math:mo>
            <math:mrow>
              <math:mi>i</math:mi>
              <math:mo math:stretchy="false">=</math:mo>
              <math:mn>1</math:mn>
            </math:mrow>
            <math:mi>n</math:mi>
          </math:munderover>
          <math:msub>
            <math:mo math:stretchy="false">θ</math:mo>
            <math:mi>i</math:mi>
          </math:msub>
        </math:mrow>
      </math:mrow>
      <math:mrow>
        <math:mo math:stretchy="false">(</math:mo>
        <math:mrow>
          <math:mo math:stretchy="false">δ</math:mo>
          <math:mrow>
            <math:msup>
              <math:mo math:stretchy="false">ρ</math:mo>
              <math:mrow>
                <math:mo math:stretchy="false">(</math:mo>
                <math:mrow>
                  <math:mi>k</math:mi>
                  <math:mo math:stretchy="false">−</math:mo>
                  <math:mi>i</math:mi>
                </math:mrow>
                <math:mo math:stretchy="false">)</math:mo>
              </math:mrow>
            </math:msup>
            <math:mo math:stretchy="false">−</math:mo>
            <math:mo math:stretchy="false">δ</math:mo>
          </math:mrow>
          <math:msup>
            <math:mo math:stretchy="false">ρ</math:mo>
            <math:mrow>
              <math:mo math:stretchy="false">(</math:mo>
              <math:mi>k</math:mi>
              <math:mo math:stretchy="false">)</math:mo>
            </math:mrow>
          </math:msup>
        </math:mrow>
        <math:mo math:stretchy="false">)</math:mo>
      </math:mrow>
    </math:mrow>
    <math:annotation math:encoding="StarMath 5.0"> overline %f = %delta%rho^{(k)} + sum from{i=1} to{n} %theta_i ( %delta%rho^(k-i) - %delta%rho^(k) )</math:annotation>
  </math:semantics>
</math:math>
</file>

<file path=Object 63/content.xml><?xml version="1.0" encoding="utf-8"?>
<!DOCTYPE math  PUBLIC '-//OpenOffice.org//DTD Modified W3C MathML 1.01//EN'  'math.dtd'>
<math:math xmlns:math="http://www.w3.org/1998/Math/MathML">
  <math:semantics>
    <math:mrow>
      <math:mo math:stretchy="false">δ</math:mo>
      <math:mrow>
        <math:msup>
          <math:mo math:stretchy="false">ρ</math:mo>
          <math:mrow>
            <math:mo math:stretchy="false">(</math:mo>
            <math:mi>k</math:mi>
            <math:mo math:stretchy="false">)</math:mo>
          </math:mrow>
        </math:msup>
        <math:mo math:stretchy="false">=</math:mo>
        <math:mrow>
          <math:msubsup>
            <math:mo math:stretchy="false">ρ</math:mo>
            <math:mtext>out</math:mtext>
            <math:mrow>
              <math:mo math:stretchy="false">(</math:mo>
              <math:mi>k</math:mi>
              <math:mo math:stretchy="false">)</math:mo>
            </math:mrow>
          </math:msubsup>
          <math:mo math:stretchy="false">−</math:mo>
          <math:msubsup>
            <math:mo math:stretchy="false">ρ</math:mo>
            <math:mtext>in</math:mtext>
            <math:mrow>
              <math:mo math:stretchy="false">(</math:mo>
              <math:mi>k</math:mi>
              <math:mo math:stretchy="false">)</math:mo>
            </math:mrow>
          </math:msubsup>
        </math:mrow>
      </math:mrow>
    </math:mrow>
    <math:annotation math:encoding="StarMath 5.0">%delta%rho^(k) = %rho_{"out"}^(k) - %rho_{"in"}^(k)</math:annotation>
  </math:semantics>
</math:math>
</file>

<file path=Object 64/content.xml><?xml version="1.0" encoding="utf-8"?>
<!DOCTYPE math  PUBLIC '-//OpenOffice.org//DTD Modified W3C MathML 1.01//EN'  'math.dtd'>
<math:math xmlns:math="http://www.w3.org/1998/Math/MathML">
  <math:semantics>
    <math:mrow>
      <math:mrow>
        <math:mover math:accent="true">
          <math:mo math:stretchy="false">ρ</math:mo>
          <math:mo>¯</math:mo>
        </math:mover>
        <math:mo math:stretchy="false">=</math:mo>
        <math:mrow>
          <math:msubsup>
            <math:mo math:stretchy="false">ρ</math:mo>
            <math:mtext>in</math:mtext>
            <math:mrow>
              <math:mo math:stretchy="false">(</math:mo>
              <math:mi>k</math:mi>
              <math:mo math:stretchy="false">)</math:mo>
            </math:mrow>
          </math:msubsup>
          <math:mo math:stretchy="false">+</math:mo>
          <math:mrow>
            <math:munderover>
              <math:mo math:stretchy="false">∑</math:mo>
              <math:mrow>
                <math:mi>i</math:mi>
                <math:mo math:stretchy="false">=</math:mo>
                <math:mn>1</math:mn>
              </math:mrow>
              <math:mi>n</math:mi>
            </math:munderover>
            <math:msub>
              <math:mo math:stretchy="false">θ</math:mo>
              <math:mi>i</math:mi>
            </math:msub>
          </math:mrow>
        </math:mrow>
      </math:mrow>
      <math:mrow>
        <math:mo math:stretchy="false">(</math:mo>
        <math:mrow>
          <math:msubsup>
            <math:mo math:stretchy="false">ρ</math:mo>
            <math:mtext>in</math:mtext>
            <math:mrow>
              <math:mo math:stretchy="false">(</math:mo>
              <math:mrow>
                <math:mi>k</math:mi>
                <math:mo math:stretchy="false">−</math:mo>
                <math:mi>i</math:mi>
              </math:mrow>
              <math:mo math:stretchy="false">)</math:mo>
            </math:mrow>
          </math:msubsup>
          <math:mo math:stretchy="false">−</math:mo>
          <math:msubsup>
            <math:mo math:stretchy="false">ρ</math:mo>
            <math:mtext>in</math:mtext>
            <math:mrow>
              <math:mo math:stretchy="false">(</math:mo>
              <math:mi>k</math:mi>
              <math:mo math:stretchy="false">)</math:mo>
            </math:mrow>
          </math:msubsup>
        </math:mrow>
        <math:mo math:stretchy="false">)</math:mo>
      </math:mrow>
    </math:mrow>
    <math:annotation math:encoding="StarMath 5.0">overline%rho = %rho_{"in"}^(k) + sum from{i=1} to{n} %theta_i (%rho_{"in"}^(k-i) - %rho_{"in"}^(k) )</math:annotation>
  </math:semantics>
</math:math>
</file>

<file path=Object 65/content.xml><?xml version="1.0" encoding="utf-8"?>
<!DOCTYPE math  PUBLIC '-//OpenOffice.org//DTD Modified W3C MathML 1.01//EN'  'math.dtd'>
<math:math xmlns:math="http://www.w3.org/1998/Math/MathML">
  <math:semantics>
    <math:msub>
      <math:mo math:stretchy="false">θ</math:mo>
      <math:mi>i</math:mi>
    </math:msub>
    <math:annotation math:encoding="StarMath 5.0">%theta_i</math:annotation>
  </math:semantics>
</math:math>
</file>

<file path=Object 66/content.xml><?xml version="1.0" encoding="utf-8"?>
<!DOCTYPE math  PUBLIC '-//OpenOffice.org//DTD Modified W3C MathML 1.01//EN'  'math.dtd'>
<math:math xmlns:math="http://www.w3.org/1998/Math/MathML">
  <math:semantics>
    <math:msubsup>
      <math:mrow>
        <math:mo math:stretchy="false">∥</math:mo>
        <math:mover math:accent="true">
          <math:mi>f</math:mi>
          <math:mo>¯</math:mo>
        </math:mover>
        <math:mo math:stretchy="false">∥</math:mo>
      </math:mrow>
      <math:mn>2</math:mn>
      <math:mn>2</math:mn>
    </math:msubsup>
    <math:annotation math:encoding="StarMath 5.0">ldline overline f rdline _2^2</math:annotation>
  </math:semantics>
</math:math>
</file>

<file path=Object 67/content.xml><?xml version="1.0" encoding="utf-8"?>
<!DOCTYPE math  PUBLIC '-//OpenOffice.org//DTD Modified W3C MathML 1.01//EN'  'math.dtd'>
<math:math xmlns:math="http://www.w3.org/1998/Math/MathML">
  <math:semantics>
    <math:mrow>
      <math:mrow>
        <math:msubsup>
          <math:mo math:stretchy="false">ρ</math:mo>
          <math:mtext>in</math:mtext>
          <math:mrow>
            <math:mo math:stretchy="false">(</math:mo>
            <math:mrow>
              <math:mi>k</math:mi>
              <math:mo math:stretchy="false">+</math:mo>
              <math:mn>1</math:mn>
            </math:mrow>
            <math:mo math:stretchy="false">)</math:mo>
          </math:mrow>
        </math:msubsup>
        <math:mo math:stretchy="false">=</math:mo>
        <math:mrow>
          <math:msubsup>
            <math:mo math:stretchy="false">ρ</math:mo>
            <math:mtext>in</math:mtext>
            <math:mrow>
              <math:mo math:stretchy="false">(</math:mo>
              <math:mi>k</math:mi>
              <math:mo math:stretchy="false">)</math:mo>
            </math:mrow>
          </math:msubsup>
          <math:mo math:stretchy="false">+</math:mo>
          <math:mo math:stretchy="false">α</math:mo>
        </math:mrow>
      </math:mrow>
      <math:mrow>
        <math:mo math:stretchy="false">(</math:mo>
        <math:mrow>
          <math:msubsup>
            <math:mo math:stretchy="false">ρ</math:mo>
            <math:mtext>out</math:mtext>
            <math:mrow>
              <math:mo math:stretchy="false">(</math:mo>
              <math:mi>k</math:mi>
              <math:mo math:stretchy="false">)</math:mo>
            </math:mrow>
          </math:msubsup>
          <math:mo math:stretchy="false">−</math:mo>
          <math:msubsup>
            <math:mo math:stretchy="false">ρ</math:mo>
            <math:mtext>in</math:mtext>
            <math:mrow>
              <math:mo math:stretchy="false">(</math:mo>
              <math:mi>k</math:mi>
              <math:mo math:stretchy="false">)</math:mo>
            </math:mrow>
          </math:msubsup>
        </math:mrow>
        <math:mo math:stretchy="false">)</math:mo>
      </math:mrow>
    </math:mrow>
    <math:annotation math:encoding="StarMath 5.0">%rho_{"in"}^(k+1) = %rho_{"in"}^{(k)} + %alpha (%rho_{"out"}^{(k)} - %rho_{"in"}^{(k)}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o math:stretchy="false"></math:mo>
        <math:mi>t</math:mi>
        <math:mo math:stretchy="false"></math:mo>
      </math:mrow>
    </math:mrow>
    <math:annotation math:encoding="StarMath 5.0">%sigma (t)</math:annotation>
  </math:semantics>
</math:math>
</file>

<file path=Object 8/content.xml><?xml version="1.0" encoding="utf-8"?>
<!DOCTYPE math  PUBLIC '-//OpenOffice.org//DTD Modified W3C MathML 1.01//EN'  'math.dtd'>
<math:math xmlns:math="http://www.w3.org/1998/Math/MathML">
  <math:semantics>
    <math:mrow>
      <math:msup>
        <math:mo math:stretchy="false"></math:mo>
        <math:mi math:fontstyle="italic">ext</math:mi>
      </math:msup>
      <math:mrow>
        <math:mo math:stretchy="false"></math:mo>
        <math:mi>t</math:mi>
        <math:mo math:stretchy="false"></math:mo>
      </math:mrow>
    </math:mrow>
    <math:annotation math:encoding="StarMath 5.0">%sigma^{ext} (t)</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